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02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3783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0.5252in"/>
    </style:style>
    <style:style style:name="co8" style:family="table-column">
      <style:table-column-properties fo:break-before="auto" style:column-width="0.3965in"/>
    </style:style>
    <style:style style:name="co9" style:family="table-column">
      <style:table-column-properties fo:break-before="auto" style:column-width="0.4283in"/>
    </style:style>
    <style:style style:name="co10" style:family="table-column">
      <style:table-column-properties fo:break-before="auto" style:column-width="2.026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9" style:family="table-cell" style:parent-style-name="Default"/>
    <style:style style:name="ce6" style:family="table-cell" style:parent-style-name="Default">
      <style:table-cell-properties fo:background-color="#fad8d8"/>
    </style:style>
    <style:style style:name="ce7" style:family="table-cell" style:parent-style-name="Default">
      <style:table-cell-properties fo:background-color="#0094ff"/>
    </style:style>
    <style:style style:name="ce8" style:family="table-cell" style:parent-style-name="Default">
      <style:table-cell-properties fo:background-color="#00dcff"/>
    </style:style>
    <style:style style:name="ce1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fad8d8"/>
      <style:text-properties style:use-window-font-color="true"/>
    </style:style>
    <style:style style:name="ce19" style:family="table-cell" style:parent-style-name="Default">
      <style:table-cell-properties fo:background-color="#fff200"/>
    </style:style>
    <style:style style:name="ce1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23dcb8"/>
    </style:style>
    <style:style style:name="ce2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c9211e"/>
    </style:style>
    <style:style style:name="ce27" style:family="table-cell" style:parent-style-name="Default" style:data-style-name="N11">
      <style:table-cell-properties fo:background-color="transparent"/>
      <style:map style:condition="cell-content-is-between(0.2,0.9999)" style:apply-style-name="Good" style:base-cell-address="dataset_springer.AJ23"/>
      <style:map style:condition="cell-content-is-between(-0.1,0.1)" style:apply-style-name="Bad" style:base-cell-address="dataset_springer.AJ23"/>
      <style:map style:condition="cell-content()&lt;-0.1" style:apply-style-name="Error" style:base-cell-address="dataset_springer.AJ23"/>
    </style:style>
    <style:style style:name="ce28" style:family="table-cell" style:parent-style-name="Default" style:data-style-name="N11">
      <style:map style:condition="cell-content-is-between(0.2,0.9999)" style:apply-style-name="Good" style:base-cell-address="dataset_springer.AJ23"/>
      <style:map style:condition="cell-content-is-between(-0.1,0.1)" style:apply-style-name="Bad" style:base-cell-address="dataset_springer.AJ23"/>
      <style:map style:condition="cell-content()&lt;-0.1" style:apply-style-name="Error" style:base-cell-address="dataset_springer.AJ23"/>
    </style:style>
    <style:style style:name="ce29" style:family="table-cell" style:parent-style-name="Default" style:data-style-name="N11">
      <style:table-cell-properties fo:background-color="transparent"/>
      <style:map style:condition="cell-content-is-between(0.2,0.9999)" style:apply-style-name="Good" style:base-cell-address="Sheet2.B2"/>
      <style:map style:condition="cell-content-is-between(-0.1,0.1)" style:apply-style-name="Bad" style:base-cell-address="Sheet2.B2"/>
      <style:map style:condition="cell-content()&lt;-0.1" style:apply-style-name="Error" style:base-cell-address="Sheet2.B2"/>
    </style:style>
    <style:style style:name="ce30" style:family="table-cell" style:parent-style-name="Default" style:data-style-name="N11">
      <style:map style:condition="cell-content-is-between(0.2,0.9999)" style:apply-style-name="Good" style:base-cell-address="Sheet2.B2"/>
      <style:map style:condition="cell-content-is-between(-0.1,0.1)" style:apply-style-name="Bad" style:base-cell-address="Sheet2.B2"/>
      <style:map style:condition="cell-content()&lt;-0.1" style:apply-style-name="Error" style:base-cell-address="Sheet2.B2"/>
    </style:style>
    <style:style style:name="ta_extref" style:family="table">
      <style:table-properties table:display="false"/>
    </style:style>
    <style:style style:name="T1" style:family="text">
      <style:text-properties style:font-name="Liberation Sans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Cantarell" style:font-name-complex="Cantarel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set_springer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11" table:default-cell-style-name="Default"/>
        <table:table-column table:style-name="co5" table:visibility="collapse" table:number-columns-repeated="4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1"/>
        <table:table-column table:style-name="co11" table:number-columns-repeated="34" table:default-cell-style-name="Default"/>
        <table:table-row table:style-name="ro1">
          <table:table-cell table:style-name="Default" office:value-type="string" calcext:value-type="string">
            <text:p>Paper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 office:value-type="string" calcext:value-type="string">
            <text:p>Q5</text:p>
          </table:table-cell>
          <table:table-cell table:style-name="ce2" office:value-type="string" calcext:value-type="string">
            <text:p>Q6</text:p>
          </table:table-cell>
          <table:table-cell table:style-name="ce2" office:value-type="string" calcext:value-type="string">
            <text:p>Q7</text:p>
          </table:table-cell>
          <table:table-cell table:style-name="ce2" office:value-type="string" calcext:value-type="string">
            <text:p>Q8</text:p>
          </table:table-cell>
          <table:table-cell table:style-name="ce2" office:value-type="string" calcext:value-type="string">
            <text:p>Q9</text:p>
          </table:table-cell>
          <table:table-cell table:style-name="ce2" office:value-type="string" calcext:value-type="string">
            <text:p>Q10</text:p>
          </table:table-cell>
          <table:table-cell table:style-name="ce2" office:value-type="string" calcext:value-type="string">
            <text:p>Q11</text:p>
          </table:table-cell>
          <table:table-cell table:style-name="ce2" office:value-type="string" calcext:value-type="string">
            <text:p>Q12</text:p>
          </table:table-cell>
          <table:table-cell table:style-name="ce3" office:value-type="string" calcext:value-type="string">
            <text:p>Q13</text:p>
          </table:table-cell>
          <table:table-cell table:style-name="ce3" office:value-type="string" calcext:value-type="string">
            <text:p>Q14</text:p>
          </table:table-cell>
          <table:table-cell table:style-name="ce3" office:value-type="string" calcext:value-type="string">
            <text:p>Q15</text:p>
          </table:table-cell>
          <table:table-cell table:style-name="ce4" office:value-type="string" calcext:value-type="string">
            <text:p>Q16</text:p>
          </table:table-cell>
          <table:table-cell table:style-name="ce4" office:value-type="string" calcext:value-type="string">
            <text:p>Q17</text:p>
          </table:table-cell>
          <table:table-cell table:style-name="ce4" office:value-type="string" calcext:value-type="string">
            <text:p>Q18</text:p>
          </table:table-cell>
          <table:table-cell table:style-name="ce4" office:value-type="string" calcext:value-type="string">
            <text:p>Q19</text:p>
          </table:table-cell>
          <table:table-cell table:style-name="ce4" office:value-type="string" calcext:value-type="string">
            <text:p>Q20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R4</text:p>
          </table:table-cell>
          <table:table-cell table:style-name="ce5" office:value-type="string" calcext:value-type="string">
            <text:p>R5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Survey</text:p>
          </table:table-cell>
          <table:table-cell table:style-name="Default" office:value-type="string" calcext:value-type="string">
            <text:p>BibtexRef</text:p>
          </table:table-cell>
          <table:table-cell/>
          <table:table-cell table:style-name="ce22" table:formula="of:=SUM([.AA1];[.AB1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434571.3434773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ranawaka2020custos</text:p>
          </table:table-cell>
          <table:table-cell office:value-type="string" calcext:value-type="string">
            <text:p>d</text:p>
          </table:table-cell>
          <table:table-cell table:style-name="ce22" table:formula="of:=[.AA2]*[.AB2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378064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ozan2020transition</text:p>
          </table:table-cell>
          <table:table-cell office:value-type="string" calcext:value-type="string">
            <text:p>h</text:p>
          </table:table-cell>
          <table:table-cell table:style-name="ce22" table:formula="of:=[.AA3]*[.AB3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373376.3378512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u2020catalyzer</text:p>
          </table:table-cell>
          <table:table-cell office:value-type="string" calcext:value-type="string">
            <text:p>d</text:p>
          </table:table-cell>
          <table:table-cell table:style-name="ce22" table:formula="of:=[.AA4]*[.AB4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311790.3396647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leveland2020tapis</text:p>
          </table:table-cell>
          <table:table-cell/>
          <table:table-cell table:style-name="ce22" table:formula="of:=[.AA5]*[.AB5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380322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reed2020beyond</text:p>
          </table:table-cell>
          <table:table-cell/>
          <table:table-cell table:style-name="ce22" table:formula="of:=[.AA6]*[.AB6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382494.3410693.pdf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haque2020challenges</text:p>
          </table:table-cell>
          <table:table-cell office:value-type="string" calcext:value-type="string">
            <text:p>c</text:p>
          </table:table-cell>
          <table:table-cell table:style-name="ce22" table:formula="of:=[.AA7]*[.AB7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382494.3410679.pd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lie2020devops</text:p>
          </table:table-cell>
          <table:table-cell/>
          <table:table-cell table:style-name="ce22" table:formula="of:=[.AA8]*[.AB8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380786.3391395.pd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aarzi2020microservices</text:p>
          </table:table-cell>
          <table:table-cell office:value-type="string" calcext:value-type="string">
            <text:p>h</text:p>
          </table:table-cell>
          <table:table-cell table:style-name="ce22" table:formula="of:=[.AA9]*[.AB9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383219.3383276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i2020exploring</text:p>
          </table:table-cell>
          <table:table-cell office:value-type="string" calcext:value-type="string">
            <text:p>d</text:p>
          </table:table-cell>
          <table:table-cell table:style-name="ce22" table:formula="of:=[.AA10]*[.AB10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387906.3388629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undelin2020hidden</text:p>
          </table:table-cell>
          <table:table-cell/>
          <table:table-cell table:style-name="ce22" table:formula="of:=[.AA11]*[.AB1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390566.3391687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harma2020towards</text:p>
          </table:table-cell>
          <table:table-cell office:value-type="string" calcext:value-type="string">
            <text:p>d</text:p>
          </table:table-cell>
          <table:table-cell table:style-name="ce22" table:formula="of:=[.AA12]*[.AB12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392350.3392351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walker2020cloud</text:p>
          </table:table-cell>
          <table:table-cell office:value-type="string" calcext:value-type="string">
            <text:p>h</text:p>
          </table:table-cell>
          <table:table-cell table:style-name="ce22" table:formula="of:=[.AA13]*[.AB13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387940.3391455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eite2020platform</text:p>
          </table:table-cell>
          <table:table-cell office:value-type="string" calcext:value-type="string">
            <text:p>h</text:p>
          </table:table-cell>
          <table:table-cell table:style-name="ce22" table:formula="of:=[.AA14]*[.AB14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434571.3434773.pd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russinovich2021toward</text:p>
          </table:table-cell>
          <table:table-cell office:value-type="string" calcext:value-type="string">
            <text:p>c</text:p>
          </table:table-cell>
          <table:table-cell table:style-name="ce22" table:formula="of:=[.AA15]*[.AB15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410352.3410828.pdf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ohammed2020security</text:p>
          </table:table-cell>
          <table:table-cell/>
          <table:table-cell table:style-name="ce22" table:formula="of:=[.AA16]*[.AB16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429357.3430523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park2020secure</text:p>
          </table:table-cell>
          <table:table-cell office:value-type="string" calcext:value-type="string">
            <text:p>h</text:p>
          </table:table-cell>
          <table:table-cell table:style-name="ce22" table:formula="of:=[.AA17]*[.AB17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437802.3437805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xu2020cloud</text:p>
          </table:table-cell>
          <table:table-cell office:value-type="string" calcext:value-type="string">
            <text:p>c</text:p>
          </table:table-cell>
          <table:table-cell table:style-name="ce22" table:formula="of:=[.AA18]*[.AB18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424771.3424809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e2020method</text:p>
          </table:table-cell>
          <table:table-cell office:value-type="string" calcext:value-type="string">
            <text:p>c</text:p>
          </table:table-cell>
          <table:table-cell table:style-name="ce22" table:formula="of:=[.AA19]*[.AB19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444370.3444620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e2020towards</text:p>
          </table:table-cell>
          <table:table-cell/>
          <table:table-cell table:style-name="ce22" table:formula="of:=[.AA20]*[.AB20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396374.pdf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li2020foundations</text:p>
          </table:table-cell>
          <table:table-cell/>
          <table:table-cell table:style-name="ce22" table:formula="of:=[.AA21]*[.AB2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418899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brondolin2020black</text:p>
          </table:table-cell>
          <table:table-cell office:value-type="string" calcext:value-type="string">
            <text:p>c</text:p>
          </table:table-cell>
          <table:table-cell table:style-name="ce22" table:formula="of:=[.AA22]*[.AB22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Correlations</text:p>
          </table:table-cell>
          <table:table-cell table:style-name="ce11" office:value-type="string" calcext:value-type="string">
            <text:p>Column 1</text:p>
          </table:table-cell>
          <table:table-cell table:style-name="ce11" office:value-type="string" calcext:value-type="string">
            <text:p>Column 2</text:p>
          </table:table-cell>
          <table:table-cell table:style-name="ce11" office:value-type="string" calcext:value-type="string">
            <text:p>Column 3</text:p>
          </table:table-cell>
          <table:table-cell table:style-name="ce11" office:value-type="string" calcext:value-type="string">
            <text:p>Column 4</text:p>
          </table:table-cell>
          <table:table-cell table:style-name="ce11" office:value-type="string" calcext:value-type="string">
            <text:p>Column 5</text:p>
          </table:table-cell>
          <table:table-cell table:style-name="ce11" office:value-type="string" calcext:value-type="string">
            <text:p>Column 6</text:p>
          </table:table-cell>
          <table:table-cell table:style-name="ce11" office:value-type="string" calcext:value-type="string">
            <text:p>Column 7</text:p>
          </table:table-cell>
          <table:table-cell table:style-name="ce11" office:value-type="string" calcext:value-type="string">
            <text:p>Column 8</text:p>
          </table:table-cell>
          <table:table-cell table:style-name="ce11" office:value-type="string" calcext:value-type="string">
            <text:p>Column 9</text:p>
          </table:table-cell>
          <table:table-cell table:style-name="ce11" office:value-type="string" calcext:value-type="string">
            <text:p>Column 10</text:p>
          </table:table-cell>
          <table:table-cell table:style-name="ce11" office:value-type="string" calcext:value-type="string">
            <text:p>Column 11</text:p>
          </table:table-cell>
          <table:table-cell table:style-name="ce11" office:value-type="string" calcext:value-type="string">
            <text:p>Column 12</text:p>
          </table:table-cell>
          <table:table-cell table:style-name="ce11" office:value-type="string" calcext:value-type="string">
            <text:p>Column 13</text:p>
          </table:table-cell>
          <table:table-cell table:style-name="ce11" office:value-type="string" calcext:value-type="string">
            <text:p>Column 14</text:p>
          </table:table-cell>
          <table:table-cell table:style-name="ce11" office:value-type="string" calcext:value-type="string">
            <text:p>Column 15</text:p>
          </table:table-cell>
          <table:table-cell table:style-name="ce11" office:value-type="string" calcext:value-type="string">
            <text:p>Column 16</text:p>
          </table:table-cell>
          <table:table-cell table:style-name="ce11" office:value-type="string" calcext:value-type="string">
            <text:p>Column 17</text:p>
          </table:table-cell>
          <table:table-cell table:style-name="ce11" office:value-type="string" calcext:value-type="string">
            <text:p>Column 18</text:p>
          </table:table-cell>
          <table:table-cell table:style-name="ce11" office:value-type="string" calcext:value-type="string">
            <text:p>Column 19</text:p>
          </table:table-cell>
          <table:table-cell table:style-name="ce11" office:value-type="string" calcext:value-type="string">
            <text:p>Column 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366423.3380111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ma2020automap</text:p>
          </table:table-cell>
          <table:table-cell/>
          <table:table-cell table:style-name="ce22" table:formula="of:=[.AA23]*[.AB23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Column 1</text:p>
          </table:table-cell>
          <table:table-cell table:style-name="ce27" table:formula="of:=CORREL([$dataset_springer.B$2:.B$185];[$dataset_springer.$B$2:.$B$185])" office:value-type="string" office:string-value="" calcext:value-type="error">
            <text:p>#DIV/0!</text:p>
          </table:table-cell>
          <table:table-cell table:style-name="ce27" table:formula="of:=CORREL([$dataset_springer.C$2:.C$185];[$dataset_springer.$B$2:.$B$185])" office:value-type="string" office:string-value="" calcext:value-type="error">
            <text:p>#DIV/0!</text:p>
          </table:table-cell>
          <table:table-cell table:style-name="ce27" table:formula="of:=CORREL([$dataset_springer.D$2:.D$185];[$dataset_springer.$B$2:.$B$185])" office:value-type="string" office:string-value="" calcext:value-type="error">
            <text:p>#DIV/0!</text:p>
          </table:table-cell>
          <table:table-cell table:style-name="ce27" table:formula="of:=CORREL([$dataset_springer.E$2:.E$185];[$dataset_springer.$B$2:.$B$185])" office:value-type="string" office:string-value="" calcext:value-type="error">
            <text:p>#DIV/0!</text:p>
          </table:table-cell>
          <table:table-cell table:style-name="ce27" table:formula="of:=CORREL([$dataset_springer.F$2:.F$185];[$dataset_springer.$B$2:.$B$185])" office:value-type="string" office:string-value="" calcext:value-type="error">
            <text:p>#DIV/0!</text:p>
          </table:table-cell>
          <table:table-cell table:style-name="ce27" table:formula="of:=CORREL([$dataset_springer.G$2:.G$185];[$dataset_springer.$B$2:.$B$185])" office:value-type="string" office:string-value="" calcext:value-type="error">
            <text:p>#DIV/0!</text:p>
          </table:table-cell>
          <table:table-cell table:style-name="ce27" table:formula="of:=CORREL([$dataset_springer.H$2:.H$185];[$dataset_springer.$B$2:.$B$185])" office:value-type="string" office:string-value="" calcext:value-type="error">
            <text:p>#DIV/0!</text:p>
          </table:table-cell>
          <table:table-cell table:style-name="ce27" table:formula="of:=CORREL([$dataset_springer.I$2:.I$185];[$dataset_springer.$B$2:.$B$185])" office:value-type="string" office:string-value="" calcext:value-type="error">
            <text:p>#DIV/0!</text:p>
          </table:table-cell>
          <table:table-cell table:style-name="ce27" table:formula="of:=CORREL([$dataset_springer.J$2:.J$185];[$dataset_springer.$B$2:.$B$185])" office:value-type="string" office:string-value="" calcext:value-type="error">
            <text:p>#DIV/0!</text:p>
          </table:table-cell>
          <table:table-cell table:style-name="ce27" table:formula="of:=CORREL([$dataset_springer.K$2:.K$185];[$dataset_springer.$B$2:.$B$185])" office:value-type="string" office:string-value="" calcext:value-type="error">
            <text:p>#DIV/0!</text:p>
          </table:table-cell>
          <table:table-cell table:style-name="ce27" table:formula="of:=CORREL([$dataset_springer.L$2:.L$185];[$dataset_springer.$B$2:.$B$185])" office:value-type="string" office:string-value="" calcext:value-type="error">
            <text:p>#DIV/0!</text:p>
          </table:table-cell>
          <table:table-cell table:style-name="ce27" table:formula="of:=CORREL([$dataset_springer.M$2:.M$185];[$dataset_springer.$B$2:.$B$185])" office:value-type="string" office:string-value="" calcext:value-type="error">
            <text:p>#DIV/0!</text:p>
          </table:table-cell>
          <table:table-cell table:style-name="ce27" table:formula="of:=CORREL([$dataset_springer.N$2:.N$185];[$dataset_springer.$B$2:.$B$185])" office:value-type="string" office:string-value="" calcext:value-type="error">
            <text:p>#DIV/0!</text:p>
          </table:table-cell>
          <table:table-cell table:style-name="ce27" table:formula="of:=CORREL([$dataset_springer.O$2:.O$185];[$dataset_springer.$B$2:.$B$185])" office:value-type="string" office:string-value="" calcext:value-type="error">
            <text:p>#DIV/0!</text:p>
          </table:table-cell>
          <table:table-cell table:style-name="ce27" table:formula="of:=CORREL([$dataset_springer.P$2:.P$185];[$dataset_springer.$B$2:.$B$185])" office:value-type="string" office:string-value="" calcext:value-type="error">
            <text:p>#DIV/0!</text:p>
          </table:table-cell>
          <table:table-cell table:style-name="ce27" table:formula="of:=CORREL([$dataset_springer.Q$2:.Q$185];[$dataset_springer.$B$2:.$B$185])" office:value-type="string" office:string-value="" calcext:value-type="error">
            <text:p>#DIV/0!</text:p>
          </table:table-cell>
          <table:table-cell table:style-name="ce27" table:formula="of:=CORREL([$dataset_springer.R$2:.R$185];[$dataset_springer.$B$2:.$B$185])" office:value-type="string" office:string-value="" calcext:value-type="error">
            <text:p>#DIV/0!</text:p>
          </table:table-cell>
          <table:table-cell table:style-name="ce27" table:formula="of:=CORREL([$dataset_springer.S$2:.S$185];[$dataset_springer.$B$2:.$B$185])" office:value-type="string" office:string-value="" calcext:value-type="error">
            <text:p>#DIV/0!</text:p>
          </table:table-cell>
          <table:table-cell table:style-name="ce27" table:formula="of:=CORREL([$dataset_springer.T$2:.T$185];[$dataset_springer.$B$2:.$B$185])" office:value-type="string" office:string-value="" calcext:value-type="error">
            <text:p>#DIV/0!</text:p>
          </table:table-cell>
          <table:table-cell table:style-name="ce27" table:formula="of:=CORREL([$dataset_springer.U$2:.U$185];[$dataset_springer.$B$2:.$B$18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365438.3410954.pd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uma2020automating</text:p>
          </table:table-cell>
          <table:table-cell/>
          <table:table-cell table:style-name="ce22" table:formula="of:=[.AA24]*[.AB24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Column 2</text:p>
          </table:table-cell>
          <table:table-cell table:style-name="ce27" table:formula="of:=CORREL([$dataset_springer.B$2:.B$291];[$dataset_springer.$C$2:.$C$291])" office:value-type="string" office:string-value="" calcext:value-type="error">
            <text:p>#DIV/0!</text:p>
          </table:table-cell>
          <table:table-cell table:style-name="ce27" table:formula="of:=CORREL([$dataset_springer.C$2:.C$291];[$dataset_springer.$C$2:.$C$291])" office:value-type="percentage" office:value="1" calcext:value-type="percentage">
            <text:p>100.00%</text:p>
          </table:table-cell>
          <table:table-cell table:style-name="ce27" table:formula="of:=CORREL([$dataset_springer.D$2:.D$291];[$dataset_springer.$C$2:.$C$291])" office:value-type="percentage" office:value="0.271122301564254" calcext:value-type="percentage">
            <text:p>27.11%</text:p>
          </table:table-cell>
          <table:table-cell table:style-name="ce27" table:formula="of:=CORREL([$dataset_springer.E$2:.E$291];[$dataset_springer.$C$2:.$C$291])" office:value-type="percentage" office:value="0.328046608731571" calcext:value-type="percentage">
            <text:p>32.80%</text:p>
          </table:table-cell>
          <table:table-cell table:style-name="ce27" table:formula="of:=CORREL([$dataset_springer.F$2:.F$291];[$dataset_springer.$C$2:.$C$291])" office:value-type="percentage" office:value="0.0809500419860638" calcext:value-type="percentage">
            <text:p>8.10%</text:p>
          </table:table-cell>
          <table:table-cell table:style-name="ce27" table:formula="of:=CORREL([$dataset_springer.G$2:.G$291];[$dataset_springer.$C$2:.$C$291])" office:value-type="percentage" office:value="0.137459576656482" calcext:value-type="percentage">
            <text:p>13.75%</text:p>
          </table:table-cell>
          <table:table-cell table:style-name="ce27" table:formula="of:=CORREL([$dataset_springer.H$2:.H$291];[$dataset_springer.$C$2:.$C$291])" office:value-type="percentage" office:value="0.0319450864970063" calcext:value-type="percentage">
            <text:p>3.19%</text:p>
          </table:table-cell>
          <table:table-cell table:style-name="ce27" table:formula="of:=CORREL([$dataset_springer.I$2:.I$291];[$dataset_springer.$C$2:.$C$291])" office:value-type="percentage" office:value="-0.0774406982843016" calcext:value-type="percentage">
            <text:p>-7.74%</text:p>
          </table:table-cell>
          <table:table-cell table:style-name="ce27" table:formula="of:=CORREL([$dataset_springer.J$2:.J$291];[$dataset_springer.$C$2:.$C$291])" office:value-type="percentage" office:value="0.123551358670651" calcext:value-type="percentage">
            <text:p>12.36%</text:p>
          </table:table-cell>
          <table:table-cell table:style-name="ce27" table:formula="of:=CORREL([$dataset_springer.K$2:.K$291];[$dataset_springer.$C$2:.$C$291])" office:value-type="percentage" office:value="0.00405666007761912" calcext:value-type="percentage">
            <text:p>0.41%</text:p>
          </table:table-cell>
          <table:table-cell table:style-name="ce27" table:formula="of:=CORREL([$dataset_springer.L$2:.L$291];[$dataset_springer.$C$2:.$C$291])" office:value-type="percentage" office:value="0.246763658201992" calcext:value-type="percentage">
            <text:p>24.68%</text:p>
          </table:table-cell>
          <table:table-cell table:style-name="ce27" table:formula="of:=CORREL([$dataset_springer.M$2:.M$291];[$dataset_springer.$C$2:.$C$291])" office:value-type="percentage" office:value="-0.0411509018307927" calcext:value-type="percentage">
            <text:p>-4.12%</text:p>
          </table:table-cell>
          <table:table-cell table:style-name="ce27" table:formula="of:=CORREL([$dataset_springer.N$2:.N$291];[$dataset_springer.$C$2:.$C$291])" office:value-type="percentage" office:value="-0.227437852612941" calcext:value-type="percentage">
            <text:p>-22.74%</text:p>
          </table:table-cell>
          <table:table-cell table:style-name="ce27" table:formula="of:=CORREL([$dataset_springer.O$2:.O$291];[$dataset_springer.$C$2:.$C$291])" office:value-type="percentage" office:value="-0.0806447737224984" calcext:value-type="percentage">
            <text:p>-8.06%</text:p>
          </table:table-cell>
          <table:table-cell table:style-name="ce27" table:formula="of:=CORREL([$dataset_springer.P$2:.P$291];[$dataset_springer.$C$2:.$C$291])" office:value-type="percentage" office:value="0.0627196201061538" calcext:value-type="percentage">
            <text:p>6.27%</text:p>
          </table:table-cell>
          <table:table-cell table:style-name="ce27" table:formula="of:=CORREL([$dataset_springer.Q$2:.Q$291];[$dataset_springer.$C$2:.$C$291])" office:value-type="percentage" office:value="-0.0387707157582328" calcext:value-type="percentage">
            <text:p>-3.88%</text:p>
          </table:table-cell>
          <table:table-cell table:style-name="ce27" table:formula="of:=CORREL([$dataset_springer.R$2:.R$291];[$dataset_springer.$C$2:.$C$291])" office:value-type="percentage" office:value="-0.0671285568039281" calcext:value-type="percentage">
            <text:p>-6.71%</text:p>
          </table:table-cell>
          <table:table-cell table:style-name="ce27" table:formula="of:=CORREL([$dataset_springer.S$2:.S$291];[$dataset_springer.$C$2:.$C$291])" office:value-type="percentage" office:value="0.0844907961774213" calcext:value-type="percentage">
            <text:p>8.45%</text:p>
          </table:table-cell>
          <table:table-cell table:style-name="ce27" table:formula="of:=CORREL([$dataset_springer.T$2:.T$291];[$dataset_springer.$C$2:.$C$291])" office:value-type="percentage" office:value="0.00188788154165683" calcext:value-type="percentage">
            <text:p>0.19%</text:p>
          </table:table-cell>
          <table:table-cell table:style-name="ce27" table:formula="of:=CORREL([$dataset_springer.U$2:.U$291];[$dataset_springer.$C$2:.$C$291])" office:value-type="percentage" office:value="0.00405666007761911" calcext:value-type="percentage">
            <text:p>0.4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324884.3418930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olsthoorn2020generating</text:p>
          </table:table-cell>
          <table:table-cell/>
          <table:table-cell table:style-name="ce22" table:formula="of:=[.AA25]*[.AB25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Column 3</text:p>
          </table:table-cell>
          <table:table-cell table:style-name="ce27" table:formula="of:=CORREL([$dataset_springer.B$2:.B$291];[$dataset_springer.$D$2:.$D$291])" office:value-type="string" office:string-value="" calcext:value-type="error">
            <text:p>#DIV/0!</text:p>
          </table:table-cell>
          <table:table-cell table:style-name="ce27" table:formula="of:=CORREL([$dataset_springer.C$2:.C$291];[$dataset_springer.$D$2:.$D$291])" office:value-type="percentage" office:value="0.271122301564254" calcext:value-type="percentage">
            <text:p>27.11%</text:p>
          </table:table-cell>
          <table:table-cell table:style-name="ce27" table:formula="of:=CORREL([$dataset_springer.D$2:.D$291];[$dataset_springer.$D$2:.$D$291])" office:value-type="percentage" office:value="1" calcext:value-type="percentage">
            <text:p>100.00%</text:p>
          </table:table-cell>
          <table:table-cell table:style-name="ce27" table:formula="of:=CORREL([$dataset_springer.E$2:.E$291];[$dataset_springer.$D$2:.$D$291])" office:value-type="percentage" office:value="0.285948174291337" calcext:value-type="percentage">
            <text:p>28.59%</text:p>
          </table:table-cell>
          <table:table-cell table:style-name="ce27" table:formula="of:=CORREL([$dataset_springer.F$2:.F$291];[$dataset_springer.$D$2:.$D$291])" office:value-type="percentage" office:value="0.0736520404254042" calcext:value-type="percentage">
            <text:p>7.37%</text:p>
          </table:table-cell>
          <table:table-cell table:style-name="ce27" table:formula="of:=CORREL([$dataset_springer.G$2:.G$291];[$dataset_springer.$D$2:.$D$291])" office:value-type="percentage" office:value="0.189255815053406" calcext:value-type="percentage">
            <text:p>18.93%</text:p>
          </table:table-cell>
          <table:table-cell table:style-name="ce27" table:formula="of:=CORREL([$dataset_springer.H$2:.H$291];[$dataset_springer.$D$2:.$D$291])" office:value-type="percentage" office:value="0.291050377197106" calcext:value-type="percentage">
            <text:p>29.11%</text:p>
          </table:table-cell>
          <table:table-cell table:style-name="ce27" table:formula="of:=CORREL([$dataset_springer.I$2:.I$291];[$dataset_springer.$D$2:.$D$291])" office:value-type="percentage" office:value="0.0748523123808369" calcext:value-type="percentage">
            <text:p>7.49%</text:p>
          </table:table-cell>
          <table:table-cell table:style-name="ce27" table:formula="of:=CORREL([$dataset_springer.J$2:.J$291];[$dataset_springer.$D$2:.$D$291])" office:value-type="percentage" office:value="0.0867649475254619" calcext:value-type="percentage">
            <text:p>8.68%</text:p>
          </table:table-cell>
          <table:table-cell table:style-name="ce27" table:formula="of:=CORREL([$dataset_springer.K$2:.K$291];[$dataset_springer.$D$2:.$D$291])" office:value-type="percentage" office:value="0.128085768322481" calcext:value-type="percentage">
            <text:p>12.81%</text:p>
          </table:table-cell>
          <table:table-cell table:style-name="ce27" table:formula="of:=CORREL([$dataset_springer.L$2:.L$291];[$dataset_springer.$D$2:.$D$291])" office:value-type="percentage" office:value="0.166891799334983" calcext:value-type="percentage">
            <text:p>16.69%</text:p>
          </table:table-cell>
          <table:table-cell table:style-name="ce27" table:formula="of:=CORREL([$dataset_springer.M$2:.M$291];[$dataset_springer.$D$2:.$D$291])" office:value-type="percentage" office:value="0.0853860099926391" calcext:value-type="percentage">
            <text:p>8.54%</text:p>
          </table:table-cell>
          <table:table-cell table:style-name="ce27" table:formula="of:=CORREL([$dataset_springer.N$2:.N$291];[$dataset_springer.$D$2:.$D$291])" office:value-type="percentage" office:value="0.00752381515989915" calcext:value-type="percentage">
            <text:p>0.75%</text:p>
          </table:table-cell>
          <table:table-cell table:style-name="ce27" table:formula="of:=CORREL([$dataset_springer.O$2:.O$291];[$dataset_springer.$D$2:.$D$291])" office:value-type="percentage" office:value="0.0550825119459505" calcext:value-type="percentage">
            <text:p>5.51%</text:p>
          </table:table-cell>
          <table:table-cell table:style-name="ce27" table:formula="of:=CORREL([$dataset_springer.P$2:.P$291];[$dataset_springer.$D$2:.$D$291])" office:value-type="percentage" office:value="0.150953301562154" calcext:value-type="percentage">
            <text:p>15.10%</text:p>
          </table:table-cell>
          <table:table-cell table:style-name="ce27" table:formula="of:=CORREL([$dataset_springer.Q$2:.Q$291];[$dataset_springer.$D$2:.$D$291])" office:value-type="percentage" office:value="-0.0692942412120433" calcext:value-type="percentage">
            <text:p>-6.93%</text:p>
          </table:table-cell>
          <table:table-cell table:style-name="ce27" table:formula="of:=CORREL([$dataset_springer.R$2:.R$291];[$dataset_springer.$D$2:.$D$291])" office:value-type="percentage" office:value="-0.10822003895219" calcext:value-type="percentage">
            <text:p>-10.82%</text:p>
          </table:table-cell>
          <table:table-cell table:style-name="ce27" table:formula="of:=CORREL([$dataset_springer.S$2:.S$291];[$dataset_springer.$D$2:.$D$291])" office:value-type="percentage" office:value="0.0357319112151737" calcext:value-type="percentage">
            <text:p>3.57%</text:p>
          </table:table-cell>
          <table:table-cell table:style-name="ce27" table:formula="of:=CORREL([$dataset_springer.T$2:.T$291];[$dataset_springer.$D$2:.$D$291])" office:value-type="percentage" office:value="0.0225765934887679" calcext:value-type="percentage">
            <text:p>2.26%</text:p>
          </table:table-cell>
          <table:table-cell table:style-name="ce27" table:formula="of:=CORREL([$dataset_springer.U$2:.U$291];[$dataset_springer.$D$2:.$D$291])" office:value-type="percentage" office:value="0.128085768322481" calcext:value-type="percentage">
            <text:p>12.8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324884.3415283.pd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wieber2020automated</text:p>
          </table:table-cell>
          <table:table-cell office:value-type="string" calcext:value-type="string">
            <text:p>c</text:p>
          </table:table-cell>
          <table:table-cell table:style-name="ce22" table:formula="of:=[.AA26]*[.AB26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Column 4</text:p>
          </table:table-cell>
          <table:table-cell table:style-name="ce27" table:formula="of:=CORREL([$dataset_springer.B$2:.B$291];[$dataset_springer.$E$2:.$E$291])" office:value-type="string" office:string-value="" calcext:value-type="error">
            <text:p>#DIV/0!</text:p>
          </table:table-cell>
          <table:table-cell table:style-name="ce27" table:formula="of:=CORREL([$dataset_springer.C$2:.C$291];[$dataset_springer.$E$2:.$E$291])" office:value-type="percentage" office:value="0.328046608731571" calcext:value-type="percentage">
            <text:p>32.80%</text:p>
          </table:table-cell>
          <table:table-cell table:style-name="ce27" table:formula="of:=CORREL([$dataset_springer.D$2:.D$291];[$dataset_springer.$E$2:.$E$291])" office:value-type="percentage" office:value="0.285948174291337" calcext:value-type="percentage">
            <text:p>28.59%</text:p>
          </table:table-cell>
          <table:table-cell table:style-name="ce27" table:formula="of:=CORREL([$dataset_springer.E$2:.E$291];[$dataset_springer.$E$2:.$E$291])" office:value-type="percentage" office:value="1" calcext:value-type="percentage">
            <text:p>100.00%</text:p>
          </table:table-cell>
          <table:table-cell table:style-name="ce27" table:formula="of:=CORREL([$dataset_springer.F$2:.F$291];[$dataset_springer.$E$2:.$E$291])" office:value-type="percentage" office:value="0.121766783333757" calcext:value-type="percentage">
            <text:p>12.18%</text:p>
          </table:table-cell>
          <table:table-cell table:style-name="ce27" table:formula="of:=CORREL([$dataset_springer.G$2:.G$291];[$dataset_springer.$E$2:.$E$291])" office:value-type="percentage" office:value="0.0629531086510433" calcext:value-type="percentage">
            <text:p>6.30%</text:p>
          </table:table-cell>
          <table:table-cell table:style-name="ce27" table:formula="of:=CORREL([$dataset_springer.H$2:.H$291];[$dataset_springer.$E$2:.$E$291])" office:value-type="percentage" office:value="0.0505467651653012" calcext:value-type="percentage">
            <text:p>5.05%</text:p>
          </table:table-cell>
          <table:table-cell table:style-name="ce27" table:formula="of:=CORREL([$dataset_springer.I$2:.I$291];[$dataset_springer.$E$2:.$E$291])" office:value-type="percentage" office:value="0.105027333767468" calcext:value-type="percentage">
            <text:p>10.50%</text:p>
          </table:table-cell>
          <table:table-cell table:style-name="ce27" table:formula="of:=CORREL([$dataset_springer.J$2:.J$291];[$dataset_springer.$E$2:.$E$291])" office:value-type="percentage" office:value="0.0604768867687675" calcext:value-type="percentage">
            <text:p>6.05%</text:p>
          </table:table-cell>
          <table:table-cell table:style-name="ce27" table:formula="of:=CORREL([$dataset_springer.K$2:.K$291];[$dataset_springer.$E$2:.$E$291])" office:value-type="percentage" office:value="0.0844891531671423" calcext:value-type="percentage">
            <text:p>8.45%</text:p>
          </table:table-cell>
          <table:table-cell table:style-name="ce27" table:formula="of:=CORREL([$dataset_springer.L$2:.L$291];[$dataset_springer.$E$2:.$E$291])" office:value-type="percentage" office:value="0.172788933939478" calcext:value-type="percentage">
            <text:p>17.28%</text:p>
          </table:table-cell>
          <table:table-cell table:style-name="ce27" table:formula="of:=CORREL([$dataset_springer.M$2:.M$291];[$dataset_springer.$E$2:.$E$291])" office:value-type="percentage" office:value="0.0900557551907728" calcext:value-type="percentage">
            <text:p>9.01%</text:p>
          </table:table-cell>
          <table:table-cell table:style-name="ce27" table:formula="of:=CORREL([$dataset_springer.N$2:.N$291];[$dataset_springer.$E$2:.$E$291])" office:value-type="percentage" office:value="-0.103858197256191" calcext:value-type="percentage">
            <text:p>-10.39%</text:p>
          </table:table-cell>
          <table:table-cell table:style-name="ce27" table:formula="of:=CORREL([$dataset_springer.O$2:.O$291];[$dataset_springer.$E$2:.$E$291])" office:value-type="percentage" office:value="-0.0734000524054219" calcext:value-type="percentage">
            <text:p>-7.34%</text:p>
          </table:table-cell>
          <table:table-cell table:style-name="ce27" table:formula="of:=CORREL([$dataset_springer.P$2:.P$291];[$dataset_springer.$E$2:.$E$291])" office:value-type="percentage" office:value="-0.00424007693212752" calcext:value-type="percentage">
            <text:p>-0.42%</text:p>
          </table:table-cell>
          <table:table-cell table:style-name="ce27" table:formula="of:=CORREL([$dataset_springer.Q$2:.Q$291];[$dataset_springer.$E$2:.$E$291])" office:value-type="percentage" office:value="0.0105434591035014" calcext:value-type="percentage">
            <text:p>1.05%</text:p>
          </table:table-cell>
          <table:table-cell table:style-name="ce27" table:formula="of:=CORREL([$dataset_springer.R$2:.R$291];[$dataset_springer.$E$2:.$E$291])" office:value-type="percentage" office:value="0.0133985040049278" calcext:value-type="percentage">
            <text:p>1.34%</text:p>
          </table:table-cell>
          <table:table-cell table:style-name="ce27" table:formula="of:=CORREL([$dataset_springer.S$2:.S$291];[$dataset_springer.$E$2:.$E$291])" office:value-type="percentage" office:value="0.0688420945669321" calcext:value-type="percentage">
            <text:p>6.88%</text:p>
          </table:table-cell>
          <table:table-cell table:style-name="ce27" table:formula="of:=CORREL([$dataset_springer.T$2:.T$291];[$dataset_springer.$E$2:.$E$291])" office:value-type="percentage" office:value="-0.068957040633022" calcext:value-type="percentage">
            <text:p>-6.90%</text:p>
          </table:table-cell>
          <table:table-cell table:style-name="ce27" table:formula="of:=CORREL([$dataset_springer.U$2:.U$291];[$dataset_springer.$E$2:.$E$291])" office:value-type="percentage" office:value="0.0844891531671417" calcext:value-type="percentage">
            <text:p>8.4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368308.3415377.pd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hajek2020necessity</text:p>
          </table:table-cell>
          <table:table-cell office:value-type="string" calcext:value-type="string">
            <text:p>c</text:p>
          </table:table-cell>
          <table:table-cell table:style-name="ce22" table:formula="of:=[.AA27]*[.AB27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Column 5</text:p>
          </table:table-cell>
          <table:table-cell table:style-name="ce27" table:formula="of:=CORREL([$dataset_springer.B$2:.B$291];[$dataset_springer.$F$2:.$F$291])" office:value-type="string" office:string-value="" calcext:value-type="error">
            <text:p>#DIV/0!</text:p>
          </table:table-cell>
          <table:table-cell table:style-name="ce27" table:formula="of:=CORREL([$dataset_springer.C$2:.C$291];[$dataset_springer.$F$2:.$F$291])" office:value-type="percentage" office:value="0.0809500419860638" calcext:value-type="percentage">
            <text:p>8.10%</text:p>
          </table:table-cell>
          <table:table-cell table:style-name="ce27" table:formula="of:=CORREL([$dataset_springer.D$2:.D$291];[$dataset_springer.$F$2:.$F$291])" office:value-type="percentage" office:value="0.0736520404254042" calcext:value-type="percentage">
            <text:p>7.37%</text:p>
          </table:table-cell>
          <table:table-cell table:style-name="ce27" table:formula="of:=CORREL([$dataset_springer.E$2:.E$291];[$dataset_springer.$F$2:.$F$291])" office:value-type="percentage" office:value="0.121766783333757" calcext:value-type="percentage">
            <text:p>12.18%</text:p>
          </table:table-cell>
          <table:table-cell table:style-name="ce27" table:formula="of:=CORREL([$dataset_springer.F$2:.F$291];[$dataset_springer.$F$2:.$F$291])" office:value-type="percentage" office:value="1" calcext:value-type="percentage">
            <text:p>100.00%</text:p>
          </table:table-cell>
          <table:table-cell table:style-name="ce27" table:formula="of:=CORREL([$dataset_springer.G$2:.G$291];[$dataset_springer.$F$2:.$F$291])" office:value-type="percentage" office:value="0.0615173315718375" calcext:value-type="percentage">
            <text:p>6.15%</text:p>
          </table:table-cell>
          <table:table-cell table:style-name="ce27" table:formula="of:=CORREL([$dataset_springer.H$2:.H$291];[$dataset_springer.$F$2:.$F$291])" office:value-type="percentage" office:value="0.0825957114496863" calcext:value-type="percentage">
            <text:p>8.26%</text:p>
          </table:table-cell>
          <table:table-cell table:style-name="ce27" table:formula="of:=CORREL([$dataset_springer.I$2:.I$291];[$dataset_springer.$F$2:.$F$291])" office:value-type="percentage" office:value="0.123146863951082" calcext:value-type="percentage">
            <text:p>12.31%</text:p>
          </table:table-cell>
          <table:table-cell table:style-name="ce27" table:formula="of:=CORREL([$dataset_springer.J$2:.J$291];[$dataset_springer.$F$2:.$F$291])" office:value-type="percentage" office:value="0.0558217944577074" calcext:value-type="percentage">
            <text:p>5.58%</text:p>
          </table:table-cell>
          <table:table-cell table:style-name="ce27" table:formula="of:=CORREL([$dataset_springer.K$2:.K$291];[$dataset_springer.$F$2:.$F$291])" office:value-type="percentage" office:value="0.135083856035219" calcext:value-type="percentage">
            <text:p>13.51%</text:p>
          </table:table-cell>
          <table:table-cell table:style-name="ce27" table:formula="of:=CORREL([$dataset_springer.L$2:.L$291];[$dataset_springer.$F$2:.$F$291])" office:value-type="percentage" office:value="-0.124370477280388" calcext:value-type="percentage">
            <text:p>-12.44%</text:p>
          </table:table-cell>
          <table:table-cell table:style-name="ce27" table:formula="of:=CORREL([$dataset_springer.M$2:.M$291];[$dataset_springer.$F$2:.$F$291])" office:value-type="percentage" office:value="0.0503831145019971" calcext:value-type="percentage">
            <text:p>5.04%</text:p>
          </table:table-cell>
          <table:table-cell table:style-name="ce27" table:formula="of:=CORREL([$dataset_springer.N$2:.N$291];[$dataset_springer.$F$2:.$F$291])" office:value-type="percentage" office:value="-0.0241165872311761" calcext:value-type="percentage">
            <text:p>-2.41%</text:p>
          </table:table-cell>
          <table:table-cell table:style-name="ce27" table:formula="of:=CORREL([$dataset_springer.O$2:.O$291];[$dataset_springer.$F$2:.$F$291])" office:value-type="percentage" office:value="0.0530931044506905" calcext:value-type="percentage">
            <text:p>5.31%</text:p>
          </table:table-cell>
          <table:table-cell table:style-name="ce27" table:formula="of:=CORREL([$dataset_springer.P$2:.P$291];[$dataset_springer.$F$2:.$F$291])" office:value-type="percentage" office:value="0.0924469537172893" calcext:value-type="percentage">
            <text:p>9.24%</text:p>
          </table:table-cell>
          <table:table-cell table:style-name="ce27" table:formula="of:=CORREL([$dataset_springer.Q$2:.Q$291];[$dataset_springer.$F$2:.$F$291])" office:value-type="percentage" office:value="-0.1047803606259" calcext:value-type="percentage">
            <text:p>-10.48%</text:p>
          </table:table-cell>
          <table:table-cell table:style-name="ce27" table:formula="of:=CORREL([$dataset_springer.R$2:.R$291];[$dataset_springer.$F$2:.$F$291])" office:value-type="percentage" office:value="-0.0711820376156623" calcext:value-type="percentage">
            <text:p>-7.12%</text:p>
          </table:table-cell>
          <table:table-cell table:style-name="ce27" table:formula="of:=CORREL([$dataset_springer.S$2:.S$291];[$dataset_springer.$F$2:.$F$291])" office:value-type="percentage" office:value="-0.136056110510702" calcext:value-type="percentage">
            <text:p>-13.61%</text:p>
          </table:table-cell>
          <table:table-cell table:style-name="ce27" table:formula="of:=CORREL([$dataset_springer.T$2:.T$291];[$dataset_springer.$F$2:.$F$291])" office:value-type="percentage" office:value="-0.0906788425806201" calcext:value-type="percentage">
            <text:p>-9.07%</text:p>
          </table:table-cell>
          <table:table-cell table:style-name="ce27" table:formula="of:=CORREL([$dataset_springer.U$2:.U$291];[$dataset_springer.$F$2:.$F$291])" office:value-type="percentage" office:value="0.0805994078429888" calcext:value-type="percentage">
            <text:p>8.06%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09019667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chen2020framework</text:p>
          </table:table-cell>
          <table:table-cell/>
          <table:table-cell table:style-name="ce22" table:formula="of:=[.AA28]*[.AB28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Column 6</text:p>
          </table:table-cell>
          <table:table-cell table:style-name="ce27" table:formula="of:=CORREL([$dataset_springer.B$2:.B$291];[$dataset_springer.$G$2:.$G$291])" office:value-type="string" office:string-value="" calcext:value-type="error">
            <text:p>#DIV/0!</text:p>
          </table:table-cell>
          <table:table-cell table:style-name="ce27" table:formula="of:=CORREL([$dataset_springer.C$2:.C$291];[$dataset_springer.$G$2:.$G$291])" office:value-type="percentage" office:value="0.137459576656482" calcext:value-type="percentage">
            <text:p>13.75%</text:p>
          </table:table-cell>
          <table:table-cell table:style-name="ce27" table:formula="of:=CORREL([$dataset_springer.D$2:.D$291];[$dataset_springer.$G$2:.$G$291])" office:value-type="percentage" office:value="0.189255815053406" calcext:value-type="percentage">
            <text:p>18.93%</text:p>
          </table:table-cell>
          <table:table-cell table:style-name="ce27" table:formula="of:=CORREL([$dataset_springer.E$2:.E$291];[$dataset_springer.$G$2:.$G$291])" office:value-type="percentage" office:value="0.0629531086510433" calcext:value-type="percentage">
            <text:p>6.30%</text:p>
          </table:table-cell>
          <table:table-cell table:style-name="ce27" table:formula="of:=CORREL([$dataset_springer.F$2:.F$291];[$dataset_springer.$G$2:.$G$291])" office:value-type="percentage" office:value="0.0615173315718375" calcext:value-type="percentage">
            <text:p>6.15%</text:p>
          </table:table-cell>
          <table:table-cell table:style-name="ce27" table:formula="of:=CORREL([$dataset_springer.G$2:.G$291];[$dataset_springer.$G$2:.$G$291])" office:value-type="percentage" office:value="1" calcext:value-type="percentage">
            <text:p>100.00%</text:p>
          </table:table-cell>
          <table:table-cell table:style-name="ce27" table:formula="of:=CORREL([$dataset_springer.H$2:.H$291];[$dataset_springer.$G$2:.$G$291])" office:value-type="percentage" office:value="0.774878778528261" calcext:value-type="percentage">
            <text:p>77.49%</text:p>
          </table:table-cell>
          <table:table-cell table:style-name="ce27" table:formula="of:=CORREL([$dataset_springer.I$2:.I$291];[$dataset_springer.$G$2:.$G$291])" office:value-type="percentage" office:value="0.228870627866318" calcext:value-type="percentage">
            <text:p>22.89%</text:p>
          </table:table-cell>
          <table:table-cell table:style-name="ce27" table:formula="of:=CORREL([$dataset_springer.J$2:.J$291];[$dataset_springer.$G$2:.$G$291])" office:value-type="percentage" office:value="0.142282216311428" calcext:value-type="percentage">
            <text:p>14.23%</text:p>
          </table:table-cell>
          <table:table-cell table:style-name="ce27" table:formula="of:=CORREL([$dataset_springer.K$2:.K$291];[$dataset_springer.$G$2:.$G$291])" office:value-type="percentage" office:value="0.148639305403902" calcext:value-type="percentage">
            <text:p>14.86%</text:p>
          </table:table-cell>
          <table:table-cell table:style-name="ce27" table:formula="of:=CORREL([$dataset_springer.L$2:.L$291];[$dataset_springer.$G$2:.$G$291])" office:value-type="percentage" office:value="0.0382905879228294" calcext:value-type="percentage">
            <text:p>3.83%</text:p>
          </table:table-cell>
          <table:table-cell table:style-name="ce27" table:formula="of:=CORREL([$dataset_springer.M$2:.M$291];[$dataset_springer.$G$2:.$G$291])" office:value-type="percentage" office:value="0.0557785662554484" calcext:value-type="percentage">
            <text:p>5.58%</text:p>
          </table:table-cell>
          <table:table-cell table:style-name="ce27" table:formula="of:=CORREL([$dataset_springer.N$2:.N$291];[$dataset_springer.$G$2:.$G$291])" office:value-type="percentage" office:value="0.00879071627973653" calcext:value-type="percentage">
            <text:p>0.88%</text:p>
          </table:table-cell>
          <table:table-cell table:style-name="ce27" table:formula="of:=CORREL([$dataset_springer.O$2:.O$291];[$dataset_springer.$G$2:.$G$291])" office:value-type="percentage" office:value="0.177594731573732" calcext:value-type="percentage">
            <text:p>17.76%</text:p>
          </table:table-cell>
          <table:table-cell table:style-name="ce27" table:formula="of:=CORREL([$dataset_springer.P$2:.P$291];[$dataset_springer.$G$2:.$G$291])" office:value-type="percentage" office:value="0.142282216311429" calcext:value-type="percentage">
            <text:p>14.23%</text:p>
          </table:table-cell>
          <table:table-cell table:style-name="ce27" table:formula="of:=CORREL([$dataset_springer.Q$2:.Q$291];[$dataset_springer.$G$2:.$G$291])" office:value-type="percentage" office:value="-0.00415003929732316" calcext:value-type="percentage">
            <text:p>-0.42%</text:p>
          </table:table-cell>
          <table:table-cell table:style-name="ce27" table:formula="of:=CORREL([$dataset_springer.R$2:.R$291];[$dataset_springer.$G$2:.$G$291])" office:value-type="percentage" office:value="0.0298513420100255" calcext:value-type="percentage">
            <text:p>2.99%</text:p>
          </table:table-cell>
          <table:table-cell table:style-name="ce27" table:formula="of:=CORREL([$dataset_springer.S$2:.S$291];[$dataset_springer.$G$2:.$G$291])" office:value-type="percentage" office:value="0.0689923614352806" calcext:value-type="percentage">
            <text:p>6.90%</text:p>
          </table:table-cell>
          <table:table-cell table:style-name="ce27" table:formula="of:=CORREL([$dataset_springer.T$2:.T$291];[$dataset_springer.$G$2:.$G$291])" office:value-type="percentage" office:value="0.0495589742208351" calcext:value-type="percentage">
            <text:p>4.96%</text:p>
          </table:table-cell>
          <table:table-cell table:style-name="ce27" table:formula="of:=CORREL([$dataset_springer.U$2:.U$291];[$dataset_springer.$G$2:.$G$291])" office:value-type="percentage" office:value="-0.0582666077183296" calcext:value-type="percentage">
            <text:p>-5.83%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08957683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zuo2020intelligent</text:p>
          </table:table-cell>
          <table:table-cell office:value-type="string" calcext:value-type="string">
            <text:p>c</text:p>
          </table:table-cell>
          <table:table-cell table:style-name="ce22" table:formula="of:=[.AA29]*[.AB29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Column 7</text:p>
          </table:table-cell>
          <table:table-cell table:style-name="ce27" table:formula="of:=CORREL([$dataset_springer.B$2:.B$291];[$dataset_springer.$H$2:.$H$291])" office:value-type="string" office:string-value="" calcext:value-type="error">
            <text:p>#DIV/0!</text:p>
          </table:table-cell>
          <table:table-cell table:style-name="ce27" table:formula="of:=CORREL([$dataset_springer.C$2:.C$291];[$dataset_springer.$H$2:.$H$291])" office:value-type="percentage" office:value="0.0319450864970063" calcext:value-type="percentage">
            <text:p>3.19%</text:p>
          </table:table-cell>
          <table:table-cell table:style-name="ce27" table:formula="of:=CORREL([$dataset_springer.D$2:.D$291];[$dataset_springer.$H$2:.$H$291])" office:value-type="percentage" office:value="0.291050377197106" calcext:value-type="percentage">
            <text:p>29.11%</text:p>
          </table:table-cell>
          <table:table-cell table:style-name="ce27" table:formula="of:=CORREL([$dataset_springer.E$2:.E$291];[$dataset_springer.$H$2:.$H$291])" office:value-type="percentage" office:value="0.0505467651653012" calcext:value-type="percentage">
            <text:p>5.05%</text:p>
          </table:table-cell>
          <table:table-cell table:style-name="ce27" table:formula="of:=CORREL([$dataset_springer.F$2:.F$291];[$dataset_springer.$H$2:.$H$291])" office:value-type="percentage" office:value="0.0825957114496863" calcext:value-type="percentage">
            <text:p>8.26%</text:p>
          </table:table-cell>
          <table:table-cell table:style-name="ce27" table:formula="of:=CORREL([$dataset_springer.G$2:.G$291];[$dataset_springer.$H$2:.$H$291])" office:value-type="percentage" office:value="0.774878778528261" calcext:value-type="percentage">
            <text:p>77.49%</text:p>
          </table:table-cell>
          <table:table-cell table:style-name="ce27" table:formula="of:=CORREL([$dataset_springer.H$2:.H$291];[$dataset_springer.$H$2:.$H$291])" office:value-type="percentage" office:value="1" calcext:value-type="percentage">
            <text:p>100.00%</text:p>
          </table:table-cell>
          <table:table-cell table:style-name="ce27" table:formula="of:=CORREL([$dataset_springer.I$2:.I$291];[$dataset_springer.$H$2:.$H$291])" office:value-type="percentage" office:value="0.207719410579566" calcext:value-type="percentage">
            <text:p>20.77%</text:p>
          </table:table-cell>
          <table:table-cell table:style-name="ce27" table:formula="of:=CORREL([$dataset_springer.J$2:.J$291];[$dataset_springer.$H$2:.$H$291])" office:value-type="percentage" office:value="0.1255495208404" calcext:value-type="percentage">
            <text:p>12.55%</text:p>
          </table:table-cell>
          <table:table-cell table:style-name="ce27" table:formula="of:=CORREL([$dataset_springer.K$2:.K$291];[$dataset_springer.$H$2:.$H$291])" office:value-type="percentage" office:value="0.176802335432656" calcext:value-type="percentage">
            <text:p>17.68%</text:p>
          </table:table-cell>
          <table:table-cell table:style-name="ce27" table:formula="of:=CORREL([$dataset_springer.L$2:.L$291];[$dataset_springer.$H$2:.$H$291])" office:value-type="percentage" office:value="0.019655247102425" calcext:value-type="percentage">
            <text:p>1.97%</text:p>
          </table:table-cell>
          <table:table-cell table:style-name="ce27" table:formula="of:=CORREL([$dataset_springer.M$2:.M$291];[$dataset_springer.$H$2:.$H$291])" office:value-type="percentage" office:value="0.00882225325434214" calcext:value-type="percentage">
            <text:p>0.88%</text:p>
          </table:table-cell>
          <table:table-cell table:style-name="ce27" table:formula="of:=CORREL([$dataset_springer.N$2:.N$291];[$dataset_springer.$H$2:.$H$291])" office:value-type="percentage" office:value="0.00775690908798532" calcext:value-type="percentage">
            <text:p>0.78%</text:p>
          </table:table-cell>
          <table:table-cell table:style-name="ce27" table:formula="of:=CORREL([$dataset_springer.O$2:.O$291];[$dataset_springer.$H$2:.$H$291])" office:value-type="percentage" office:value="0.156709208156115" calcext:value-type="percentage">
            <text:p>15.67%</text:p>
          </table:table-cell>
          <table:table-cell table:style-name="ce27" table:formula="of:=CORREL([$dataset_springer.P$2:.P$291];[$dataset_springer.$H$2:.$H$291])" office:value-type="percentage" office:value="0.1255495208404" calcext:value-type="percentage">
            <text:p>12.55%</text:p>
          </table:table-cell>
          <table:table-cell table:style-name="ce27" table:formula="of:=CORREL([$dataset_springer.Q$2:.Q$291];[$dataset_springer.$H$2:.$H$291])" office:value-type="percentage" office:value="0.0441269280026741" calcext:value-type="percentage">
            <text:p>4.41%</text:p>
          </table:table-cell>
          <table:table-cell table:style-name="ce27" table:formula="of:=CORREL([$dataset_springer.R$2:.R$291];[$dataset_springer.$H$2:.$H$291])" office:value-type="percentage" office:value="-0.0147913497422549" calcext:value-type="percentage">
            <text:p>-1.48%</text:p>
          </table:table-cell>
          <table:table-cell table:style-name="ce27" table:formula="of:=CORREL([$dataset_springer.S$2:.S$291];[$dataset_springer.$H$2:.$H$291])" office:value-type="percentage" office:value="0.101746364130484" calcext:value-type="percentage">
            <text:p>10.17%</text:p>
          </table:table-cell>
          <table:table-cell table:style-name="ce27" table:formula="of:=CORREL([$dataset_springer.T$2:.T$291];[$dataset_springer.$H$2:.$H$291])" office:value-type="percentage" office:value="0.0744127778014724" calcext:value-type="percentage">
            <text:p>7.44%</text:p>
          </table:table-cell>
          <table:table-cell table:style-name="ce27" table:formula="of:=CORREL([$dataset_springer.U$2:.U$291];[$dataset_springer.$H$2:.$H$291])" office:value-type="percentage" office:value="-0.0514143289982204" calcext:value-type="percentage">
            <text:p>-5.14%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09088603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luntovskyy2020highly</text:p>
          </table:table-cell>
          <table:table-cell office:value-type="string" calcext:value-type="string">
            <text:p>d</text:p>
          </table:table-cell>
          <table:table-cell table:style-name="ce22" table:formula="of:=[.AA30]*[.AB30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Column 8</text:p>
          </table:table-cell>
          <table:table-cell table:style-name="ce27" table:formula="of:=CORREL([$dataset_springer.B$2:.B$291];[$dataset_springer.$I$2:.$I$291])" office:value-type="string" office:string-value="" calcext:value-type="error">
            <text:p>#DIV/0!</text:p>
          </table:table-cell>
          <table:table-cell table:style-name="ce27" table:formula="of:=CORREL([$dataset_springer.C$2:.C$291];[$dataset_springer.$I$2:.$I$291])" office:value-type="percentage" office:value="-0.0774406982843016" calcext:value-type="percentage">
            <text:p>-7.74%</text:p>
          </table:table-cell>
          <table:table-cell table:style-name="ce27" table:formula="of:=CORREL([$dataset_springer.D$2:.D$291];[$dataset_springer.$I$2:.$I$291])" office:value-type="percentage" office:value="0.0748523123808369" calcext:value-type="percentage">
            <text:p>7.49%</text:p>
          </table:table-cell>
          <table:table-cell table:style-name="ce27" table:formula="of:=CORREL([$dataset_springer.E$2:.E$291];[$dataset_springer.$I$2:.$I$291])" office:value-type="percentage" office:value="0.105027333767468" calcext:value-type="percentage">
            <text:p>10.50%</text:p>
          </table:table-cell>
          <table:table-cell table:style-name="ce27" table:formula="of:=CORREL([$dataset_springer.F$2:.F$291];[$dataset_springer.$I$2:.$I$291])" office:value-type="percentage" office:value="0.123146863951082" calcext:value-type="percentage">
            <text:p>12.31%</text:p>
          </table:table-cell>
          <table:table-cell table:style-name="ce27" table:formula="of:=CORREL([$dataset_springer.G$2:.G$291];[$dataset_springer.$I$2:.$I$291])" office:value-type="percentage" office:value="0.228870627866318" calcext:value-type="percentage">
            <text:p>22.89%</text:p>
          </table:table-cell>
          <table:table-cell table:style-name="ce27" table:formula="of:=CORREL([$dataset_springer.H$2:.H$291];[$dataset_springer.$I$2:.$I$291])" office:value-type="percentage" office:value="0.207719410579566" calcext:value-type="percentage">
            <text:p>20.77%</text:p>
          </table:table-cell>
          <table:table-cell table:style-name="ce27" table:formula="of:=CORREL([$dataset_springer.I$2:.I$291];[$dataset_springer.$I$2:.$I$291])" office:value-type="percentage" office:value="1" calcext:value-type="percentage">
            <text:p>100.00%</text:p>
          </table:table-cell>
          <table:table-cell table:style-name="ce27" table:formula="of:=CORREL([$dataset_springer.J$2:.J$291];[$dataset_springer.$I$2:.$I$291])" office:value-type="percentage" office:value="0.100281261077977" calcext:value-type="percentage">
            <text:p>10.03%</text:p>
          </table:table-cell>
          <table:table-cell table:style-name="ce27" table:formula="of:=CORREL([$dataset_springer.K$2:.K$291];[$dataset_springer.$I$2:.$I$291])" office:value-type="percentage" office:value="0.141530466697739" calcext:value-type="percentage">
            <text:p>14.15%</text:p>
          </table:table-cell>
          <table:table-cell table:style-name="ce27" table:formula="of:=CORREL([$dataset_springer.L$2:.L$291];[$dataset_springer.$I$2:.$I$291])" office:value-type="percentage" office:value="-0.0527039623036148" calcext:value-type="percentage">
            <text:p>-5.27%</text:p>
          </table:table-cell>
          <table:table-cell table:style-name="ce27" table:formula="of:=CORREL([$dataset_springer.M$2:.M$291];[$dataset_springer.$I$2:.$I$291])" office:value-type="percentage" office:value="0.203126828695196" calcext:value-type="percentage">
            <text:p>20.31%</text:p>
          </table:table-cell>
          <table:table-cell table:style-name="ce27" table:formula="of:=CORREL([$dataset_springer.N$2:.N$291];[$dataset_springer.$I$2:.$I$291])" office:value-type="percentage" office:value="0.201159471068793" calcext:value-type="percentage">
            <text:p>20.12%</text:p>
          </table:table-cell>
          <table:table-cell table:style-name="ce27" table:formula="of:=CORREL([$dataset_springer.O$2:.O$291];[$dataset_springer.$I$2:.$I$291])" office:value-type="percentage" office:value="0.311547657974924" calcext:value-type="percentage">
            <text:p>31.15%</text:p>
          </table:table-cell>
          <table:table-cell table:style-name="ce27" table:formula="of:=CORREL([$dataset_springer.P$2:.P$291];[$dataset_springer.$I$2:.$I$291])" office:value-type="percentage" office:value="0.137565319683892" calcext:value-type="percentage">
            <text:p>13.76%</text:p>
          </table:table-cell>
          <table:table-cell table:style-name="ce27" table:formula="of:=CORREL([$dataset_springer.Q$2:.Q$291];[$dataset_springer.$I$2:.$I$291])" office:value-type="percentage" office:value="0.0827691431244659" calcext:value-type="percentage">
            <text:p>8.28%</text:p>
          </table:table-cell>
          <table:table-cell table:style-name="ce27" table:formula="of:=CORREL([$dataset_springer.R$2:.R$291];[$dataset_springer.$I$2:.$I$291])" office:value-type="percentage" office:value="0.0901166210024692" calcext:value-type="percentage">
            <text:p>9.01%</text:p>
          </table:table-cell>
          <table:table-cell table:style-name="ce27" table:formula="of:=CORREL([$dataset_springer.S$2:.S$291];[$dataset_springer.$I$2:.$I$291])" office:value-type="percentage" office:value="0.048291386794953" calcext:value-type="percentage">
            <text:p>4.83%</text:p>
          </table:table-cell>
          <table:table-cell table:style-name="ce27" table:formula="of:=CORREL([$dataset_springer.T$2:.T$291];[$dataset_springer.$I$2:.$I$291])" office:value-type="percentage" office:value="-0.0488549733456813" calcext:value-type="percentage">
            <text:p>-4.89%</text:p>
          </table:table-cell>
          <table:table-cell table:style-name="ce27" table:formula="of:=CORREL([$dataset_springer.U$2:.U$291];[$dataset_springer.$I$2:.$I$291])" office:value-type="percentage" office:value="-0.0803281027203386" calcext:value-type="percentage">
            <text:p>-8.03%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09074969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ghuge2020multilayer</text:p>
          </table:table-cell>
          <table:table-cell/>
          <table:table-cell table:style-name="ce22" table:formula="of:=[.AA31]*[.AB31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Column 9</text:p>
          </table:table-cell>
          <table:table-cell table:style-name="ce27" table:formula="of:=CORREL([$dataset_springer.B$2:.B$291];[$dataset_springer.$J$2:.$J$291])" office:value-type="string" office:string-value="" calcext:value-type="error">
            <text:p>#DIV/0!</text:p>
          </table:table-cell>
          <table:table-cell table:style-name="ce27" table:formula="of:=CORREL([$dataset_springer.C$2:.C$291];[$dataset_springer.$J$2:.$J$291])" office:value-type="percentage" office:value="0.123551358670651" calcext:value-type="percentage">
            <text:p>12.36%</text:p>
          </table:table-cell>
          <table:table-cell table:style-name="ce27" table:formula="of:=CORREL([$dataset_springer.D$2:.D$291];[$dataset_springer.$J$2:.$J$291])" office:value-type="percentage" office:value="0.0867649475254619" calcext:value-type="percentage">
            <text:p>8.68%</text:p>
          </table:table-cell>
          <table:table-cell table:style-name="ce27" table:formula="of:=CORREL([$dataset_springer.E$2:.E$291];[$dataset_springer.$J$2:.$J$291])" office:value-type="percentage" office:value="0.0604768867687675" calcext:value-type="percentage">
            <text:p>6.05%</text:p>
          </table:table-cell>
          <table:table-cell table:style-name="ce27" table:formula="of:=CORREL([$dataset_springer.F$2:.F$291];[$dataset_springer.$J$2:.$J$291])" office:value-type="percentage" office:value="0.0558217944577074" calcext:value-type="percentage">
            <text:p>5.58%</text:p>
          </table:table-cell>
          <table:table-cell table:style-name="ce27" table:formula="of:=CORREL([$dataset_springer.G$2:.G$291];[$dataset_springer.$J$2:.$J$291])" office:value-type="percentage" office:value="0.142282216311428" calcext:value-type="percentage">
            <text:p>14.23%</text:p>
          </table:table-cell>
          <table:table-cell table:style-name="ce27" table:formula="of:=CORREL([$dataset_springer.H$2:.H$291];[$dataset_springer.$J$2:.$J$291])" office:value-type="percentage" office:value="0.1255495208404" calcext:value-type="percentage">
            <text:p>12.55%</text:p>
          </table:table-cell>
          <table:table-cell table:style-name="ce27" table:formula="of:=CORREL([$dataset_springer.I$2:.I$291];[$dataset_springer.$J$2:.$J$291])" office:value-type="percentage" office:value="0.100281261077977" calcext:value-type="percentage">
            <text:p>10.03%</text:p>
          </table:table-cell>
          <table:table-cell table:style-name="ce27" table:formula="of:=CORREL([$dataset_springer.J$2:.J$291];[$dataset_springer.$J$2:.$J$291])" office:value-type="percentage" office:value="1" calcext:value-type="percentage">
            <text:p>100.00%</text:p>
          </table:table-cell>
          <table:table-cell table:style-name="ce27" table:formula="of:=CORREL([$dataset_springer.K$2:.K$291];[$dataset_springer.$J$2:.$J$291])" office:value-type="percentage" office:value="0.257212277631597" calcext:value-type="percentage">
            <text:p>25.72%</text:p>
          </table:table-cell>
          <table:table-cell table:style-name="ce27" table:formula="of:=CORREL([$dataset_springer.L$2:.L$291];[$dataset_springer.$J$2:.$J$291])" office:value-type="percentage" office:value="0.0319397207146583" calcext:value-type="percentage">
            <text:p>3.19%</text:p>
          </table:table-cell>
          <table:table-cell table:style-name="ce27" table:formula="of:=CORREL([$dataset_springer.M$2:.M$291];[$dataset_springer.$J$2:.$J$291])" office:value-type="percentage" office:value="0.130941346288701" calcext:value-type="percentage">
            <text:p>13.09%</text:p>
          </table:table-cell>
          <table:table-cell table:style-name="ce27" table:formula="of:=CORREL([$dataset_springer.N$2:.N$291];[$dataset_springer.$J$2:.$J$291])" office:value-type="percentage" office:value="-0.0084378565478053" calcext:value-type="percentage">
            <text:p>-0.84%</text:p>
          </table:table-cell>
          <table:table-cell table:style-name="ce27" table:formula="of:=CORREL([$dataset_springer.O$2:.O$291];[$dataset_springer.$J$2:.$J$291])" office:value-type="percentage" office:value="0.157005846331348" calcext:value-type="percentage">
            <text:p>15.70%</text:p>
          </table:table-cell>
          <table:table-cell table:style-name="ce27" table:formula="of:=CORREL([$dataset_springer.P$2:.P$291];[$dataset_springer.$J$2:.$J$291])" office:value-type="percentage" office:value="0.140054744525547" calcext:value-type="percentage">
            <text:p>14.01%</text:p>
          </table:table-cell>
          <table:table-cell table:style-name="ce27" table:formula="of:=CORREL([$dataset_springer.Q$2:.Q$291];[$dataset_springer.$J$2:.$J$291])" office:value-type="percentage" office:value="-0.00663191683468605" calcext:value-type="percentage">
            <text:p>-0.66%</text:p>
          </table:table-cell>
          <table:table-cell table:style-name="ce27" table:formula="of:=CORREL([$dataset_springer.R$2:.R$291];[$dataset_springer.$J$2:.$J$291])" office:value-type="percentage" office:value="0.0325013215027811" calcext:value-type="percentage">
            <text:p>3.25%</text:p>
          </table:table-cell>
          <table:table-cell table:style-name="ce27" table:formula="of:=CORREL([$dataset_springer.S$2:.S$291];[$dataset_springer.$J$2:.$J$291])" office:value-type="percentage" office:value="0.0827621840030069" calcext:value-type="percentage">
            <text:p>8.28%</text:p>
          </table:table-cell>
          <table:table-cell table:style-name="ce27" table:formula="of:=CORREL([$dataset_springer.T$2:.T$291];[$dataset_springer.$J$2:.$J$291])" office:value-type="percentage" office:value="0.140054744525548" calcext:value-type="percentage">
            <text:p>14.01%</text:p>
          </table:table-cell>
          <table:table-cell table:style-name="ce27" table:formula="of:=CORREL([$dataset_springer.U$2:.U$291];[$dataset_springer.$J$2:.$J$291])" office:value-type="percentage" office:value="-0.0380049803360672" calcext:value-type="percentage">
            <text:p>-3.80%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09095575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Default" office:value-type="string" calcext:value-type="string">
            <text:p>de2020building</text:p>
          </table:table-cell>
          <table:table-cell office:value-type="string" calcext:value-type="string">
            <text:p>d</text:p>
          </table:table-cell>
          <table:table-cell table:style-name="ce22" table:formula="of:=[.AA32]*[.AB32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Column 10</text:p>
          </table:table-cell>
          <table:table-cell table:style-name="ce27" table:formula="of:=CORREL([$dataset_springer.B$2:.B$291];[$dataset_springer.$K$2:.$K$291])" office:value-type="string" office:string-value="" calcext:value-type="error">
            <text:p>#DIV/0!</text:p>
          </table:table-cell>
          <table:table-cell table:style-name="ce27" table:formula="of:=CORREL([$dataset_springer.C$2:.C$291];[$dataset_springer.$K$2:.$K$291])" office:value-type="percentage" office:value="0.00405666007761912" calcext:value-type="percentage">
            <text:p>0.41%</text:p>
          </table:table-cell>
          <table:table-cell table:style-name="ce27" table:formula="of:=CORREL([$dataset_springer.D$2:.D$291];[$dataset_springer.$K$2:.$K$291])" office:value-type="percentage" office:value="0.128085768322481" calcext:value-type="percentage">
            <text:p>12.81%</text:p>
          </table:table-cell>
          <table:table-cell table:style-name="ce27" table:formula="of:=CORREL([$dataset_springer.E$2:.E$291];[$dataset_springer.$K$2:.$K$291])" office:value-type="percentage" office:value="0.0844891531671423" calcext:value-type="percentage">
            <text:p>8.45%</text:p>
          </table:table-cell>
          <table:table-cell table:style-name="ce27" table:formula="of:=CORREL([$dataset_springer.F$2:.F$291];[$dataset_springer.$K$2:.$K$291])" office:value-type="percentage" office:value="0.135083856035219" calcext:value-type="percentage">
            <text:p>13.51%</text:p>
          </table:table-cell>
          <table:table-cell table:style-name="ce27" table:formula="of:=CORREL([$dataset_springer.G$2:.G$291];[$dataset_springer.$K$2:.$K$291])" office:value-type="percentage" office:value="0.148639305403902" calcext:value-type="percentage">
            <text:p>14.86%</text:p>
          </table:table-cell>
          <table:table-cell table:style-name="ce27" table:formula="of:=CORREL([$dataset_springer.H$2:.H$291];[$dataset_springer.$K$2:.$K$291])" office:value-type="percentage" office:value="0.176802335432656" calcext:value-type="percentage">
            <text:p>17.68%</text:p>
          </table:table-cell>
          <table:table-cell table:style-name="ce27" table:formula="of:=CORREL([$dataset_springer.I$2:.I$291];[$dataset_springer.$K$2:.$K$291])" office:value-type="percentage" office:value="0.141530466697739" calcext:value-type="percentage">
            <text:p>14.15%</text:p>
          </table:table-cell>
          <table:table-cell table:style-name="ce27" table:formula="of:=CORREL([$dataset_springer.J$2:.J$291];[$dataset_springer.$K$2:.$K$291])" office:value-type="percentage" office:value="0.257212277631597" calcext:value-type="percentage">
            <text:p>25.72%</text:p>
          </table:table-cell>
          <table:table-cell table:style-name="ce27" table:formula="of:=CORREL([$dataset_springer.K$2:.K$291];[$dataset_springer.$K$2:.$K$291])" office:value-type="percentage" office:value="1" calcext:value-type="percentage">
            <text:p>100.00%</text:p>
          </table:table-cell>
          <table:table-cell table:style-name="ce27" table:formula="of:=CORREL([$dataset_springer.L$2:.L$291];[$dataset_springer.$K$2:.$K$291])" office:value-type="percentage" office:value="0.0887766803612667" calcext:value-type="percentage">
            <text:p>8.88%</text:p>
          </table:table-cell>
          <table:table-cell table:style-name="ce27" table:formula="of:=CORREL([$dataset_springer.M$2:.M$291];[$dataset_springer.$K$2:.$K$291])" office:value-type="percentage" office:value="0.101416636908968" calcext:value-type="percentage">
            <text:p>10.14%</text:p>
          </table:table-cell>
          <table:table-cell table:style-name="ce27" table:formula="of:=CORREL([$dataset_springer.N$2:.N$291];[$dataset_springer.$K$2:.$K$291])" office:value-type="percentage" office:value="0.003731780866966" calcext:value-type="percentage">
            <text:p>0.37%</text:p>
          </table:table-cell>
          <table:table-cell table:style-name="ce27" table:formula="of:=CORREL([$dataset_springer.O$2:.O$291];[$dataset_springer.$K$2:.$K$291])" office:value-type="percentage" office:value="0.0753914243471262" calcext:value-type="percentage">
            <text:p>7.54%</text:p>
          </table:table-cell>
          <table:table-cell table:style-name="ce27" table:formula="of:=CORREL([$dataset_springer.P$2:.P$291];[$dataset_springer.$K$2:.$K$291])" office:value-type="percentage" office:value="0.060400772319821" calcext:value-type="percentage">
            <text:p>6.04%</text:p>
          </table:table-cell>
          <table:table-cell table:style-name="ce27" table:formula="of:=CORREL([$dataset_springer.Q$2:.Q$291];[$dataset_springer.$K$2:.$K$291])" office:value-type="percentage" office:value="0.0595471224742064" calcext:value-type="percentage">
            <text:p>5.95%</text:p>
          </table:table-cell>
          <table:table-cell table:style-name="ce27" table:formula="of:=CORREL([$dataset_springer.R$2:.R$291];[$dataset_springer.$K$2:.$K$291])" office:value-type="percentage" office:value="0.0352875046797918" calcext:value-type="percentage">
            <text:p>3.53%</text:p>
          </table:table-cell>
          <table:table-cell table:style-name="ce27" table:formula="of:=CORREL([$dataset_springer.S$2:.S$291];[$dataset_springer.$K$2:.$K$291])" office:value-type="percentage" office:value="0.0292882134035501" calcext:value-type="percentage">
            <text:p>2.93%</text:p>
          </table:table-cell>
          <table:table-cell table:style-name="ce27" table:formula="of:=CORREL([$dataset_springer.T$2:.T$291];[$dataset_springer.$K$2:.$K$291])" office:value-type="percentage" office:value="0.0604007723198209" calcext:value-type="percentage">
            <text:p>6.04%</text:p>
          </table:table-cell>
          <table:table-cell table:style-name="ce27" table:formula="of:=CORREL([$dataset_springer.U$2:.U$291];[$dataset_springer.$K$2:.$K$291])" office:value-type="percentage" office:value="0.121655729429581" calcext:value-type="percentage">
            <text:p>12.17%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09095724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gerostathopoulos2020toolbox</text:p>
          </table:table-cell>
          <table:table-cell/>
          <table:table-cell table:style-name="ce22" table:formula="of:=[.AA33]*[.AB33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Column 11</text:p>
          </table:table-cell>
          <table:table-cell table:style-name="ce27" table:formula="of:=CORREL([$dataset_springer.B$2:.B$291];[$dataset_springer.$L$2:.$L$291])" office:value-type="string" office:string-value="" calcext:value-type="error">
            <text:p>#DIV/0!</text:p>
          </table:table-cell>
          <table:table-cell table:style-name="ce27" table:formula="of:=CORREL([$dataset_springer.C$2:.C$291];[$dataset_springer.$L$2:.$L$291])" office:value-type="percentage" office:value="0.246763658201992" calcext:value-type="percentage">
            <text:p>24.68%</text:p>
          </table:table-cell>
          <table:table-cell table:style-name="ce27" table:formula="of:=CORREL([$dataset_springer.D$2:.D$291];[$dataset_springer.$L$2:.$L$291])" office:value-type="percentage" office:value="0.166891799334983" calcext:value-type="percentage">
            <text:p>16.69%</text:p>
          </table:table-cell>
          <table:table-cell table:style-name="ce27" table:formula="of:=CORREL([$dataset_springer.E$2:.E$291];[$dataset_springer.$L$2:.$L$291])" office:value-type="percentage" office:value="0.172788933939478" calcext:value-type="percentage">
            <text:p>17.28%</text:p>
          </table:table-cell>
          <table:table-cell table:style-name="ce27" table:formula="of:=CORREL([$dataset_springer.F$2:.F$291];[$dataset_springer.$L$2:.$L$291])" office:value-type="percentage" office:value="-0.124370477280388" calcext:value-type="percentage">
            <text:p>-12.44%</text:p>
          </table:table-cell>
          <table:table-cell table:style-name="ce27" table:formula="of:=CORREL([$dataset_springer.G$2:.G$291];[$dataset_springer.$L$2:.$L$291])" office:value-type="percentage" office:value="0.0382905879228294" calcext:value-type="percentage">
            <text:p>3.83%</text:p>
          </table:table-cell>
          <table:table-cell table:style-name="ce27" table:formula="of:=CORREL([$dataset_springer.H$2:.H$291];[$dataset_springer.$L$2:.$L$291])" office:value-type="percentage" office:value="0.019655247102425" calcext:value-type="percentage">
            <text:p>1.97%</text:p>
          </table:table-cell>
          <table:table-cell table:style-name="ce27" table:formula="of:=CORREL([$dataset_springer.I$2:.I$291];[$dataset_springer.$L$2:.$L$291])" office:value-type="percentage" office:value="-0.0527039623036148" calcext:value-type="percentage">
            <text:p>-5.27%</text:p>
          </table:table-cell>
          <table:table-cell table:style-name="ce27" table:formula="of:=CORREL([$dataset_springer.J$2:.J$291];[$dataset_springer.$L$2:.$L$291])" office:value-type="percentage" office:value="0.0319397207146583" calcext:value-type="percentage">
            <text:p>3.19%</text:p>
          </table:table-cell>
          <table:table-cell table:style-name="ce27" table:formula="of:=CORREL([$dataset_springer.K$2:.K$291];[$dataset_springer.$L$2:.$L$291])" office:value-type="percentage" office:value="0.0887766803612667" calcext:value-type="percentage">
            <text:p>8.88%</text:p>
          </table:table-cell>
          <table:table-cell table:style-name="ce27" table:formula="of:=CORREL([$dataset_springer.L$2:.L$291];[$dataset_springer.$L$2:.$L$291])" office:value-type="percentage" office:value="1" calcext:value-type="percentage">
            <text:p>100.00%</text:p>
          </table:table-cell>
          <table:table-cell table:style-name="ce27" table:formula="of:=CORREL([$dataset_springer.M$2:.M$291];[$dataset_springer.$L$2:.$L$291])" office:value-type="percentage" office:value="0.00359659666067303" calcext:value-type="percentage">
            <text:p>0.36%</text:p>
          </table:table-cell>
          <table:table-cell table:style-name="ce27" table:formula="of:=CORREL([$dataset_springer.N$2:.N$291];[$dataset_springer.$L$2:.$L$291])" office:value-type="percentage" office:value="0.0512599657594896" calcext:value-type="percentage">
            <text:p>5.13%</text:p>
          </table:table-cell>
          <table:table-cell table:style-name="ce27" table:formula="of:=CORREL([$dataset_springer.O$2:.O$291];[$dataset_springer.$L$2:.$L$291])" office:value-type="percentage" office:value="-0.177132306796489" calcext:value-type="percentage">
            <text:p>-17.71%</text:p>
          </table:table-cell>
          <table:table-cell table:style-name="ce27" table:formula="of:=CORREL([$dataset_springer.P$2:.P$291];[$dataset_springer.$L$2:.$L$291])" office:value-type="percentage" office:value="0.00147090819080659" calcext:value-type="percentage">
            <text:p>0.15%</text:p>
          </table:table-cell>
          <table:table-cell table:style-name="ce27" table:formula="of:=CORREL([$dataset_springer.Q$2:.Q$291];[$dataset_springer.$L$2:.$L$291])" office:value-type="percentage" office:value="0.126224155929791" calcext:value-type="percentage">
            <text:p>12.62%</text:p>
          </table:table-cell>
          <table:table-cell table:style-name="ce27" table:formula="of:=CORREL([$dataset_springer.R$2:.R$291];[$dataset_springer.$L$2:.$L$291])" office:value-type="percentage" office:value="0.0916324263828538" calcext:value-type="percentage">
            <text:p>9.16%</text:p>
          </table:table-cell>
          <table:table-cell table:style-name="ce27" table:formula="of:=CORREL([$dataset_springer.S$2:.S$291];[$dataset_springer.$L$2:.$L$291])" office:value-type="percentage" office:value="0.0901796296392801" calcext:value-type="percentage">
            <text:p>9.02%</text:p>
          </table:table-cell>
          <table:table-cell table:style-name="ce27" table:formula="of:=CORREL([$dataset_springer.T$2:.T$291];[$dataset_springer.$L$2:.$L$291])" office:value-type="percentage" office:value="0.0624085332385096" calcext:value-type="percentage">
            <text:p>6.24%</text:p>
          </table:table-cell>
          <table:table-cell table:style-name="ce27" table:formula="of:=CORREL([$dataset_springer.U$2:.U$291];[$dataset_springer.$L$2:.$L$291])" office:value-type="percentage" office:value="0.0887766803612666" calcext:value-type="percentage">
            <text:p>8.88%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09095669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chondamrongkul2020automated</text:p>
          </table:table-cell>
          <table:table-cell office:value-type="string" calcext:value-type="string">
            <text:p>h</text:p>
          </table:table-cell>
          <table:table-cell table:style-name="ce22" table:formula="of:=[.AA34]*[.AB34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Column 12</text:p>
          </table:table-cell>
          <table:table-cell table:style-name="ce27" table:formula="of:=CORREL([$dataset_springer.B$2:.B$291];[$dataset_springer.$M$2:.$M$291])" office:value-type="string" office:string-value="" calcext:value-type="error">
            <text:p>#DIV/0!</text:p>
          </table:table-cell>
          <table:table-cell table:style-name="ce27" table:formula="of:=CORREL([$dataset_springer.C$2:.C$291];[$dataset_springer.$M$2:.$M$291])" office:value-type="percentage" office:value="-0.0411509018307927" calcext:value-type="percentage">
            <text:p>-4.12%</text:p>
          </table:table-cell>
          <table:table-cell table:style-name="ce27" table:formula="of:=CORREL([$dataset_springer.D$2:.D$291];[$dataset_springer.$M$2:.$M$291])" office:value-type="percentage" office:value="0.0853860099926391" calcext:value-type="percentage">
            <text:p>8.54%</text:p>
          </table:table-cell>
          <table:table-cell table:style-name="ce27" table:formula="of:=CORREL([$dataset_springer.E$2:.E$291];[$dataset_springer.$M$2:.$M$291])" office:value-type="percentage" office:value="0.0900557551907728" calcext:value-type="percentage">
            <text:p>9.01%</text:p>
          </table:table-cell>
          <table:table-cell table:style-name="ce27" table:formula="of:=CORREL([$dataset_springer.F$2:.F$291];[$dataset_springer.$M$2:.$M$291])" office:value-type="percentage" office:value="0.0503831145019971" calcext:value-type="percentage">
            <text:p>5.04%</text:p>
          </table:table-cell>
          <table:table-cell table:style-name="ce27" table:formula="of:=CORREL([$dataset_springer.G$2:.G$291];[$dataset_springer.$M$2:.$M$291])" office:value-type="percentage" office:value="0.0557785662554484" calcext:value-type="percentage">
            <text:p>5.58%</text:p>
          </table:table-cell>
          <table:table-cell table:style-name="ce27" table:formula="of:=CORREL([$dataset_springer.H$2:.H$291];[$dataset_springer.$M$2:.$M$291])" office:value-type="percentage" office:value="0.00882225325434214" calcext:value-type="percentage">
            <text:p>0.88%</text:p>
          </table:table-cell>
          <table:table-cell table:style-name="ce27" table:formula="of:=CORREL([$dataset_springer.I$2:.I$291];[$dataset_springer.$M$2:.$M$291])" office:value-type="percentage" office:value="0.203126828695196" calcext:value-type="percentage">
            <text:p>20.31%</text:p>
          </table:table-cell>
          <table:table-cell table:style-name="ce27" table:formula="of:=CORREL([$dataset_springer.J$2:.J$291];[$dataset_springer.$M$2:.$M$291])" office:value-type="percentage" office:value="0.130941346288701" calcext:value-type="percentage">
            <text:p>13.09%</text:p>
          </table:table-cell>
          <table:table-cell table:style-name="ce27" table:formula="of:=CORREL([$dataset_springer.K$2:.K$291];[$dataset_springer.$M$2:.$M$291])" office:value-type="percentage" office:value="0.101416636908968" calcext:value-type="percentage">
            <text:p>10.14%</text:p>
          </table:table-cell>
          <table:table-cell table:style-name="ce27" table:formula="of:=CORREL([$dataset_springer.L$2:.L$291];[$dataset_springer.$M$2:.$M$291])" office:value-type="percentage" office:value="0.00359659666067303" calcext:value-type="percentage">
            <text:p>0.36%</text:p>
          </table:table-cell>
          <table:table-cell table:style-name="ce27" table:formula="of:=CORREL([$dataset_springer.M$2:.M$291];[$dataset_springer.$M$2:.$M$291])" office:value-type="percentage" office:value="1" calcext:value-type="percentage">
            <text:p>100.00%</text:p>
          </table:table-cell>
          <table:table-cell table:style-name="ce27" table:formula="of:=CORREL([$dataset_springer.N$2:.N$291];[$dataset_springer.$M$2:.$M$291])" office:value-type="percentage" office:value="-0.0144122739629102" calcext:value-type="percentage">
            <text:p>-1.44%</text:p>
          </table:table-cell>
          <table:table-cell table:style-name="ce27" table:formula="of:=CORREL([$dataset_springer.O$2:.O$291];[$dataset_springer.$M$2:.$M$291])" office:value-type="percentage" office:value="0.0925648367588473" calcext:value-type="percentage">
            <text:p>9.26%</text:p>
          </table:table-cell>
          <table:table-cell table:style-name="ce27" table:formula="of:=CORREL([$dataset_springer.P$2:.P$291];[$dataset_springer.$M$2:.$M$291])" office:value-type="percentage" office:value="0.0438473315553906" calcext:value-type="percentage">
            <text:p>4.38%</text:p>
          </table:table-cell>
          <table:table-cell table:style-name="ce27" table:formula="of:=CORREL([$dataset_springer.Q$2:.Q$291];[$dataset_springer.$M$2:.$M$291])" office:value-type="percentage" office:value="-0.0162160562369379" calcext:value-type="percentage">
            <text:p>-1.62%</text:p>
          </table:table-cell>
          <table:table-cell table:style-name="ce27" table:formula="of:=CORREL([$dataset_springer.R$2:.R$291];[$dataset_springer.$M$2:.$M$291])" office:value-type="percentage" office:value="0.0615996739019945" calcext:value-type="percentage">
            <text:p>6.16%</text:p>
          </table:table-cell>
          <table:table-cell table:style-name="ce27" table:formula="of:=CORREL([$dataset_springer.S$2:.S$291];[$dataset_springer.$M$2:.$M$291])" office:value-type="percentage" office:value="0.0134407955465978" calcext:value-type="percentage">
            <text:p>1.34%</text:p>
          </table:table-cell>
          <table:table-cell table:style-name="ce27" table:formula="of:=CORREL([$dataset_springer.T$2:.T$291];[$dataset_springer.$M$2:.$M$291])" office:value-type="percentage" office:value="-0.0432466831779198" calcext:value-type="percentage">
            <text:p>-4.32%</text:p>
          </table:table-cell>
          <table:table-cell table:style-name="ce27" table:formula="of:=CORREL([$dataset_springer.U$2:.U$291];[$dataset_springer.$M$2:.$M$291])" office:value-type="percentage" office:value="-0.0281464675121804" calcext:value-type="percentage">
            <text:p>-2.81%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09130584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liang2020design</text:p>
          </table:table-cell>
          <table:table-cell/>
          <table:table-cell table:style-name="ce22" table:formula="of:=[.AA35]*[.AB35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Column 13</text:p>
          </table:table-cell>
          <table:table-cell table:style-name="ce27" table:formula="of:=CORREL([$dataset_springer.B$2:.B$291];[$dataset_springer.$N$2:.$N$291])" office:value-type="string" office:string-value="" calcext:value-type="error">
            <text:p>#DIV/0!</text:p>
          </table:table-cell>
          <table:table-cell table:style-name="ce27" table:formula="of:=CORREL([$dataset_springer.C$2:.C$291];[$dataset_springer.$N$2:.$N$291])" office:value-type="percentage" office:value="-0.227437852612941" calcext:value-type="percentage">
            <text:p>-22.74%</text:p>
          </table:table-cell>
          <table:table-cell table:style-name="ce27" table:formula="of:=CORREL([$dataset_springer.D$2:.D$291];[$dataset_springer.$N$2:.$N$291])" office:value-type="percentage" office:value="0.00752381515989915" calcext:value-type="percentage">
            <text:p>0.75%</text:p>
          </table:table-cell>
          <table:table-cell table:style-name="ce27" table:formula="of:=CORREL([$dataset_springer.E$2:.E$291];[$dataset_springer.$N$2:.$N$291])" office:value-type="percentage" office:value="-0.103858197256191" calcext:value-type="percentage">
            <text:p>-10.39%</text:p>
          </table:table-cell>
          <table:table-cell table:style-name="ce27" table:formula="of:=CORREL([$dataset_springer.F$2:.F$291];[$dataset_springer.$N$2:.$N$291])" office:value-type="percentage" office:value="-0.0241165872311761" calcext:value-type="percentage">
            <text:p>-2.41%</text:p>
          </table:table-cell>
          <table:table-cell table:style-name="ce27" table:formula="of:=CORREL([$dataset_springer.G$2:.G$291];[$dataset_springer.$N$2:.$N$291])" office:value-type="percentage" office:value="0.00879071627973653" calcext:value-type="percentage">
            <text:p>0.88%</text:p>
          </table:table-cell>
          <table:table-cell table:style-name="ce27" table:formula="of:=CORREL([$dataset_springer.H$2:.H$291];[$dataset_springer.$N$2:.$N$291])" office:value-type="percentage" office:value="0.00775690908798532" calcext:value-type="percentage">
            <text:p>0.78%</text:p>
          </table:table-cell>
          <table:table-cell table:style-name="ce27" table:formula="of:=CORREL([$dataset_springer.I$2:.I$291];[$dataset_springer.$N$2:.$N$291])" office:value-type="percentage" office:value="0.201159471068793" calcext:value-type="percentage">
            <text:p>20.12%</text:p>
          </table:table-cell>
          <table:table-cell table:style-name="ce27" table:formula="of:=CORREL([$dataset_springer.J$2:.J$291];[$dataset_springer.$N$2:.$N$291])" office:value-type="percentage" office:value="-0.0084378565478053" calcext:value-type="percentage">
            <text:p>-0.84%</text:p>
          </table:table-cell>
          <table:table-cell table:style-name="ce27" table:formula="of:=CORREL([$dataset_springer.K$2:.K$291];[$dataset_springer.$N$2:.$N$291])" office:value-type="percentage" office:value="0.003731780866966" calcext:value-type="percentage">
            <text:p>0.37%</text:p>
          </table:table-cell>
          <table:table-cell table:style-name="ce27" table:formula="of:=CORREL([$dataset_springer.L$2:.L$291];[$dataset_springer.$N$2:.$N$291])" office:value-type="percentage" office:value="0.0512599657594896" calcext:value-type="percentage">
            <text:p>5.13%</text:p>
          </table:table-cell>
          <table:table-cell table:style-name="ce27" table:formula="of:=CORREL([$dataset_springer.M$2:.M$291];[$dataset_springer.$N$2:.$N$291])" office:value-type="percentage" office:value="-0.0144122739629102" calcext:value-type="percentage">
            <text:p>-1.44%</text:p>
          </table:table-cell>
          <table:table-cell table:style-name="ce27" table:formula="of:=CORREL([$dataset_springer.N$2:.N$291];[$dataset_springer.$N$2:.$N$291])" office:value-type="percentage" office:value="1" calcext:value-type="percentage">
            <text:p>100.00%</text:p>
          </table:table-cell>
          <table:table-cell table:style-name="ce27" table:formula="of:=CORREL([$dataset_springer.O$2:.O$291];[$dataset_springer.$N$2:.$N$291])" office:value-type="percentage" office:value="0.262403248033178" calcext:value-type="percentage">
            <text:p>26.24%</text:p>
          </table:table-cell>
          <table:table-cell table:style-name="ce27" table:formula="of:=CORREL([$dataset_springer.P$2:.P$291];[$dataset_springer.$N$2:.$N$291])" office:value-type="percentage" office:value="0.0907639704331515" calcext:value-type="percentage">
            <text:p>9.08%</text:p>
          </table:table-cell>
          <table:table-cell table:style-name="ce27" table:formula="of:=CORREL([$dataset_springer.Q$2:.Q$291];[$dataset_springer.$N$2:.$N$291])" office:value-type="percentage" office:value="0.112243277826247" calcext:value-type="percentage">
            <text:p>11.22%</text:p>
          </table:table-cell>
          <table:table-cell table:style-name="ce27" table:formula="of:=CORREL([$dataset_springer.R$2:.R$291];[$dataset_springer.$N$2:.$N$291])" office:value-type="percentage" office:value="0.131154856154123" calcext:value-type="percentage">
            <text:p>13.12%</text:p>
          </table:table-cell>
          <table:table-cell table:style-name="ce27" table:formula="of:=CORREL([$dataset_springer.S$2:.S$291];[$dataset_springer.$N$2:.$N$291])" office:value-type="percentage" office:value="0.0716258187316948" calcext:value-type="percentage">
            <text:p>7.16%</text:p>
          </table:table-cell>
          <table:table-cell table:style-name="ce27" table:formula="of:=CORREL([$dataset_springer.T$2:.T$291];[$dataset_springer.$N$2:.$N$291])" office:value-type="percentage" office:value="0.0576966947728325" calcext:value-type="percentage">
            <text:p>5.77%</text:p>
          </table:table-cell>
          <table:table-cell table:style-name="ce27" table:formula="of:=CORREL([$dataset_springer.U$2:.U$291];[$dataset_springer.$N$2:.$N$291])" office:value-type="percentage" office:value="0.0529234377496999" calcext:value-type="percentage">
            <text:p>5.29%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09156259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zhang2020fenghuolun</text:p>
          </table:table-cell>
          <table:table-cell/>
          <table:table-cell table:style-name="ce22" table:formula="of:=[.AA36]*[.AB36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Column 14</text:p>
          </table:table-cell>
          <table:table-cell table:style-name="ce27" table:formula="of:=CORREL([$dataset_springer.B$2:.B$291];[$dataset_springer.$O$2:.$O$291])" office:value-type="string" office:string-value="" calcext:value-type="error">
            <text:p>#DIV/0!</text:p>
          </table:table-cell>
          <table:table-cell table:style-name="ce27" table:formula="of:=CORREL([$dataset_springer.C$2:.C$291];[$dataset_springer.$O$2:.$O$291])" office:value-type="percentage" office:value="-0.0806447737224984" calcext:value-type="percentage">
            <text:p>-8.06%</text:p>
          </table:table-cell>
          <table:table-cell table:style-name="ce27" table:formula="of:=CORREL([$dataset_springer.D$2:.D$291];[$dataset_springer.$O$2:.$O$291])" office:value-type="percentage" office:value="0.0550825119459505" calcext:value-type="percentage">
            <text:p>5.51%</text:p>
          </table:table-cell>
          <table:table-cell table:style-name="ce27" table:formula="of:=CORREL([$dataset_springer.E$2:.E$291];[$dataset_springer.$O$2:.$O$291])" office:value-type="percentage" office:value="-0.0734000524054219" calcext:value-type="percentage">
            <text:p>-7.34%</text:p>
          </table:table-cell>
          <table:table-cell table:style-name="ce27" table:formula="of:=CORREL([$dataset_springer.F$2:.F$291];[$dataset_springer.$O$2:.$O$291])" office:value-type="percentage" office:value="0.0530931044506905" calcext:value-type="percentage">
            <text:p>5.31%</text:p>
          </table:table-cell>
          <table:table-cell table:style-name="ce27" table:formula="of:=CORREL([$dataset_springer.G$2:.G$291];[$dataset_springer.$O$2:.$O$291])" office:value-type="percentage" office:value="0.177594731573732" calcext:value-type="percentage">
            <text:p>17.76%</text:p>
          </table:table-cell>
          <table:table-cell table:style-name="ce27" table:formula="of:=CORREL([$dataset_springer.H$2:.H$291];[$dataset_springer.$O$2:.$O$291])" office:value-type="percentage" office:value="0.156709208156115" calcext:value-type="percentage">
            <text:p>15.67%</text:p>
          </table:table-cell>
          <table:table-cell table:style-name="ce27" table:formula="of:=CORREL([$dataset_springer.I$2:.I$291];[$dataset_springer.$O$2:.$O$291])" office:value-type="percentage" office:value="0.311547657974924" calcext:value-type="percentage">
            <text:p>31.15%</text:p>
          </table:table-cell>
          <table:table-cell table:style-name="ce27" table:formula="of:=CORREL([$dataset_springer.J$2:.J$291];[$dataset_springer.$O$2:.$O$291])" office:value-type="percentage" office:value="0.157005846331348" calcext:value-type="percentage">
            <text:p>15.70%</text:p>
          </table:table-cell>
          <table:table-cell table:style-name="ce27" table:formula="of:=CORREL([$dataset_springer.K$2:.K$291];[$dataset_springer.$O$2:.$O$291])" office:value-type="percentage" office:value="0.0753914243471262" calcext:value-type="percentage">
            <text:p>7.54%</text:p>
          </table:table-cell>
          <table:table-cell table:style-name="ce27" table:formula="of:=CORREL([$dataset_springer.L$2:.L$291];[$dataset_springer.$O$2:.$O$291])" office:value-type="percentage" office:value="-0.177132306796489" calcext:value-type="percentage">
            <text:p>-17.71%</text:p>
          </table:table-cell>
          <table:table-cell table:style-name="ce27" table:formula="of:=CORREL([$dataset_springer.M$2:.M$291];[$dataset_springer.$O$2:.$O$291])" office:value-type="percentage" office:value="0.0925648367588473" calcext:value-type="percentage">
            <text:p>9.26%</text:p>
          </table:table-cell>
          <table:table-cell table:style-name="ce27" table:formula="of:=CORREL([$dataset_springer.N$2:.N$291];[$dataset_springer.$O$2:.$O$291])" office:value-type="percentage" office:value="0.262403248033178" calcext:value-type="percentage">
            <text:p>26.24%</text:p>
          </table:table-cell>
          <table:table-cell table:style-name="ce27" table:formula="of:=CORREL([$dataset_springer.O$2:.O$291];[$dataset_springer.$O$2:.$O$291])" office:value-type="percentage" office:value="1" calcext:value-type="percentage">
            <text:p>100.00%</text:p>
          </table:table-cell>
          <table:table-cell table:style-name="ce27" table:formula="of:=CORREL([$dataset_springer.P$2:.P$291];[$dataset_springer.$O$2:.$O$291])" office:value-type="percentage" office:value="0.229049668223896" calcext:value-type="percentage">
            <text:p>22.90%</text:p>
          </table:table-cell>
          <table:table-cell table:style-name="ce27" table:formula="of:=CORREL([$dataset_springer.Q$2:.Q$291];[$dataset_springer.$O$2:.$O$291])" office:value-type="percentage" office:value="0.106665959772506" calcext:value-type="percentage">
            <text:p>10.67%</text:p>
          </table:table-cell>
          <table:table-cell table:style-name="ce27" table:formula="of:=CORREL([$dataset_springer.R$2:.R$291];[$dataset_springer.$O$2:.$O$291])" office:value-type="percentage" office:value="0.12474698644131" calcext:value-type="percentage">
            <text:p>12.47%</text:p>
          </table:table-cell>
          <table:table-cell table:style-name="ce27" table:formula="of:=CORREL([$dataset_springer.S$2:.S$291];[$dataset_springer.$O$2:.$O$291])" office:value-type="percentage" office:value="0.117534966541548" calcext:value-type="percentage">
            <text:p>11.75%</text:p>
          </table:table-cell>
          <table:table-cell table:style-name="ce27" table:formula="of:=CORREL([$dataset_springer.T$2:.T$291];[$dataset_springer.$O$2:.$O$291])" office:value-type="percentage" office:value="0.0849620244387985" calcext:value-type="percentage">
            <text:p>8.50%</text:p>
          </table:table-cell>
          <table:table-cell table:style-name="ce27" table:formula="of:=CORREL([$dataset_springer.U$2:.U$291];[$dataset_springer.$O$2:.$O$291])" office:value-type="percentage" office:value="-0.0317826592835924" calcext:value-type="percentage">
            <text:p>-3.18%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09251058.pdf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liu2020unsupervised</text:p>
          </table:table-cell>
          <table:table-cell office:value-type="string" calcext:value-type="string">
            <text:p>h</text:p>
          </table:table-cell>
          <table:table-cell table:style-name="ce22" table:formula="of:=[.AA37]*[.AB37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Column 15</text:p>
          </table:table-cell>
          <table:table-cell table:style-name="ce27" table:formula="of:=CORREL([$dataset_springer.B$2:.B$291];[$dataset_springer.$P$2:.$P$291])" office:value-type="string" office:string-value="" calcext:value-type="error">
            <text:p>#DIV/0!</text:p>
          </table:table-cell>
          <table:table-cell table:style-name="ce27" table:formula="of:=CORREL([$dataset_springer.C$2:.C$291];[$dataset_springer.$P$2:.$P$291])" office:value-type="percentage" office:value="0.0627196201061538" calcext:value-type="percentage">
            <text:p>6.27%</text:p>
          </table:table-cell>
          <table:table-cell table:style-name="ce27" table:formula="of:=CORREL([$dataset_springer.D$2:.D$291];[$dataset_springer.$P$2:.$P$291])" office:value-type="percentage" office:value="0.150953301562154" calcext:value-type="percentage">
            <text:p>15.10%</text:p>
          </table:table-cell>
          <table:table-cell table:style-name="ce27" table:formula="of:=CORREL([$dataset_springer.E$2:.E$291];[$dataset_springer.$P$2:.$P$291])" office:value-type="percentage" office:value="-0.00424007693212752" calcext:value-type="percentage">
            <text:p>-0.42%</text:p>
          </table:table-cell>
          <table:table-cell table:style-name="ce27" table:formula="of:=CORREL([$dataset_springer.F$2:.F$291];[$dataset_springer.$P$2:.$P$291])" office:value-type="percentage" office:value="0.0924469537172893" calcext:value-type="percentage">
            <text:p>9.24%</text:p>
          </table:table-cell>
          <table:table-cell table:style-name="ce27" table:formula="of:=CORREL([$dataset_springer.G$2:.G$291];[$dataset_springer.$P$2:.$P$291])" office:value-type="percentage" office:value="0.142282216311429" calcext:value-type="percentage">
            <text:p>14.23%</text:p>
          </table:table-cell>
          <table:table-cell table:style-name="ce27" table:formula="of:=CORREL([$dataset_springer.H$2:.H$291];[$dataset_springer.$P$2:.$P$291])" office:value-type="percentage" office:value="0.1255495208404" calcext:value-type="percentage">
            <text:p>12.55%</text:p>
          </table:table-cell>
          <table:table-cell table:style-name="ce27" table:formula="of:=CORREL([$dataset_springer.I$2:.I$291];[$dataset_springer.$P$2:.$P$291])" office:value-type="percentage" office:value="0.137565319683892" calcext:value-type="percentage">
            <text:p>13.76%</text:p>
          </table:table-cell>
          <table:table-cell table:style-name="ce27" table:formula="of:=CORREL([$dataset_springer.J$2:.J$291];[$dataset_springer.$P$2:.$P$291])" office:value-type="percentage" office:value="0.140054744525547" calcext:value-type="percentage">
            <text:p>14.01%</text:p>
          </table:table-cell>
          <table:table-cell table:style-name="ce27" table:formula="of:=CORREL([$dataset_springer.K$2:.K$291];[$dataset_springer.$P$2:.$P$291])" office:value-type="percentage" office:value="0.060400772319821" calcext:value-type="percentage">
            <text:p>6.04%</text:p>
          </table:table-cell>
          <table:table-cell table:style-name="ce27" table:formula="of:=CORREL([$dataset_springer.L$2:.L$291];[$dataset_springer.$P$2:.$P$291])" office:value-type="percentage" office:value="0.00147090819080659" calcext:value-type="percentage">
            <text:p>0.15%</text:p>
          </table:table-cell>
          <table:table-cell table:style-name="ce27" table:formula="of:=CORREL([$dataset_springer.M$2:.M$291];[$dataset_springer.$P$2:.$P$291])" office:value-type="percentage" office:value="0.0438473315553906" calcext:value-type="percentage">
            <text:p>4.38%</text:p>
          </table:table-cell>
          <table:table-cell table:style-name="ce27" table:formula="of:=CORREL([$dataset_springer.N$2:.N$291];[$dataset_springer.$P$2:.$P$291])" office:value-type="percentage" office:value="0.0907639704331515" calcext:value-type="percentage">
            <text:p>9.08%</text:p>
          </table:table-cell>
          <table:table-cell table:style-name="ce27" table:formula="of:=CORREL([$dataset_springer.O$2:.O$291];[$dataset_springer.$P$2:.$P$291])" office:value-type="percentage" office:value="0.229049668223896" calcext:value-type="percentage">
            <text:p>22.90%</text:p>
          </table:table-cell>
          <table:table-cell table:style-name="ce27" table:formula="of:=CORREL([$dataset_springer.P$2:.P$291];[$dataset_springer.$P$2:.$P$291])" office:value-type="percentage" office:value="1" calcext:value-type="percentage">
            <text:p>100.00%</text:p>
          </table:table-cell>
          <table:table-cell table:style-name="ce27" table:formula="of:=CORREL([$dataset_springer.Q$2:.Q$291];[$dataset_springer.$P$2:.$P$291])" office:value-type="percentage" office:value="0.130743503312385" calcext:value-type="percentage">
            <text:p>13.07%</text:p>
          </table:table-cell>
          <table:table-cell table:style-name="ce27" table:formula="of:=CORREL([$dataset_springer.R$2:.R$291];[$dataset_springer.$P$2:.$P$291])" office:value-type="percentage" office:value="0.108512476630253" calcext:value-type="percentage">
            <text:p>10.85%</text:p>
          </table:table-cell>
          <table:table-cell table:style-name="ce27" table:formula="of:=CORREL([$dataset_springer.S$2:.S$291];[$dataset_springer.$P$2:.$P$291])" office:value-type="percentage" office:value="0.188493608500242" calcext:value-type="percentage">
            <text:p>18.85%</text:p>
          </table:table-cell>
          <table:table-cell table:style-name="ce27" table:formula="of:=CORREL([$dataset_springer.T$2:.T$291];[$dataset_springer.$P$2:.$P$291])" office:value-type="percentage" office:value="0.140054744525548" calcext:value-type="percentage">
            <text:p>14.01%</text:p>
          </table:table-cell>
          <table:table-cell table:style-name="ce27" table:formula="of:=CORREL([$dataset_springer.U$2:.U$291];[$dataset_springer.$P$2:.$P$291])" office:value-type="percentage" office:value="-0.0380049803360672" calcext:value-type="percentage">
            <text:p>-3.80%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09301952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gorige2020privacy</text:p>
          </table:table-cell>
          <table:table-cell/>
          <table:table-cell table:style-name="ce22" table:formula="of:=[.AA38]*[.AB38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Column 16</text:p>
          </table:table-cell>
          <table:table-cell table:style-name="ce27" table:formula="of:=CORREL([$dataset_springer.B$2:.B$291];[$dataset_springer.$Q$2:.$Q$291])" office:value-type="string" office:string-value="" calcext:value-type="error">
            <text:p>#DIV/0!</text:p>
          </table:table-cell>
          <table:table-cell table:style-name="ce27" table:formula="of:=CORREL([$dataset_springer.C$2:.C$291];[$dataset_springer.$Q$2:.$Q$291])" office:value-type="percentage" office:value="-0.0387707157582328" calcext:value-type="percentage">
            <text:p>-3.88%</text:p>
          </table:table-cell>
          <table:table-cell table:style-name="ce27" table:formula="of:=CORREL([$dataset_springer.D$2:.D$291];[$dataset_springer.$Q$2:.$Q$291])" office:value-type="percentage" office:value="-0.0692942412120433" calcext:value-type="percentage">
            <text:p>-6.93%</text:p>
          </table:table-cell>
          <table:table-cell table:style-name="ce27" table:formula="of:=CORREL([$dataset_springer.E$2:.E$291];[$dataset_springer.$Q$2:.$Q$291])" office:value-type="percentage" office:value="0.0105434591035014" calcext:value-type="percentage">
            <text:p>1.05%</text:p>
          </table:table-cell>
          <table:table-cell table:style-name="ce27" table:formula="of:=CORREL([$dataset_springer.F$2:.F$291];[$dataset_springer.$Q$2:.$Q$291])" office:value-type="percentage" office:value="-0.1047803606259" calcext:value-type="percentage">
            <text:p>-10.48%</text:p>
          </table:table-cell>
          <table:table-cell table:style-name="ce27" table:formula="of:=CORREL([$dataset_springer.G$2:.G$291];[$dataset_springer.$Q$2:.$Q$291])" office:value-type="percentage" office:value="-0.00415003929732316" calcext:value-type="percentage">
            <text:p>-0.42%</text:p>
          </table:table-cell>
          <table:table-cell table:style-name="ce27" table:formula="of:=CORREL([$dataset_springer.H$2:.H$291];[$dataset_springer.$Q$2:.$Q$291])" office:value-type="percentage" office:value="0.0441269280026741" calcext:value-type="percentage">
            <text:p>4.41%</text:p>
          </table:table-cell>
          <table:table-cell table:style-name="ce27" table:formula="of:=CORREL([$dataset_springer.I$2:.I$291];[$dataset_springer.$Q$2:.$Q$291])" office:value-type="percentage" office:value="0.0827691431244659" calcext:value-type="percentage">
            <text:p>8.28%</text:p>
          </table:table-cell>
          <table:table-cell table:style-name="ce27" table:formula="of:=CORREL([$dataset_springer.J$2:.J$291];[$dataset_springer.$Q$2:.$Q$291])" office:value-type="percentage" office:value="-0.00663191683468605" calcext:value-type="percentage">
            <text:p>-0.66%</text:p>
          </table:table-cell>
          <table:table-cell table:style-name="ce27" table:formula="of:=CORREL([$dataset_springer.K$2:.K$291];[$dataset_springer.$Q$2:.$Q$291])" office:value-type="percentage" office:value="0.0595471224742064" calcext:value-type="percentage">
            <text:p>5.95%</text:p>
          </table:table-cell>
          <table:table-cell table:style-name="ce27" table:formula="of:=CORREL([$dataset_springer.L$2:.L$291];[$dataset_springer.$Q$2:.$Q$291])" office:value-type="percentage" office:value="0.126224155929791" calcext:value-type="percentage">
            <text:p>12.62%</text:p>
          </table:table-cell>
          <table:table-cell table:style-name="ce27" table:formula="of:=CORREL([$dataset_springer.M$2:.M$291];[$dataset_springer.$Q$2:.$Q$291])" office:value-type="percentage" office:value="-0.0162160562369379" calcext:value-type="percentage">
            <text:p>-1.62%</text:p>
          </table:table-cell>
          <table:table-cell table:style-name="ce27" table:formula="of:=CORREL([$dataset_springer.N$2:.N$291];[$dataset_springer.$Q$2:.$Q$291])" office:value-type="percentage" office:value="0.112243277826247" calcext:value-type="percentage">
            <text:p>11.22%</text:p>
          </table:table-cell>
          <table:table-cell table:style-name="ce27" table:formula="of:=CORREL([$dataset_springer.O$2:.O$291];[$dataset_springer.$Q$2:.$Q$291])" office:value-type="percentage" office:value="0.106665959772506" calcext:value-type="percentage">
            <text:p>10.67%</text:p>
          </table:table-cell>
          <table:table-cell table:style-name="ce27" table:formula="of:=CORREL([$dataset_springer.P$2:.P$291];[$dataset_springer.$Q$2:.$Q$291])" office:value-type="percentage" office:value="0.130743503312385" calcext:value-type="percentage">
            <text:p>13.07%</text:p>
          </table:table-cell>
          <table:table-cell table:style-name="ce27" table:formula="of:=CORREL([$dataset_springer.Q$2:.Q$291];[$dataset_springer.$Q$2:.$Q$291])" office:value-type="percentage" office:value="1" calcext:value-type="percentage">
            <text:p>100.00%</text:p>
          </table:table-cell>
          <table:table-cell table:style-name="ce27" table:formula="of:=CORREL([$dataset_springer.R$2:.R$291];[$dataset_springer.$Q$2:.$Q$291])" office:value-type="percentage" office:value="0.573449866237908" calcext:value-type="percentage">
            <text:p>57.34%</text:p>
          </table:table-cell>
          <table:table-cell table:style-name="ce27" table:formula="of:=CORREL([$dataset_springer.S$2:.S$291];[$dataset_springer.$Q$2:.$Q$291])" office:value-type="percentage" office:value="0.252134282437658" calcext:value-type="percentage">
            <text:p>25.21%</text:p>
          </table:table-cell>
          <table:table-cell table:style-name="ce27" table:formula="of:=CORREL([$dataset_springer.T$2:.T$291];[$dataset_springer.$Q$2:.$Q$291])" office:value-type="percentage" office:value="0.199431213385919" calcext:value-type="percentage">
            <text:p>19.94%</text:p>
          </table:table-cell>
          <table:table-cell table:style-name="ce27" table:formula="of:=CORREL([$dataset_springer.U$2:.U$291];[$dataset_springer.$Q$2:.$Q$291])" office:value-type="percentage" office:value="0.00845639609101153" calcext:value-type="percentage">
            <text:p>0.85%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09179733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cerny2020code</text:p>
          </table:table-cell>
          <table:table-cell office:value-type="string" calcext:value-type="string">
            <text:p>h</text:p>
          </table:table-cell>
          <table:table-cell table:style-name="ce22" table:formula="of:=[.AA39]*[.AB39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Column 17</text:p>
          </table:table-cell>
          <table:table-cell table:style-name="ce27" table:formula="of:=CORREL([$dataset_springer.B$2:.B$291];[$dataset_springer.$R$2:.$R$291])" office:value-type="string" office:string-value="" calcext:value-type="error">
            <text:p>#DIV/0!</text:p>
          </table:table-cell>
          <table:table-cell table:style-name="ce27" table:formula="of:=CORREL([$dataset_springer.C$2:.C$291];[$dataset_springer.$R$2:.$R$291])" office:value-type="percentage" office:value="-0.0671285568039281" calcext:value-type="percentage">
            <text:p>-6.71%</text:p>
          </table:table-cell>
          <table:table-cell table:style-name="ce27" table:formula="of:=CORREL([$dataset_springer.D$2:.D$291];[$dataset_springer.$R$2:.$R$291])" office:value-type="percentage" office:value="-0.10822003895219" calcext:value-type="percentage">
            <text:p>-10.82%</text:p>
          </table:table-cell>
          <table:table-cell table:style-name="ce27" table:formula="of:=CORREL([$dataset_springer.E$2:.E$291];[$dataset_springer.$R$2:.$R$291])" office:value-type="percentage" office:value="0.0133985040049278" calcext:value-type="percentage">
            <text:p>1.34%</text:p>
          </table:table-cell>
          <table:table-cell table:style-name="ce27" table:formula="of:=CORREL([$dataset_springer.F$2:.F$291];[$dataset_springer.$R$2:.$R$291])" office:value-type="percentage" office:value="-0.0711820376156623" calcext:value-type="percentage">
            <text:p>-7.12%</text:p>
          </table:table-cell>
          <table:table-cell table:style-name="ce27" table:formula="of:=CORREL([$dataset_springer.G$2:.G$291];[$dataset_springer.$R$2:.$R$291])" office:value-type="percentage" office:value="0.0298513420100255" calcext:value-type="percentage">
            <text:p>2.99%</text:p>
          </table:table-cell>
          <table:table-cell table:style-name="ce27" table:formula="of:=CORREL([$dataset_springer.H$2:.H$291];[$dataset_springer.$R$2:.$R$291])" office:value-type="percentage" office:value="-0.0147913497422549" calcext:value-type="percentage">
            <text:p>-1.48%</text:p>
          </table:table-cell>
          <table:table-cell table:style-name="ce27" table:formula="of:=CORREL([$dataset_springer.I$2:.I$291];[$dataset_springer.$R$2:.$R$291])" office:value-type="percentage" office:value="0.0901166210024692" calcext:value-type="percentage">
            <text:p>9.01%</text:p>
          </table:table-cell>
          <table:table-cell table:style-name="ce27" table:formula="of:=CORREL([$dataset_springer.J$2:.J$291];[$dataset_springer.$R$2:.$R$291])" office:value-type="percentage" office:value="0.0325013215027811" calcext:value-type="percentage">
            <text:p>3.25%</text:p>
          </table:table-cell>
          <table:table-cell table:style-name="ce27" table:formula="of:=CORREL([$dataset_springer.K$2:.K$291];[$dataset_springer.$R$2:.$R$291])" office:value-type="percentage" office:value="0.0352875046797918" calcext:value-type="percentage">
            <text:p>3.53%</text:p>
          </table:table-cell>
          <table:table-cell table:style-name="ce27" table:formula="of:=CORREL([$dataset_springer.L$2:.L$291];[$dataset_springer.$R$2:.$R$291])" office:value-type="percentage" office:value="0.0916324263828538" calcext:value-type="percentage">
            <text:p>9.16%</text:p>
          </table:table-cell>
          <table:table-cell table:style-name="ce27" table:formula="of:=CORREL([$dataset_springer.M$2:.M$291];[$dataset_springer.$R$2:.$R$291])" office:value-type="percentage" office:value="0.0615996739019945" calcext:value-type="percentage">
            <text:p>6.16%</text:p>
          </table:table-cell>
          <table:table-cell table:style-name="ce27" table:formula="of:=CORREL([$dataset_springer.N$2:.N$291];[$dataset_springer.$R$2:.$R$291])" office:value-type="percentage" office:value="0.131154856154123" calcext:value-type="percentage">
            <text:p>13.12%</text:p>
          </table:table-cell>
          <table:table-cell table:style-name="ce27" table:formula="of:=CORREL([$dataset_springer.O$2:.O$291];[$dataset_springer.$R$2:.$R$291])" office:value-type="percentage" office:value="0.12474698644131" calcext:value-type="percentage">
            <text:p>12.47%</text:p>
          </table:table-cell>
          <table:table-cell table:style-name="ce27" table:formula="of:=CORREL([$dataset_springer.P$2:.P$291];[$dataset_springer.$R$2:.$R$291])" office:value-type="percentage" office:value="0.108512476630253" calcext:value-type="percentage">
            <text:p>10.85%</text:p>
          </table:table-cell>
          <table:table-cell table:style-name="ce27" table:formula="of:=CORREL([$dataset_springer.Q$2:.Q$291];[$dataset_springer.$R$2:.$R$291])" office:value-type="percentage" office:value="0.573449866237908" calcext:value-type="percentage">
            <text:p>57.34%</text:p>
          </table:table-cell>
          <table:table-cell table:style-name="ce27" table:formula="of:=CORREL([$dataset_springer.R$2:.R$291];[$dataset_springer.$R$2:.$R$291])" office:value-type="percentage" office:value="1" calcext:value-type="percentage">
            <text:p>100.00%</text:p>
          </table:table-cell>
          <table:table-cell table:style-name="ce27" table:formula="of:=CORREL([$dataset_springer.S$2:.S$291];[$dataset_springer.$R$2:.$R$291])" office:value-type="percentage" office:value="0.330756280842924" calcext:value-type="percentage">
            <text:p>33.08%</text:p>
          </table:table-cell>
          <table:table-cell table:style-name="ce27" table:formula="of:=CORREL([$dataset_springer.T$2:.T$291];[$dataset_springer.$R$2:.$R$291])" office:value-type="percentage" office:value="0.108512476630253" calcext:value-type="percentage">
            <text:p>10.85%</text:p>
          </table:table-cell>
          <table:table-cell table:style-name="ce27" table:formula="of:=CORREL([$dataset_springer.U$2:.U$291];[$dataset_springer.$R$2:.$R$291])" office:value-type="percentage" office:value="-0.0212504862436312" calcext:value-type="percentage">
            <text:p>-2.13%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09238277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tenev2020recommendations</text:p>
          </table:table-cell>
          <table:table-cell office:value-type="string" calcext:value-type="string">
            <text:p>c</text:p>
          </table:table-cell>
          <table:table-cell table:style-name="ce22" table:formula="of:=[.AA40]*[.AB40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Column 18</text:p>
          </table:table-cell>
          <table:table-cell table:style-name="ce27" table:formula="of:=CORREL([$dataset_springer.B$2:.B$291];[$dataset_springer.$S$2:.$S$291])" office:value-type="string" office:string-value="" calcext:value-type="error">
            <text:p>#DIV/0!</text:p>
          </table:table-cell>
          <table:table-cell table:style-name="ce27" table:formula="of:=CORREL([$dataset_springer.C$2:.C$291];[$dataset_springer.$S$2:.$S$291])" office:value-type="percentage" office:value="0.0844907961774213" calcext:value-type="percentage">
            <text:p>8.45%</text:p>
          </table:table-cell>
          <table:table-cell table:style-name="ce27" table:formula="of:=CORREL([$dataset_springer.D$2:.D$291];[$dataset_springer.$S$2:.$S$291])" office:value-type="percentage" office:value="0.0357319112151737" calcext:value-type="percentage">
            <text:p>3.57%</text:p>
          </table:table-cell>
          <table:table-cell table:style-name="ce27" table:formula="of:=CORREL([$dataset_springer.E$2:.E$291];[$dataset_springer.$S$2:.$S$291])" office:value-type="percentage" office:value="0.0688420945669321" calcext:value-type="percentage">
            <text:p>6.88%</text:p>
          </table:table-cell>
          <table:table-cell table:style-name="ce27" table:formula="of:=CORREL([$dataset_springer.F$2:.F$291];[$dataset_springer.$S$2:.$S$291])" office:value-type="percentage" office:value="-0.136056110510702" calcext:value-type="percentage">
            <text:p>-13.61%</text:p>
          </table:table-cell>
          <table:table-cell table:style-name="ce27" table:formula="of:=CORREL([$dataset_springer.G$2:.G$291];[$dataset_springer.$S$2:.$S$291])" office:value-type="percentage" office:value="0.0689923614352806" calcext:value-type="percentage">
            <text:p>6.90%</text:p>
          </table:table-cell>
          <table:table-cell table:style-name="ce27" table:formula="of:=CORREL([$dataset_springer.H$2:.H$291];[$dataset_springer.$S$2:.$S$291])" office:value-type="percentage" office:value="0.101746364130484" calcext:value-type="percentage">
            <text:p>10.17%</text:p>
          </table:table-cell>
          <table:table-cell table:style-name="ce27" table:formula="of:=CORREL([$dataset_springer.I$2:.I$291];[$dataset_springer.$S$2:.$S$291])" office:value-type="percentage" office:value="0.048291386794953" calcext:value-type="percentage">
            <text:p>4.83%</text:p>
          </table:table-cell>
          <table:table-cell table:style-name="ce27" table:formula="of:=CORREL([$dataset_springer.J$2:.J$291];[$dataset_springer.$S$2:.$S$291])" office:value-type="percentage" office:value="0.0827621840030069" calcext:value-type="percentage">
            <text:p>8.28%</text:p>
          </table:table-cell>
          <table:table-cell table:style-name="ce27" table:formula="of:=CORREL([$dataset_springer.K$2:.K$291];[$dataset_springer.$S$2:.$S$291])" office:value-type="percentage" office:value="0.0292882134035501" calcext:value-type="percentage">
            <text:p>2.93%</text:p>
          </table:table-cell>
          <table:table-cell table:style-name="ce27" table:formula="of:=CORREL([$dataset_springer.L$2:.L$291];[$dataset_springer.$S$2:.$S$291])" office:value-type="percentage" office:value="0.0901796296392801" calcext:value-type="percentage">
            <text:p>9.02%</text:p>
          </table:table-cell>
          <table:table-cell table:style-name="ce27" table:formula="of:=CORREL([$dataset_springer.M$2:.M$291];[$dataset_springer.$S$2:.$S$291])" office:value-type="percentage" office:value="0.0134407955465978" calcext:value-type="percentage">
            <text:p>1.34%</text:p>
          </table:table-cell>
          <table:table-cell table:style-name="ce27" table:formula="of:=CORREL([$dataset_springer.N$2:.N$291];[$dataset_springer.$S$2:.$S$291])" office:value-type="percentage" office:value="0.0716258187316948" calcext:value-type="percentage">
            <text:p>7.16%</text:p>
          </table:table-cell>
          <table:table-cell table:style-name="ce27" table:formula="of:=CORREL([$dataset_springer.O$2:.O$291];[$dataset_springer.$S$2:.$S$291])" office:value-type="percentage" office:value="0.117534966541548" calcext:value-type="percentage">
            <text:p>11.75%</text:p>
          </table:table-cell>
          <table:table-cell table:style-name="ce27" table:formula="of:=CORREL([$dataset_springer.P$2:.P$291];[$dataset_springer.$S$2:.$S$291])" office:value-type="percentage" office:value="0.188493608500242" calcext:value-type="percentage">
            <text:p>18.85%</text:p>
          </table:table-cell>
          <table:table-cell table:style-name="ce27" table:formula="of:=CORREL([$dataset_springer.Q$2:.Q$291];[$dataset_springer.$S$2:.$S$291])" office:value-type="percentage" office:value="0.252134282437658" calcext:value-type="percentage">
            <text:p>25.21%</text:p>
          </table:table-cell>
          <table:table-cell table:style-name="ce27" table:formula="of:=CORREL([$dataset_springer.R$2:.R$291];[$dataset_springer.$S$2:.$S$291])" office:value-type="percentage" office:value="0.330756280842924" calcext:value-type="percentage">
            <text:p>33.08%</text:p>
          </table:table-cell>
          <table:table-cell table:style-name="ce27" table:formula="of:=CORREL([$dataset_springer.S$2:.S$291];[$dataset_springer.$S$2:.$S$291])" office:value-type="percentage" office:value="1" calcext:value-type="percentage">
            <text:p>100.00%</text:p>
          </table:table-cell>
          <table:table-cell table:style-name="ce27" table:formula="of:=CORREL([$dataset_springer.T$2:.T$291];[$dataset_springer.$S$2:.$S$291])" office:value-type="percentage" office:value="0.399956457494712" calcext:value-type="percentage">
            <text:p>40.00%</text:p>
          </table:table-cell>
          <table:table-cell table:style-name="ce27" table:formula="of:=CORREL([$dataset_springer.U$2:.U$291];[$dataset_springer.$S$2:.$S$291])" office:value-type="percentage" office:value="-0.0493560633282043" calcext:value-type="percentage">
            <text:p>-4.94%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09293310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jin2020anomaly</text:p>
          </table:table-cell>
          <table:table-cell office:value-type="string" calcext:value-type="string">
            <text:p>c</text:p>
          </table:table-cell>
          <table:table-cell table:style-name="ce22" table:formula="of:=[.AA41]*[.AB41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Column 19</text:p>
          </table:table-cell>
          <table:table-cell table:style-name="ce27" table:formula="of:=CORREL([$dataset_springer.B$2:.B$291];[$dataset_springer.$T$2:.$T$291])" office:value-type="string" office:string-value="" calcext:value-type="error">
            <text:p>#DIV/0!</text:p>
          </table:table-cell>
          <table:table-cell table:style-name="ce27" table:formula="of:=CORREL([$dataset_springer.C$2:.C$291];[$dataset_springer.$T$2:.$T$291])" office:value-type="percentage" office:value="0.00188788154165683" calcext:value-type="percentage">
            <text:p>0.19%</text:p>
          </table:table-cell>
          <table:table-cell table:style-name="ce27" table:formula="of:=CORREL([$dataset_springer.D$2:.D$291];[$dataset_springer.$T$2:.$T$291])" office:value-type="percentage" office:value="0.0225765934887679" calcext:value-type="percentage">
            <text:p>2.26%</text:p>
          </table:table-cell>
          <table:table-cell table:style-name="ce27" table:formula="of:=CORREL([$dataset_springer.E$2:.E$291];[$dataset_springer.$T$2:.$T$291])" office:value-type="percentage" office:value="-0.068957040633022" calcext:value-type="percentage">
            <text:p>-6.90%</text:p>
          </table:table-cell>
          <table:table-cell table:style-name="ce27" table:formula="of:=CORREL([$dataset_springer.F$2:.F$291];[$dataset_springer.$T$2:.$T$291])" office:value-type="percentage" office:value="-0.0906788425806201" calcext:value-type="percentage">
            <text:p>-9.07%</text:p>
          </table:table-cell>
          <table:table-cell table:style-name="ce27" table:formula="of:=CORREL([$dataset_springer.G$2:.G$291];[$dataset_springer.$T$2:.$T$291])" office:value-type="percentage" office:value="0.0495589742208351" calcext:value-type="percentage">
            <text:p>4.96%</text:p>
          </table:table-cell>
          <table:table-cell table:style-name="ce27" table:formula="of:=CORREL([$dataset_springer.H$2:.H$291];[$dataset_springer.$T$2:.$T$291])" office:value-type="percentage" office:value="0.0744127778014724" calcext:value-type="percentage">
            <text:p>7.44%</text:p>
          </table:table-cell>
          <table:table-cell table:style-name="ce27" table:formula="of:=CORREL([$dataset_springer.I$2:.I$291];[$dataset_springer.$T$2:.$T$291])" office:value-type="percentage" office:value="-0.0488549733456813" calcext:value-type="percentage">
            <text:p>-4.89%</text:p>
          </table:table-cell>
          <table:table-cell table:style-name="ce27" table:formula="of:=CORREL([$dataset_springer.J$2:.J$291];[$dataset_springer.$T$2:.$T$291])" office:value-type="percentage" office:value="0.140054744525548" calcext:value-type="percentage">
            <text:p>14.01%</text:p>
          </table:table-cell>
          <table:table-cell table:style-name="ce27" table:formula="of:=CORREL([$dataset_springer.K$2:.K$291];[$dataset_springer.$T$2:.$T$291])" office:value-type="percentage" office:value="0.0604007723198209" calcext:value-type="percentage">
            <text:p>6.04%</text:p>
          </table:table-cell>
          <table:table-cell table:style-name="ce27" table:formula="of:=CORREL([$dataset_springer.L$2:.L$291];[$dataset_springer.$T$2:.$T$291])" office:value-type="percentage" office:value="0.0624085332385096" calcext:value-type="percentage">
            <text:p>6.24%</text:p>
          </table:table-cell>
          <table:table-cell table:style-name="ce27" table:formula="of:=CORREL([$dataset_springer.M$2:.M$291];[$dataset_springer.$T$2:.$T$291])" office:value-type="percentage" office:value="-0.0432466831779198" calcext:value-type="percentage">
            <text:p>-4.32%</text:p>
          </table:table-cell>
          <table:table-cell table:style-name="ce27" table:formula="of:=CORREL([$dataset_springer.N$2:.N$291];[$dataset_springer.$T$2:.$T$291])" office:value-type="percentage" office:value="0.0576966947728325" calcext:value-type="percentage">
            <text:p>5.77%</text:p>
          </table:table-cell>
          <table:table-cell table:style-name="ce27" table:formula="of:=CORREL([$dataset_springer.O$2:.O$291];[$dataset_springer.$T$2:.$T$291])" office:value-type="percentage" office:value="0.0849620244387985" calcext:value-type="percentage">
            <text:p>8.50%</text:p>
          </table:table-cell>
          <table:table-cell table:style-name="ce27" table:formula="of:=CORREL([$dataset_springer.P$2:.P$291];[$dataset_springer.$T$2:.$T$291])" office:value-type="percentage" office:value="0.140054744525548" calcext:value-type="percentage">
            <text:p>14.01%</text:p>
          </table:table-cell>
          <table:table-cell table:style-name="ce27" table:formula="of:=CORREL([$dataset_springer.Q$2:.Q$291];[$dataset_springer.$T$2:.$T$291])" office:value-type="percentage" office:value="0.199431213385919" calcext:value-type="percentage">
            <text:p>19.94%</text:p>
          </table:table-cell>
          <table:table-cell table:style-name="ce27" table:formula="of:=CORREL([$dataset_springer.R$2:.R$291];[$dataset_springer.$T$2:.$T$291])" office:value-type="percentage" office:value="0.108512476630253" calcext:value-type="percentage">
            <text:p>10.85%</text:p>
          </table:table-cell>
          <table:table-cell table:style-name="ce27" table:formula="of:=CORREL([$dataset_springer.S$2:.S$291];[$dataset_springer.$T$2:.$T$291])" office:value-type="percentage" office:value="0.399956457494712" calcext:value-type="percentage">
            <text:p>40.00%</text:p>
          </table:table-cell>
          <table:table-cell table:style-name="ce27" table:formula="of:=CORREL([$dataset_springer.T$2:.T$291];[$dataset_springer.$T$2:.$T$291])" office:value-type="percentage" office:value="1" calcext:value-type="percentage">
            <text:p>100.00%</text:p>
          </table:table-cell>
          <table:table-cell table:style-name="ce27" table:formula="of:=CORREL([$dataset_springer.U$2:.U$291];[$dataset_springer.$T$2:.$T$291])" office:value-type="percentage" office:value="-0.0380049803360672" calcext:value-type="percentage">
            <text:p>-3.80%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09283922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wang2020root</text:p>
          </table:table-cell>
          <table:table-cell office:value-type="string" calcext:value-type="string">
            <text:p>c</text:p>
          </table:table-cell>
          <table:table-cell table:style-name="ce22" table:formula="of:=[.AA42]*[.AB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lumn 20</text:p>
          </table:table-cell>
          <table:table-cell table:style-name="ce28" table:formula="of:=CORREL([$dataset_springer.B$2:.B$291];[$dataset_springer.$U$2:.$U$291])" office:value-type="string" office:string-value="" calcext:value-type="error">
            <text:p>#DIV/0!</text:p>
          </table:table-cell>
          <table:table-cell table:style-name="ce28" table:formula="of:=CORREL([$dataset_springer.C$2:.C$291];[$dataset_springer.$U$2:.$U$291])" office:value-type="percentage" office:value="0.00405666007761911" calcext:value-type="percentage">
            <text:p>0.41%</text:p>
          </table:table-cell>
          <table:table-cell table:style-name="ce28" table:formula="of:=CORREL([$dataset_springer.D$2:.D$291];[$dataset_springer.$U$2:.$U$291])" office:value-type="percentage" office:value="0.128085768322481" calcext:value-type="percentage">
            <text:p>12.81%</text:p>
          </table:table-cell>
          <table:table-cell table:style-name="ce28" table:formula="of:=CORREL([$dataset_springer.E$2:.E$291];[$dataset_springer.$U$2:.$U$291])" office:value-type="percentage" office:value="0.0844891531671417" calcext:value-type="percentage">
            <text:p>8.45%</text:p>
          </table:table-cell>
          <table:table-cell table:style-name="ce28" table:formula="of:=CORREL([$dataset_springer.F$2:.F$291];[$dataset_springer.$U$2:.$U$291])" office:value-type="percentage" office:value="0.0805994078429888" calcext:value-type="percentage">
            <text:p>8.06%</text:p>
          </table:table-cell>
          <table:table-cell table:style-name="ce28" table:formula="of:=CORREL([$dataset_springer.G$2:.G$291];[$dataset_springer.$U$2:.$U$291])" office:value-type="percentage" office:value="-0.0582666077183296" calcext:value-type="percentage">
            <text:p>-5.83%</text:p>
          </table:table-cell>
          <table:table-cell table:style-name="ce28" table:formula="of:=CORREL([$dataset_springer.H$2:.H$291];[$dataset_springer.$U$2:.$U$291])" office:value-type="percentage" office:value="-0.0514143289982204" calcext:value-type="percentage">
            <text:p>-5.14%</text:p>
          </table:table-cell>
          <table:table-cell table:style-name="ce28" table:formula="of:=CORREL([$dataset_springer.I$2:.I$291];[$dataset_springer.$U$2:.$U$291])" office:value-type="percentage" office:value="-0.0803281027203386" calcext:value-type="percentage">
            <text:p>-8.03%</text:p>
          </table:table-cell>
          <table:table-cell table:style-name="ce28" table:formula="of:=CORREL([$dataset_springer.J$2:.J$291];[$dataset_springer.$U$2:.$U$291])" office:value-type="percentage" office:value="-0.0380049803360672" calcext:value-type="percentage">
            <text:p>-3.80%</text:p>
          </table:table-cell>
          <table:table-cell table:style-name="ce28" table:formula="of:=CORREL([$dataset_springer.K$2:.K$291];[$dataset_springer.$U$2:.$U$291])" office:value-type="percentage" office:value="0.121655729429581" calcext:value-type="percentage">
            <text:p>12.17%</text:p>
          </table:table-cell>
          <table:table-cell table:style-name="ce28" table:formula="of:=CORREL([$dataset_springer.L$2:.L$291];[$dataset_springer.$U$2:.$U$291])" office:value-type="percentage" office:value="0.0887766803612666" calcext:value-type="percentage">
            <text:p>8.88%</text:p>
          </table:table-cell>
          <table:table-cell table:style-name="ce28" table:formula="of:=CORREL([$dataset_springer.M$2:.M$291];[$dataset_springer.$U$2:.$U$291])" office:value-type="percentage" office:value="-0.0281464675121804" calcext:value-type="percentage">
            <text:p>-2.81%</text:p>
          </table:table-cell>
          <table:table-cell table:style-name="ce28" table:formula="of:=CORREL([$dataset_springer.N$2:.N$291];[$dataset_springer.$U$2:.$U$291])" office:value-type="percentage" office:value="0.0529234377496999" calcext:value-type="percentage">
            <text:p>5.29%</text:p>
          </table:table-cell>
          <table:table-cell table:style-name="ce28" table:formula="of:=CORREL([$dataset_springer.O$2:.O$291];[$dataset_springer.$U$2:.$U$291])" office:value-type="percentage" office:value="-0.0317826592835924" calcext:value-type="percentage">
            <text:p>-3.18%</text:p>
          </table:table-cell>
          <table:table-cell table:style-name="ce28" table:formula="of:=CORREL([$dataset_springer.P$2:.P$291];[$dataset_springer.$U$2:.$U$291])" office:value-type="percentage" office:value="-0.0380049803360672" calcext:value-type="percentage">
            <text:p>-3.80%</text:p>
          </table:table-cell>
          <table:table-cell table:style-name="ce28" table:formula="of:=CORREL([$dataset_springer.Q$2:.Q$291];[$dataset_springer.$U$2:.$U$291])" office:value-type="percentage" office:value="0.00845639609101153" calcext:value-type="percentage">
            <text:p>0.85%</text:p>
          </table:table-cell>
          <table:table-cell table:style-name="ce28" table:formula="of:=CORREL([$dataset_springer.R$2:.R$291];[$dataset_springer.$U$2:.$U$291])" office:value-type="percentage" office:value="-0.0212504862436312" calcext:value-type="percentage">
            <text:p>-2.13%</text:p>
          </table:table-cell>
          <table:table-cell table:style-name="ce28" table:formula="of:=CORREL([$dataset_springer.S$2:.S$291];[$dataset_springer.$U$2:.$U$291])" office:value-type="percentage" office:value="-0.0493560633282043" calcext:value-type="percentage">
            <text:p>-4.94%</text:p>
          </table:table-cell>
          <table:table-cell table:style-name="ce28" table:formula="of:=CORREL([$dataset_springer.T$2:.T$291];[$dataset_springer.$U$2:.$U$291])" office:value-type="percentage" office:value="-0.0380049803360672" calcext:value-type="percentage">
            <text:p>-3.80%</text:p>
          </table:table-cell>
          <table:table-cell table:style-name="ce28" table:formula="of:=CORREL([$dataset_springer.U$2:.U$291];[$dataset_springer.$U$2:.$U$291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09295931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shulin2020research</text:p>
          </table:table-cell>
          <table:table-cell office:value-type="string" calcext:value-type="string">
            <text:p>c</text:p>
          </table:table-cell>
          <table:table-cell table:style-name="ce22" table:formula="of:=[.AA43]*[.AB43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7" office:value-type="string" calcext:value-type="string">
            <text:p>09185320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dilshan2020mschain</text:p>
          </table:table-cell>
          <table:table-cell office:value-type="string" calcext:value-type="string">
            <text:p>c</text:p>
          </table:table-cell>
          <table:table-cell table:style-name="ce22" table:formula="of:=[.AA44]*[.AB44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7" office:value-type="string" calcext:value-type="string">
            <text:p>09307722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flora2020improving</text:p>
          </table:table-cell>
          <table:table-cell office:value-type="string" calcext:value-type="string">
            <text:p>h</text:p>
          </table:table-cell>
          <table:table-cell table:style-name="ce22" table:formula="of:=[.AA45]*[.AB45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7" office:value-type="string" calcext:value-type="string">
            <text:p>09320351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flora2020using</text:p>
          </table:table-cell>
          <table:table-cell/>
          <table:table-cell table:style-name="ce22" table:formula="of:=[.AA46]*[.AB46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7" office:value-type="string" calcext:value-type="string">
            <text:p>09302783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bogatinovski2020self</text:p>
          </table:table-cell>
          <table:table-cell/>
          <table:table-cell table:style-name="ce22" table:formula="of:=[.AA47]*[.AB47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7" office:value-type="string" calcext:value-type="string">
            <text:p>09340152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damis2020microservices</text:p>
          </table:table-cell>
          <table:table-cell/>
          <table:table-cell table:style-name="ce22" table:formula="of:=[.AA48]*[.AB48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7" office:value-type="string" calcext:value-type="string">
            <text:p>09338492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iraqi2020immunizer</text:p>
          </table:table-cell>
          <table:table-cell office:value-type="string" calcext:value-type="string">
            <text:p>d</text:p>
          </table:table-cell>
          <table:table-cell table:style-name="ce22" table:formula="of:=[.AA49]*[.AB49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7" office:value-type="string" calcext:value-type="string">
            <text:p>09332025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dewanta2020secure</text:p>
          </table:table-cell>
          <table:table-cell office:value-type="string" calcext:value-type="string">
            <text:p>d</text:p>
          </table:table-cell>
          <table:table-cell table:style-name="ce22" table:formula="of:=[.AA50]*[.AB50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8" office:value-type="string" calcext:value-type="string">
            <text:p>A-blockchain-use-case-in-food-distribution—D_2020_International-Journal-of-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2" table:style-name="ce11" office:value-type="float" office:value="0" calcext:value-type="float">
            <text:p>0</text:p>
          </table:table-cell>
          <table:table-cell table:formula="of:=SUM([.V51:.Y51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bumblauskas2020blockchain</text:p>
          </table:table-cell>
          <table:table-cell table:style-name="ce11"/>
          <table:table-cell table:style-name="ce22" table:formula="of:=[.AA51]*[.AB51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Continuous-experimentation-and-the-cyber-physical-systems_2020_Journal-of-Sy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giaimo2020continuous</text:p>
          </table:table-cell>
          <table:table-cell table:style-name="ce11" office:value-type="string" calcext:value-type="string">
            <text:p>d</text:p>
          </table:table-cell>
          <table:table-cell table:style-name="ce22" table:formula="of:=[.AA52]*[.AB52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Does-migrating-a-monolithic-system-to-microservices_2020_Journal-of-Systems-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lenarduzzi2020does</text:p>
          </table:table-cell>
          <table:table-cell table:style-name="ce11" office:value-type="string" calcext:value-type="string">
            <text:p>h</text:p>
          </table:table-cell>
          <table:table-cell table:style-name="ce22" table:formula="of:=[.AA53]*[.AB53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The-fog-cloud-of-things--A-survey-on-concepts--architecture_2020_Internet-of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5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adam2020fog</text:p>
          </table:table-cell>
          <table:table-cell table:style-name="ce11"/>
          <table:table-cell table:style-name="ce22" table:formula="of:=[.AA54]*[.AB54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Editorial—Smart-Cyber-Physical-Systems--Toward-P_2020_Future-Generation-Com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5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elicato2020smart</text:p>
          </table:table-cell>
          <table:table-cell table:style-name="ce11"/>
          <table:table-cell table:style-name="ce22" table:formula="of:=[.AA55]*[.AB55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Scalability-Assessment-of-Microservice-Architecture-Deploy_2020_Journal-of-S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avritzer2020scalability</text:p>
          </table:table-cell>
          <table:table-cell table:style-name="ce11" office:value-type="string" calcext:value-type="string">
            <text:p>d</text:p>
          </table:table-cell>
          <table:table-cell table:style-name="ce22" table:formula="of:=[.AA56]*[.AB56]" office:value-type="float" office:value="1" calcext:value-type="float">
            <text:p>1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Secure-software-placement-and-configurat_2020_Future-Generation-Computer-Sys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mann2020secure</text:p>
          </table:table-cell>
          <table:table-cell table:style-name="ce11"/>
          <table:table-cell table:style-name="ce22" table:formula="of:=[.AA57]*[.AB57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Towards-the-adoption-of-OMG-standards-in-the-develo_2020_Journal-of-Systems-.pdf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costa2020towards</text:p>
          </table:table-cell>
          <table:table-cell table:style-name="ce11" office:value-type="string" calcext:value-type="string">
            <text:p>h</text:p>
          </table:table-cell>
          <table:table-cell table:style-name="ce22" table:formula="of:=[.AA58]*[.AB58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Secure-multi-cloud-virtual-network-embedding_2020_Computer-Communications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alaluna2020secure</text:p>
          </table:table-cell>
          <table:table-cell table:style-name="ce11"/>
          <table:table-cell table:style-name="ce22" table:formula="of:=[.AA59]*[.AB59]" office:value-type="float" office:value="1" calcext:value-type="float">
            <text:p>1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Design-of-Virtual-Engineering-and-Digital-Twin-Platform-as_2020_Procedia-Man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alah2020design</text:p>
          </table:table-cell>
          <table:table-cell table:style-name="ce11"/>
          <table:table-cell table:style-name="ce22" table:formula="of:=[.AA60]*[.AB60]" office:value-type="float" office:value="1" calcext:value-type="float">
            <text:p>1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DevOps-Contract-for-Assuring-Execution-of-IoT-Microservi_2020_Internet-of-Th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truong2020devops</text:p>
          </table:table-cell>
          <table:table-cell table:style-name="ce11" office:value-type="string" calcext:value-type="string">
            <text:p>d</text:p>
          </table:table-cell>
          <table:table-cell table:style-name="ce22" table:formula="of:=[.AA61]*[.AB61]" office:value-type="float" office:value="1" calcext:value-type="float">
            <text:p>1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An-exploration-of-IoT-platform-development_2020_Information-Systems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5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ahmideh2020exploration</text:p>
          </table:table-cell>
          <table:table-cell table:style-name="ce11"/>
          <table:table-cell table:style-name="ce22" table:formula="of:=[.AA62]*[.AB62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A-secure-fish-farm-platform-based-on-blockchain_2020_Computers-and-Electroni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hang2020secure</text:p>
          </table:table-cell>
          <table:table-cell table:style-name="ce11"/>
          <table:table-cell table:style-name="ce22" table:formula="of:=[.AA63]*[.AB63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Applications-of-model-driven-engineering-in-cyber-phys_2020_Journal-of-Compu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mohamed2020applications</text:p>
          </table:table-cell>
          <table:table-cell table:style-name="ce11"/>
          <table:table-cell table:style-name="ce22" table:formula="of:=[.AA64]*[.AB64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ARC--Anomaly-aware-Robust-Cloud-integrated-IoT-service-co_2020_Journal-of-Sy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8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razian2020arc</text:p>
          </table:table-cell>
          <table:table-cell table:style-name="ce11"/>
          <table:table-cell table:style-name="ce22" table:formula="of:=[.AA65]*[.AB65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A-microservice-architecture-for-predictive-analytics-i_2020_Procedia-Manufac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nikolakis2020microservice</text:p>
          </table:table-cell>
          <table:table-cell table:style-name="ce11"/>
          <table:table-cell table:style-name="ce22" table:formula="of:=[.AA66]*[.AB66]" office:value-type="float" office:value="1" calcext:value-type="float">
            <text:p>1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A-Systematic-Mapping-Study-on-Microservices-Arch_2020_Journal-of-Systems-and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waseem2020systematic</text:p>
          </table:table-cell>
          <table:table-cell table:style-name="ce11" office:value-type="string" calcext:value-type="string">
            <text:p>h</text:p>
          </table:table-cell>
          <table:table-cell table:style-name="ce22" table:formula="of:=[.AA67]*[.AB67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Modeling-continuous-security--A-conceptual-model-for-automat_2020_Computers-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kumar2020modeling</text:p>
          </table:table-cell>
          <table:table-cell table:style-name="ce11"/>
          <table:table-cell table:style-name="ce22" table:formula="of:=[.AA68]*[.AB68]" office:value-type="float" office:value="1" calcext:value-type="float">
            <text:p>1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DevOps-and-software-quality--A-systematic-mappin_2020_Computer-Science-Revie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mishra2020devops</text:p>
          </table:table-cell>
          <table:table-cell table:style-name="ce11" office:value-type="string" calcext:value-type="string">
            <text:p>h</text:p>
          </table:table-cell>
          <table:table-cell table:style-name="ce22" table:formula="of:=[.AA69]*[.AB69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Understanding-Service-Oriented-Architecture--SOA---A-systemat_2020_Informati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niknejad2020understanding</text:p>
          </table:table-cell>
          <table:table-cell table:style-name="ce11"/>
          <table:table-cell table:style-name="ce22" table:formula="of:=[.AA70]*[.AB70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Fog-computing-systems--State-of-the-art--research_2020_Journal-of-Network-an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moura2020fog</text:p>
          </table:table-cell>
          <table:table-cell table:style-name="ce11"/>
          <table:table-cell table:style-name="ce22" table:formula="of:=[.AA71]*[.AB71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Secure-Cloud-Edge-Deployments--with-Tru_2020_Future-Generation-Computer-Syst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forti2020secure</text:p>
          </table:table-cell>
          <table:table-cell table:style-name="ce11" office:value-type="string" calcext:value-type="string">
            <text:p>d</text:p>
          </table:table-cell>
          <table:table-cell table:style-name="ce22" table:formula="of:=[.AA72]*[.AB72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Security-challenges-to-smart-agriculture--Current-state--key-issues_2020_Arr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 table:style-name="ce11" office:value-type="float" office:value="1" calcext:value-type="float">
            <text:p>1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e2020security</text:p>
          </table:table-cell>
          <table:table-cell table:style-name="ce11"/>
          <table:table-cell table:style-name="ce22" table:formula="of:=[.AA73]*[.AB73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Key-influencing-factors-of-the-Kubernetes-auto-scaler-fo_2020_Advances-in-En.pdf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taherizadeh2020key</text:p>
          </table:table-cell>
          <table:table-cell table:style-name="ce11"/>
          <table:table-cell table:style-name="ce22" table:formula="of:=[.AA74]*[.AB74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Middleware-based-Cyber-Physical-Production-System-Mode_2020_Procedia-Manufac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stock2020middleware</text:p>
          </table:table-cell>
          <table:table-cell table:style-name="ce11"/>
          <table:table-cell table:style-name="ce22" table:formula="of:=[.AA75]*[.AB75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Decentralized-cloud-manufacturing-as-a-service--CMaaS--_2020_Journal-of-Manu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hasan2020decentralized</text:p>
          </table:table-cell>
          <table:table-cell table:style-name="ce11" office:value-type="string" calcext:value-type="string">
            <text:p>d</text:p>
          </table:table-cell>
          <table:table-cell table:style-name="ce22" table:formula="of:=[.AA76]*[.AB76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CAPODAZ--A-containerised-authorisation-and-policy-driven-arc_2020_Ad-Hoc-Net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kallergis2020capodaz</text:p>
          </table:table-cell>
          <table:table-cell table:style-name="ce11" office:value-type="string" calcext:value-type="string">
            <text:p>d</text:p>
          </table:table-cell>
          <table:table-cell table:style-name="ce22" table:formula="of:=[.AA77]*[.AB77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8" office:value-type="string" calcext:value-type="string">
            <text:p>Applications-of-model-driven-engineering-in-cyber-phys_2020_Journal-of-Compu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mohamed2020applications</text:p>
          </table:table-cell>
          <table:table-cell table:style-name="ce11"/>
          <table:table-cell table:style-name="ce22" table:formula="of:=[.AA78]*[.AB78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1" office:value-type="string" calcext:value-type="string">
            <text:p>Proactive-forensics-in-IoT-Privacyaware.pd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V79:.Y79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jua2020proactive</text:p>
          </table:table-cell>
          <table:table-cell table:style-name="ce11" office:value-type="string" calcext:value-type="string">
            <text:p>c</text:p>
          </table:table-cell>
          <table:table-cell table:style-name="ce22" table:formula="of:=[.AA79]*[.AB79]" office:value-type="float" office:value="1" calcext:value-type="float">
            <text:p>1</text:p>
          </table:table-cell>
          <table:table-cell table:style-name="ce11" table:number-columns-repeated="32"/>
        </table:table-row>
        <table:table-row table:style-name="ro1">
          <table:table-cell table:style-name="ce1" office:value-type="string" calcext:value-type="string">
            <text:p>MisMesh-Security-issues-and-challenges-in-service-meshes.pd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hn2020mismesh</text:p>
          </table:table-cell>
          <table:table-cell table:style-name="ce11" office:value-type="string" calcext:value-type="string">
            <text:p>d</text:p>
          </table:table-cell>
          <table:table-cell table:style-name="ce22" table:formula="of:=[.AA80]*[.AB80]" office:value-type="float" office:value="1" calcext:value-type="float">
            <text:p>1</text:p>
          </table:table-cell>
          <table:table-cell table:style-name="ce11" table:number-columns-repeated="32"/>
        </table:table-row>
        <table:table-row table:style-name="ro1">
          <table:table-cell table:style-name="ce1" office:value-type="string" calcext:value-type="string">
            <text:p>Correct-audit-logging-in-concurrent-systemsElectronic-Notes-in-Theoretical-Computer-Science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ir2020correct</text:p>
          </table:table-cell>
          <table:table-cell table:style-name="ce11"/>
          <table:table-cell table:style-name="ce22" table:formula="of:=[.AA81]*[.AB81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1" office:value-type="string" calcext:value-type="string">
            <text:p>Information-system-development-for-restricting-access-to-software-tool-built-on-microservice-architecture2020E3S-Web-of-Conferences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faryan2020information</text:p>
          </table:table-cell>
          <table:table-cell table:style-name="ce11"/>
          <table:table-cell table:style-name="ce22" table:formula="of:=[.AA82]*[.AB82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1" office:value-type="string" calcext:value-type="string">
            <text:p>Microservice-chatbot-architecture-for-chronic-patient-supportJournal-of-Biomedical-Informatics.pd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ca2020microservice</text:p>
          </table:table-cell>
          <table:table-cell table:style-name="ce11" office:value-type="string" calcext:value-type="string">
            <text:p>d</text:p>
          </table:table-cell>
          <table:table-cell table:style-name="ce22" table:formula="of:=[.AA83]*[.AB83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5" office:value-type="string" calcext:value-type="string">
            <text:p>10.1007_978-1-4842-2896-8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V84:.Y84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ruvu2020demystifying</text:p>
          </table:table-cell>
          <table:table-cell table:style-name="ce11"/>
          <table:table-cell table:style-name="ce22" table:formula="of:=[.AA84]*[.AB84]" office:value-type="float" office:value="1" calcext:value-type="float">
            <text:p>1</text:p>
          </table:table-cell>
          <table:table-cell table:style-name="ce11" table:number-columns-repeated="32"/>
        </table:table-row>
        <table:table-row table:style-name="ro1">
          <table:table-cell table:style-name="ce5" office:value-type="string" calcext:value-type="string">
            <text:p>Lakhan-Li2020_Article_TransientFaultAwareApplication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khan2020transient</text:p>
          </table:table-cell>
          <table:table-cell table:style-name="ce11"/>
          <table:table-cell table:style-name="ce22" table:formula="of:=[.AA85]*[.AB85]" office:value-type="float" office:value="1" calcext:value-type="float">
            <text:p>1</text:p>
          </table:table-cell>
          <table:table-cell table:style-name="ce11" table:number-columns-repeated="32"/>
        </table:table-row>
        <table:table-row table:style-name="ro1">
          <table:table-cell table:style-name="ce5" office:value-type="string" calcext:value-type="string">
            <text:p>494008_1_En_Print.indd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2020improving</text:p>
          </table:table-cell>
          <table:table-cell table:style-name="ce11" office:value-type="string" calcext:value-type="string">
            <text:p>d</text:p>
          </table:table-cell>
          <table:table-cell table:style-name="ce22" table:formula="of:=[.AA86]*[.AB86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5" office:value-type="string" calcext:value-type="string">
            <text:p>Alulema2020_Article_AModel-drivenEngineeringApproa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ulema2020model</text:p>
          </table:table-cell>
          <table:table-cell table:style-name="ce11" office:value-type="string" calcext:value-type="string">
            <text:p>d</text:p>
          </table:table-cell>
          <table:table-cell table:style-name="ce22" table:formula="of:=[.AA87]*[.AB87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5" office:value-type="string" calcext:value-type="string">
            <text:p>Javed2020_Article_IoTEFAFederatedEdge-CloudArchi.pd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ed2020iotef</text:p>
          </table:table-cell>
          <table:table-cell table:style-name="ce11" office:value-type="string" calcext:value-type="string">
            <text:p>d</text:p>
          </table:table-cell>
          <table:table-cell table:style-name="ce22" table:formula="of:=[.AA88]*[.AB88]" office:value-type="float" office:value="1" calcext:value-type="float">
            <text:p>1</text:p>
          </table:table-cell>
          <table:table-cell table:style-name="ce11" table:number-columns-repeated="32"/>
        </table:table-row>
        <table:table-row table:style-name="ro1">
          <table:table-cell table:style-name="ce5" office:value-type="string" calcext:value-type="string">
            <text:p>Lou2020_Article_CyberIntrusionDetectionThrough.pdf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u2020cyber</text:p>
          </table:table-cell>
          <table:table-cell table:style-name="ce11"/>
          <table:table-cell table:style-name="ce22" table:formula="of:=[.AA89]*[.AB89]" office:value-type="float" office:value="1" calcext:value-type="float">
            <text:p>1</text:p>
          </table:table-cell>
          <table:table-cell table:style-name="ce11" table:number-columns-repeated="32"/>
        </table:table-row>
        <table:table-row table:style-name="ro1">
          <table:table-cell table:style-name="ce5" office:value-type="string" calcext:value-type="string">
            <text:p>Razzaq2020_Article_ASystematicReviewOnSoftwareArc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zzaq2020systematic</text:p>
          </table:table-cell>
          <table:table-cell table:style-name="ce11" office:value-type="string" calcext:value-type="string">
            <text:p>h</text:p>
          </table:table-cell>
          <table:table-cell table:style-name="ce22" table:formula="of:=[.AA90]*[.AB90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5" office:value-type="string" calcext:value-type="string">
            <text:p>main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romberg2020droidautoml</text:p>
          </table:table-cell>
          <table:table-cell table:style-name="ce11" office:value-type="string" calcext:value-type="string">
            <text:p>c</text:p>
          </table:table-cell>
          <table:table-cell table:style-name="ce22" table:formula="of:=[.AA91]*[.AB91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5" office:value-type="string" calcext:value-type="string">
            <text:p>SummerSoC-2020_Domain-driven-Service-Design_Authors-Copy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pferer2020domain</text:p>
          </table:table-cell>
          <table:table-cell table:style-name="ce11"/>
          <table:table-cell table:style-name="ce22" table:formula="of:=[.AA92]*[.AB92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5" office:value-type="string" calcext:value-type="string">
            <text:p>Maati-Saidouni2020_Article_CIoTASProtocolCloudIoTAvailabl.pdf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ati2020ciotas</text:p>
          </table:table-cell>
          <table:table-cell table:style-name="ce11"/>
          <table:table-cell table:style-name="ce22" table:formula="of:=[.AA93]*[.AB93]" office:value-type="float" office:value="1" calcext:value-type="float">
            <text:p>1</text:p>
          </table:table-cell>
          <table:table-cell table:style-name="ce11" table:number-columns-repeated="32"/>
        </table:table-row>
        <table:table-row table:style-name="ro1">
          <table:table-cell table:style-name="ce5" office:value-type="string" calcext:value-type="string">
            <text:p>Redelinghuys2020_Article_ASix-layerArchitectureForTheDi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elinghuys2019six</text:p>
          </table:table-cell>
          <table:table-cell table:style-name="ce11"/>
          <table:table-cell table:style-name="ce22" table:formula="of:=[.AA94]*[.AB94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17" office:value-type="string" calcext:value-type="string">
            <text:p>spy2.112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sh2020model</text:p>
          </table:table-cell>
          <table:table-cell/>
          <table:table-cell table:style-name="ce22" table:formula="of:=[.AA95]*[.AB95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7" office:value-type="string" calcext:value-type="string">
            <text:p>cpe.6012.pd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won2020protocol</text:p>
          </table:table-cell>
          <table:table-cell/>
          <table:table-cell table:style-name="ce22" table:formula="of:=[.AA96]*[.AB96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7" office:value-type="string" calcext:value-type="string">
            <text:p>smr.2263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han2020multicriteria</text:p>
          </table:table-cell>
          <table:table-cell office:value-type="string" calcext:value-type="string">
            <text:p>c</text:p>
          </table:table-cell>
          <table:table-cell table:style-name="ce22" table:formula="of:=[.AA97]*[.AB97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7" office:value-type="string" calcext:value-type="string">
            <text:p>cpe.6093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eslauriers2020cloud</text:p>
          </table:table-cell>
          <table:table-cell office:value-type="string" calcext:value-type="string">
            <text:p>d</text:p>
          </table:table-cell>
          <table:table-cell table:style-name="ce22" table:formula="of:=[.AA98]*[.AB98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7" office:value-type="string" calcext:value-type="string">
            <text:p>smr.2298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ertolino2020devopret</text:p>
          </table:table-cell>
          <table:table-cell office:value-type="string" calcext:value-type="string">
            <text:p>h</text:p>
          </table:table-cell>
          <table:table-cell table:style-name="ce22" table:formula="of:=[.AA99]*[.AB99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7" office:value-type="string" calcext:value-type="string">
            <text:p>spe.2908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i2021autonomic</text:p>
          </table:table-cell>
          <table:table-cell/>
          <table:table-cell table:style-name="ce22" table:formula="of:=[.AA100]*[.AB100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7" office:value-type="string" calcext:value-type="string">
            <text:p>spe.2931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u2021integrated</text:p>
          </table:table-cell>
          <table:table-cell/>
          <table:table-cell table:style-name="ce22" table:formula="of:=[.AA101]*[.AB101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17" office:value-type="string" calcext:value-type="string">
            <text:p>nem.2132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oreira2020next</text:p>
          </table:table-cell>
          <table:table-cell office:value-type="string" calcext:value-type="string">
            <text:p>d</text:p>
          </table:table-cell>
          <table:table-cell table:style-name="ce22" table:formula="of:=[.AA102]*[.AB102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7" office:value-type="string" calcext:value-type="string">
            <text:p>08845616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103:.Y103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li2019exploring</text:p>
          </table:table-cell>
          <table:table-cell office:value-type="string" calcext:value-type="string">
            <text:p>d</text:p>
          </table:table-cell>
          <table:table-cell table:style-name="ce22" table:formula="of:=[.AA103]*[.AB103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7" office:value-type="string" calcext:value-type="string">
            <text:p>08924661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Default" office:value-type="string" calcext:value-type="string">
            <text:p>wu2019state</text:p>
          </table:table-cell>
          <table:table-cell/>
          <table:table-cell table:style-name="ce22" table:formula="of:=[.AA104]*[.AB104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5" office:value-type="string" calcext:value-type="string">
            <text:p>certification_as_a_service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1007/978-3-030-58858-8_21</text:p>
          </table:table-cell>
          <table:table-cell table:style-name="ce11"/>
          <table:table-cell table:style-name="ce22" table:formula="of:=[.AA105]*[.AB105]" office:value-type="float" office:value="1" calcext:value-type="float">
            <text:p>1</text:p>
          </table:table-cell>
          <table:table-cell table:style-name="ce11" table:number-columns-repeated="32"/>
        </table:table-row>
        <table:table-row table:style-name="ro1">
          <table:table-cell table:style-name="ce1" office:value-type="string" calcext:value-type="string">
            <text:p>MicroserviceBased-Cloud-Application-Ported-to-Unikernels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worski2019microservice</text:p>
          </table:table-cell>
          <table:table-cell table:style-name="ce11" office:value-type="string" calcext:value-type="string">
            <text:p>d</text:p>
          </table:table-cell>
          <table:table-cell table:style-name="ce22" table:formula="of:=[.AA106]*[.AB106]" office:value-type="float" office:value="0" calcext:value-type="float">
            <text:p>0</text:p>
          </table:table-cell>
          <table:table-cell table:style-name="ce11" table:number-columns-repeated="32"/>
        </table:table-row>
        <table:table-row table:style-name="ro1">
          <table:table-cell table:style-name="ce7" office:value-type="string" calcext:value-type="string">
            <text:p>08938118.pdf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4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zdun2019emerging</text:p>
          </table:table-cell>
          <table:table-cell/>
          <table:table-cell table:style-name="ce22" table:formula="of:=[.AA107]*[.AB107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2-morris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08:.Y10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morris201710</text:p>
          </table:table-cell>
          <table:table-cell/>
          <table:table-cell table:formula="of:=SUM([.AF2:.AF107])" office:value-type="float" office:value="18" calcext:value-type="float">
            <text:p>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3-han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09:.Y109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han2019towar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4-paladi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110:.Y110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aladi2018toward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8-beekman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11:.Y1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eekman2017challenge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10-Stocker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12:.Y112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tocker2018interfac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17-andersen.pd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113:.Y113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ndersen2018democratizing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23-andersen.pd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114:.Y114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 valutar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28-Syed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V115:.Y1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yed2017contain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31-Syed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V116:.Y1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yed2018referenc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39-Fetzer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V117:.Y11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fetzer2017integrating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76-Belair.pdf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118:.Y11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lair2019leveraging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17-li.pdf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V119:.Y119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i2018vnid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31-bhattacharya.pdf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20:.Y1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hattacharya2019smart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45-Jita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121:.Y12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jita2018framework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47-zhang.pdf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V122:.Y1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zhang2017toward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49-Zaheer.pd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23:.Y1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zaheer2019eztrust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59-Akkermans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124:.Y124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kkermans2018polyglot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59-walsh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25:.Y1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walsh2017mechanism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101-nikouei.pd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126:.Y126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ikouei2019saf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123-marquez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127:.Y12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arquez2019identifying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171-torkura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128:.Y12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orkura2017integrating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285-clancy.pdf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129:.Y12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lancy2019post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302-cerny.pdf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V130:.Y13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erny2018isolatio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358-tourani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V131:.Y13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ourani2019toward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389-chen.pd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132:.Y1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hen2019inform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568-nagendra.pdf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V133:.Y133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agendra2019coordinated</text:p>
          </table:table-cell>
          <table:table-cell table:number-columns-repeated="34"/>
        </table:table-row>
        <table:table-row table:style-name="ro1">
          <table:table-cell table:style-name="ce18" office:value-type="string" calcext:value-type="string">
            <text:p>3297662.3365827.pdf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anisetti2019continuou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359981.pdf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eite2019survey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366615.3368356.pd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uneja2019ca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168505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chlossnagle2018monitoring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178368.3178371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chlossnagle2017monitoring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CGRID.2018.00076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wang2018cloudrang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CGRID.2017.136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asso2017privaaa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230833.3233255_.pdf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guija2018identity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267955.3267961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archal2018mu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267118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esparrachiari2018tracking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274694.3274727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emoulin2018dedo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301443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uliafito2019fog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ICGSE.2019.00-10.pdf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gupta2019challenge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SR.2019.00051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style-name="Default" office:value-type="string" calcext:value-type="string">
            <text:p>bandeira2019w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3297662.3365787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roiano2019big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7232492.pdf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formula="of:=SUM([.V149:.Y149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tchoubraev2015swiss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7396137.pdf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formula="of:=SUM([.V150:.Y150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sun2015security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7530217.pdf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formula="of:=SUM([.V151:.Y151]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Default" office:value-type="string" calcext:value-type="string">
            <text:p>manu2016docker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7543430.pdf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152:.Y152]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Default" office:value-type="string" calcext:value-type="string">
            <text:p>lysne2016vendor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7740624.pdf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153:.Y153])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callegati2016data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7751149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formula="of:=SUM([.V154:.Y154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thanh2016embedding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7815609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155:.Y155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ahmadvand2016requirements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7926999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formula="of:=SUM([.V156:.Y156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kelbert2017securecloud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029672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157:.Y157])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george2017claimsware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030494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158:.Y158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esposito2017security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118424.pdf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formula="of:=SUM([.V159:.Y159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torkura2017leveraging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169747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formula="of:=SUM([.V160:.Y160]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perrone2017docker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359144.pdf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formula="of:=SUM([.V161:.Y161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yarygina2018overcoming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8379534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formula="of:=SUM([.V162:.Y162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trihinas2018devops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400214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formula="of:=SUM([.V163:.Y163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banati2018authentication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406118.pdf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164:.Y164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pahl2018graph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406189.pdf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formula="of:=SUM([.V165:.Y165])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pahl2018securing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584074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formula="of:=SUM([.V166:.Y166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diekmann2018agile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584985.pdf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formula="of:=SUM([.V167:.Y167])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string" calcext:value-type="string">
            <text:p>pahl2018all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8590984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formula="of:=SUM([.V168:.Y168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trihinasdesigning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657392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formula="of:=SUM([.V169:.Y169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nehme2019securing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672278.pdf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170:.Y170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torkura2018cyber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703909.pdf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171:.Y171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gerking2019component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712375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formula="of:=SUM([.V172:.Y172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bogner2019microservices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718120.pdf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formula="of:=SUM([.V173:.Y173])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kang2019protected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760095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formula="of:=SUM([.V174:.Y174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petrovska2019soa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8761171.pdf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formula="of:=SUM([.V175:.Y175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osman2019sandnet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802382.pdf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formula="of:=SUM([.V176:.Y176])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office:value-type="string" calcext:value-type="string">
            <text:p>preuveneers2019towards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8802384.pdf</text:p>
          </table:table-cell>
          <table:table-cell table:number-columns-repeated="1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formula="of:=SUM([.V177:.Y177])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osman2019seconetbench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8901600.pdf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178:.Y178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chen2019great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8924661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wu2019state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8845616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li2019exploring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8946177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xu2019blendmas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8995723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da2019squad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9034650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panduman2019survey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8726136.pd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jin2019dseom</text:p>
          </table:table-cell>
          <table:table-cell table:number-columns-repeated="34"/>
        </table:table-row>
        <table:table-row table:style-name="ro1">
          <table:table-cell table:style-name="ce7" office:value-type="string" calcext:value-type="string">
            <text:p>08766876.pdf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wen2019ga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A-Web-Service-Security-Governance-Approach-Based-on-D_2019_Procedia-Computer.pdf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formula="of:=SUM([.V186:.Y186])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office:value-type="string" calcext:value-type="string">
            <text:p>abidi2019web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Cloud-of-Things-meets-Mobility-as-a-Service--An-insider-_2018_Computers---Se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formula="of:=SUM([.V187:.Y187])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callegati2018cloud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CPuS-IoT--A-cyber-physical-microservice-and-IoT-based-fr_2019_Annual-Reviews.pdf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188:.Y188])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office:value-type="string" calcext:value-type="string">
            <text:p>thramboulidis2019cpus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Current-and-Future-Challenges-of-Software-Engineering-_2016_Procedia-Compute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formula="of:=SUM([.V189:.Y189]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casale2016current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DeepLink--Recovering-issue-commit-links-based-o_2019_Journal-of-Systems-and-.pdf</text:p>
          </table:table-cell>
          <table:table-cell table:number-columns-repeated="24" table:style-name="ce11" office:value-type="float" office:value="0" calcext:value-type="float">
            <text:p>0</text:p>
          </table:table-cell>
          <table:table-cell table:formula="of:=SUM([.V190:.Y190])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office:value-type="string" calcext:value-type="string">
            <text:p>ruan2019deeplink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DevOps--finding-room-for-security_2018_Network-Security.pdf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formula="of:=SUM([.V191:.Y191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mansfield2018devops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Dynamic-Microservices-to-Create-Scalable-and-Fault-To_2019_Procedia-Computer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192:.Y192])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office:value-type="string" calcext:value-type="string">
            <text:p>baboi2019dynamic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Exploiting-load-testing-and-profiling-for-Perfor_2018_Information-and-Softwa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formula="of:=SUM([.V193:.Y193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trubiani2018exploiting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Implementing-secure-applications-in-smart-city-c_2019_Future-Generation-Comp.pdf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194:.Y194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kramer2019implementing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Next-generation-cloud-computing--New-trends-and_2018_Future-Generation-Compu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195:.Y195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varghese2018next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Offering-security-diagnosis-as-a-service-f_2019_Journal-of-Information-Secur.pdf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196:.Y196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elsayed2019offering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On-blockchain-and-its-integration-with-IoT--Chal_2018_Future-Generation-Comp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197:.Y197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reyna2018blockchain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Research-challenges-in-nextgen-service-orch_2019_Future-Generation-Computer-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formula="of:=SUM([.V198:.Y198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vaquero2019research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The-pains-and-gains-of-microservices--A-Systematic_2018_Journal-of-Systems-a.pdf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formula="of:=SUM([.V199:.Y199]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soldani2018pains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Trust-management-in-a-blockchain-based-fog-computin_2019_Future-Generation-C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formula="of:=SUM([.V200:.Y200])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kochovski2019trust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DevOps-in-practice--A-multiple-case-study-of_2019_Information-and-Software-T.pdf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lwakatare2019devops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Scalability-Assessment-of-Microservice-Architecture-Deploy_2020_Journal-of-S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avritzer2020scalability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1-s2.0-S1877050918304009-main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jander2018defense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Secure-Cloud-Edge-Deployments--with-Tru_2020_Future-Generation-Computer-Syst.pdf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office:value-type="string" calcext:value-type="string">
            <text:p>forti2020secure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1807.07487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nagothu2018microservice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2019CITRENZ_1h_Baker_Architecture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baker2019novel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3_JUSPN20191101017025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jander2019practical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basic_principles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buzachis2018basic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PaperIMISFelix_rev1.pdf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Default" office:value-type="string" calcext:value-type="string">
            <text:p>surantha2019secure</text:p>
          </table:table-cell>
          <table:table-cell table:number-columns-repeated="34"/>
        </table:table-row>
        <table:table-row table:style-name="ro1">
          <table:table-cell table:style-name="ce8" office:value-type="string" calcext:value-type="string">
            <text:p>icsea_2017_9_20_100836.pdf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Default" office:value-type="string" calcext:value-type="string">
            <text:p>almeida2017survey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a.pdf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211:.Y2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uan2019research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Access-control-with-delegated-authorization-policy-evaluation-for-datadriven-microserviceworkflowsFuture-Internet.pd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12:.Y2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uveneers2017access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A-cluster-of-CPABE-microservices-for-VANETProcedia-Computer-Science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13:.Y2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HA2019441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All-one-needs-to-know-about-fog-computing-and-related-edge-computing-paradigms-A-complete-surveyJournal-of-Systems-Architecture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14:.Y21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sefpour2019all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A-Microservicebased-Middleware-for-the-Digital-FactoryProcedia-Manufacturing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215:.Y215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iavotta2017microservice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Authentication-and-Authorization-of-End-User-in-Microservice-ArchitectureJournal-of-Physics-Conference-Series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V216:.Y216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2017authentication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Container-security-Issues-challenges-and-the-road-aheadIEEE-Access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V217:.Y2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tan2019container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Cyberstorms-come-from-clouds-Security-of-cloud-computing-in-the-IoT-eraFuture-Internet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218:.Y21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2019cyber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DNSDANE-collisionbased-distributed-and-dynamic-authentication-for-microservices-in-IoTSensors-Switzerland.pd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19:.Y21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az2019dns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20:.Y2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hayyur2018matrix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k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21:.Y2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hiyi2018cyber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Lessons-Learned-in-Applying-Reactive-System-in-MicroservicesJournal-of-Physics-Conference-Series.pdf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V222:.Y22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im2019lessons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Microservice-security-agent-based-on-API-gateway-in-edge-computingSensors-Switzerland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23:.Y2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u2019microservice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Microservices-suite-for-smart-city-applicationsSensors-Switzerland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24:.Y2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ii2019microservices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Service-management-for-iot-Requirements-taxonomy-recent-advances-and-open-research-challengesIEEE-Access.pd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25:.Y225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hmed2019service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Survey-of-Authentication-and-Authorization-for-the-Internet-of-ThingsSecurity-and-Communication-Networks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26:.Y22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nka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x.pd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27:.Y2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ng2018microshare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6_Book_Anti-fragileICTSystems.pdf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V228:.Y228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e2016anti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6_Book_DevOpsForDigitalLeaders.pdf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229:.Y229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vichandran2016devops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6_Book_PrivacyTechnologiesAndPolicy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30:.Y23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alm2016bring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6_Book_SOFSEM2016TheoryAndPracticeOfC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31:.Y23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rny2016survey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6_Book_SoftwareTechnologiesApplicatio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V232:.Y23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2016composition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7_Book_Service-OrientedAndCloudComput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233:.Y233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terstad2017low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8_Book_AlgorithmsAndArchitecturesForP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34:.Y23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u2018anomaly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8_Book_CloudComputingAndSecurity.pdf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235:.Y2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g2018distributed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8_Book_CurrentTrendsInWebEngineering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V236:.Y23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alske2017challenges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8_Book_DistributedApplicationsAndInte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237:.Y237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rygina2018game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8_Book_Service-OrientedComputing.pd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V238:.Y238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o2018high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8_Book_SoftwareEngineeringAndFormalMe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V239:.Y239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illi2017formal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8_Book_SoftwareTechnologiesApplicatio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V240:.Y240])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hmadvand2018integrity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9_Book_FoundationsAndPracticeOfSecuri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41:.Y24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hme2018fine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2019_Book_InformationSecurityPracticeAnd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242:.Y242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komo2019development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Adedugbe2019_Article_LeveragingCloudComputingForThe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243:.Y24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dugbe2019leveraging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Beheshti2019_Article_DataSynapseASocialDataCuration.pdf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244:.Y244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heshti2019datasynapse</text:p>
          </table:table-cell>
          <table:table-cell table:number-columns-repeated="34"/>
        </table:table-row>
        <table:table-row table:style-name="ro2">
          <table:table-cell table:style-name="ce5" office:value-type="string" calcext:value-type="string">
            <text:p>Brito2019_Article_SecureEnd-to-endProcessingOfSm.pd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45:.Y245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office:value-type="string" calcext:value-type="string">
            <text:p><text:span text:style-name="T1">brito2019secure</text:span></text:p>
          </table:table-cell>
          <table:table-cell table:number-columns-repeated="34"/>
        </table:table-row>
        <table:table-row table:style-name="ro2">
          <table:table-cell table:style-name="ce5" office:value-type="string" calcext:value-type="string">
            <text:p>Casale2019_Article_RADONRationalDecompositionAndO.pdf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V246:.Y24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<text:span text:style-name="T2">casale2019radon</text:span>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Chidambaram2019_Article_ACloudCompatibleDNACodedSecuri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47:.Y247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dambaram2019cloud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DiCiccio2019_Article_BlockchainSupportForCollaborat.pdf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V248:.Y2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2019blockchain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Jan2019_Article_Search-basedMulti-vulnerabilit.pd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249:.Y249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2019search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Kathiravelu2019_Article_SD-CPSSoftware-definedCyber-ph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50:.Y25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thiravelu2019sd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Łaskawiec2019_Article_NewSolutionsForExposingCluster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51:.Y2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kawiec2019new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Leite2017_Article_DohkoAnAutonomicSystemForProvi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52:.Y25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ite2017dohko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Lichtenthäler2019_Article_RequirementsForAModel-drivenCl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53:.Y25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chtenthaler2019requirements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Melis2018_Article_IntegratingPersonalizedAndAcce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254:.Y254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is2018integrating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Mohsin-Janjua2018_Article_AReviewAndFutureDirectionsOfSO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255:.Y25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hsin2018review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Niazi2018_Article_WhatDoSoftwarePractitionersRea.pdf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V256:.Y256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iazi2018software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Nikoloudakis2019_Article_VulnerabilityAssessmentAsAServ.pd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57:.Y25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ikoloudakis2019vulnerability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Noura2019_Article_InteroperabilityInInternetOfTh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58:.Y25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ura2019interoperability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Paschke2016_Article_ProvaletsComponent-BasedMobile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259:.Y259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chke2016provalets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Prandi2019_Article_GamifyingCulturalExperiencesAc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60:.Y260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ndi2019gamifying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Rao2019_Article_TheBigDataSystemComponentsTool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61:.Y26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o2018big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Redelinghuys2019_Article_ASix-layerArchitectureForTheDi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62:.Y26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elinghuys2019six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s13174-017-0064-1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V263:.Y26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mbilla2017model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Salomoni2018_Article_INDIGO-DataCloudAPlatformToFac.pdf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V264:.Y26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lomoni2018indigo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Shahin2019_Article_AnEmpiricalStudyOfArchitecting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265:.Y26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hin2019empirical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Yang2014_Article_CloudComputingInE-ScienceResea.p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V266:.Y26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ng2014cloud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Zimmermann2017_Article_ArchitecturalRefactoringForThe.pdf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V267:.Y26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mmermann2017architectural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Zimmermann2017_Article_MicroservicesTenets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V268:.Y26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mmermann2017microservices</text:p>
          </table:table-cell>
          <table:table-cell table:number-columns-repeated="34"/>
        </table:table-row>
        <table:table-row table:style-name="ro1">
          <table:table-cell table:style-name="ce17" office:value-type="string" calcext:value-type="string">
            <text:p>cpe.4436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u2019survey</text:p>
          </table:table-cell>
          <table:table-cell table:number-columns-repeated="34"/>
        </table:table-row>
        <table:table-row table:style-name="ro1">
          <table:table-cell table:style-name="ce17" office:value-type="string" calcext:value-type="string">
            <text:p>cpe.5668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asalicchio2020state</text:p>
          </table:table-cell>
          <table:table-cell table:number-columns-repeated="34"/>
        </table:table-row>
        <table:table-row table:style-name="ro1">
          <table:table-cell table:style-name="ce17" office:value-type="string" calcext:value-type="string">
            <text:p>eng2.12080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tien2019kubanomaly</text:p>
          </table:table-cell>
          <table:table-cell table:number-columns-repeated="34"/>
        </table:table-row>
        <table:table-row table:style-name="ro1">
          <table:table-cell table:style-name="ce17" office:value-type="string" calcext:value-type="string">
            <text:p>secure_mesuring.pd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oppermann2018secure</text:p>
          </table:table-cell>
          <table:table-cell table:number-columns-repeated="34"/>
        </table:table-row>
        <table:table-row table:style-name="ro1">
          <table:table-cell table:style-name="ce17" office:value-type="string" calcext:value-type="string">
            <text:p>smr.1930.pdf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laza2018software</text:p>
          </table:table-cell>
          <table:table-cell table:number-columns-repeated="34"/>
        </table:table-row>
        <table:table-row table:style-name="ro1">
          <table:table-cell table:style-name="ce17" office:value-type="string" calcext:value-type="string">
            <text:p>spe.2513.pd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rucker2017modelling</text:p>
          </table:table-cell>
          <table:table-cell table:number-columns-repeated="34"/>
        </table:table-row>
        <table:table-row table:style-name="ro1">
          <table:table-cell table:style-name="ce17" office:value-type="string" calcext:value-type="string">
            <text:p>spe.2761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rishnansdn</text:p>
          </table:table-cell>
          <table:table-cell table:number-columns-repeated="34"/>
        </table:table-row>
        <table:table-row table:style-name="ro1">
          <table:table-cell table:style-name="Default" office:value-type="string" calcext:value-type="string">
            <text:p>3297280.3297401.pd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ibrahim2019attack</text:p>
          </table:table-cell>
          <table:table-cell table:number-columns-repeated="34"/>
        </table:table-row>
        <table:table-row table:style-name="ro1">
          <table:table-cell table:style-name="Default" office:value-type="string" calcext:value-type="string">
            <text:p>3338906.3341178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stallenberg2019jcomix</text:p>
          </table:table-cell>
          <table:table-cell table:number-columns-repeated="34"/>
        </table:table-row>
        <table:table-row table:style-name="ro1">
          <table:table-cell table:style-name="Default" office:value-type="string" calcext:value-type="string">
            <text:p>IJERT-Microservices_api_security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alibindla2018microservices</text:p>
          </table:table-cell>
          <table:table-cell table:number-columns-repeated="34"/>
        </table:table-row>
        <table:table-row table:style-name="ro1">
          <table:table-cell table:style-name="Default" office:value-type="string" calcext:value-type="string">
            <text:p>386-M115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guyen2019applying</text:p>
          </table:table-cell>
          <table:table-cell table:number-columns-repeated="34"/>
        </table:table-row>
        <table:table-row table:style-name="ro1">
          <table:table-cell table:style-name="Default" office:value-type="string" calcext:value-type="string">
            <text:p>IoT_Microservice_SOSE_2017_invited_camera_ready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Default" office:value-type="string" calcext:value-type="string">
            <text:p>lu2017secure</text:p>
          </table:table-cell>
          <table:table-cell table:number-columns-repeated="34"/>
        </table:table-row>
        <table:table-row table:style-name="ro1">
          <table:table-cell table:style-name="Default" office:value-type="string" calcext:value-type="string">
            <text:p>07973711.pd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ranjbar2017synaptic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2732516.2732523.pdf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V282:.Y28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pustchi2015authorizatio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07930195.pd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283:.Y28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i2017research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08514413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V284:.Y28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westerlund2018toward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08695332.pd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285:.Y28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garg2019automate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lassificationandCharacterizationofSecurityThreatsinCloudComputing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V286:.Y28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islam2016classificatio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ecurity_microservices_survey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V287:.Y28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alesecurity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p800-190-draft2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288:.Y28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ouppaya2017application</text:p>
          </table:table-cell>
          <table:table-cell table:number-columns-repeated="34"/>
        </table:table-row>
        <table:table-row table:style-name="ro1">
          <table:table-cell table:style-name="ce19" office:value-type="string" calcext:value-type="string">
            <text:p>2017-dais-vertxbridge.pdf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V289:.Y28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renner2017secure</text:p>
          </table:table-cell>
          <table:table-cell table:number-columns-repeated="34"/>
        </table:table-row>
        <table:table-row table:style-name="ro1">
          <table:table-cell table:style-name="ce19" office:value-type="string" calcext:value-type="string">
            <text:p>421627_1_En_5_Chapter.pdf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V290:.Y29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assilakis2016security</text:p>
          </table:table-cell>
          <table:table-cell table:number-columns-repeated="34"/>
        </table:table-row>
        <table:table-row table:style-name="ro1">
          <table:table-cell table:style-name="ce19" office:value-type="string" calcext:value-type="string">
            <text:p>Tetiana_Yarygina.p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V291:.Y29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yarygina2018exploring</text:p>
          </table:table-cell>
          <table:table-cell table:number-columns-repeated="34"/>
        </table:table-row>
        <calcext:conditional-formats>
          <calcext:conditional-format calcext:target-range-address="dataset_springer.AJ23:dataset_springer.BC42">
            <calcext:condition calcext:apply-style-name="Good" calcext:value="between(0.2,0.9999)" calcext:base-cell-address="dataset_springer.AJ23"/>
            <calcext:condition calcext:apply-style-name="Bad" calcext:value="between(-0.1,0.1)" calcext:base-cell-address="dataset_springer.AJ23"/>
            <calcext:condition calcext:apply-style-name="Error" calcext:value="&lt;-0.1" calcext:base-cell-address="dataset_springer.AJ23"/>
          </calcext:conditional-format>
        </calcext:conditional-formats>
      </table:table>
      <table:table table:name="Sheet2" table:style-name="ta1">
        <table:table-column table:style-name="co11" table:default-cell-style-name="ce11"/>
        <table:table-column table:style-name="co11" table:number-columns-repeated="20" table:default-cell-style-name="ce29"/>
        <table:table-row table:style-name="ro1">
          <table:table-cell office:value-type="string" calcext:value-type="string">
            <text:p>Correlations</text:p>
          </table:table-cell>
          <table:table-cell table:style-name="ce11" office:value-type="string" calcext:value-type="string">
            <text:p>Column 1</text:p>
          </table:table-cell>
          <table:table-cell table:style-name="ce11" office:value-type="string" calcext:value-type="string">
            <text:p>Column 2</text:p>
          </table:table-cell>
          <table:table-cell table:style-name="ce11" office:value-type="string" calcext:value-type="string">
            <text:p>Column 3</text:p>
          </table:table-cell>
          <table:table-cell table:style-name="ce11" office:value-type="string" calcext:value-type="string">
            <text:p>Column 4</text:p>
          </table:table-cell>
          <table:table-cell table:style-name="ce11" office:value-type="string" calcext:value-type="string">
            <text:p>Column 5</text:p>
          </table:table-cell>
          <table:table-cell table:style-name="ce11" office:value-type="string" calcext:value-type="string">
            <text:p>Column 6</text:p>
          </table:table-cell>
          <table:table-cell table:style-name="ce11" office:value-type="string" calcext:value-type="string">
            <text:p>Column 7</text:p>
          </table:table-cell>
          <table:table-cell table:style-name="ce11" office:value-type="string" calcext:value-type="string">
            <text:p>Column 8</text:p>
          </table:table-cell>
          <table:table-cell table:style-name="ce11" office:value-type="string" calcext:value-type="string">
            <text:p>Column 9</text:p>
          </table:table-cell>
          <table:table-cell table:style-name="ce11" office:value-type="string" calcext:value-type="string">
            <text:p>Column 10</text:p>
          </table:table-cell>
          <table:table-cell table:style-name="ce11" office:value-type="string" calcext:value-type="string">
            <text:p>Column 11</text:p>
          </table:table-cell>
          <table:table-cell table:style-name="ce11" office:value-type="string" calcext:value-type="string">
            <text:p>Column 12</text:p>
          </table:table-cell>
          <table:table-cell table:style-name="ce11" office:value-type="string" calcext:value-type="string">
            <text:p>Column 13</text:p>
          </table:table-cell>
          <table:table-cell table:style-name="ce11" office:value-type="string" calcext:value-type="string">
            <text:p>Column 14</text:p>
          </table:table-cell>
          <table:table-cell table:style-name="ce11" office:value-type="string" calcext:value-type="string">
            <text:p>Column 15</text:p>
          </table:table-cell>
          <table:table-cell table:style-name="ce11" office:value-type="string" calcext:value-type="string">
            <text:p>Column 16</text:p>
          </table:table-cell>
          <table:table-cell table:style-name="ce11" office:value-type="string" calcext:value-type="string">
            <text:p>Column 17</text:p>
          </table:table-cell>
          <table:table-cell table:style-name="ce11" office:value-type="string" calcext:value-type="string">
            <text:p>Column 18</text:p>
          </table:table-cell>
          <table:table-cell table:style-name="ce11" office:value-type="string" calcext:value-type="string">
            <text:p>Column 19</text:p>
          </table:table-cell>
          <table:table-cell table:style-name="ce11" office:value-type="string" calcext:value-type="string">
            <text:p>Column 20</text:p>
          </table:table-cell>
        </table:table-row>
        <table:table-row table:style-name="ro1">
          <table:table-cell office:value-type="string" calcext:value-type="string">
            <text:p>Column 1</text:p>
          </table:table-cell>
          <table:table-cell table:formula="of:=CORREL([$dataset_springer.B$2:.B$185];[$dataset_springer.$B$2:.$B$185])" office:value-type="string" office:string-value="" calcext:value-type="error">
            <text:p>#DIV/0!</text:p>
          </table:table-cell>
          <table:table-cell table:formula="of:=CORREL([$dataset_springer.C$2:.C$185];[$dataset_springer.$B$2:.$B$185])" office:value-type="string" office:string-value="" calcext:value-type="error">
            <text:p>#DIV/0!</text:p>
          </table:table-cell>
          <table:table-cell table:formula="of:=CORREL([$dataset_springer.D$2:.D$185];[$dataset_springer.$B$2:.$B$185])" office:value-type="string" office:string-value="" calcext:value-type="error">
            <text:p>#DIV/0!</text:p>
          </table:table-cell>
          <table:table-cell table:formula="of:=CORREL([$dataset_springer.E$2:.E$185];[$dataset_springer.$B$2:.$B$185])" office:value-type="string" office:string-value="" calcext:value-type="error">
            <text:p>#DIV/0!</text:p>
          </table:table-cell>
          <table:table-cell table:formula="of:=CORREL([$dataset_springer.F$2:.F$185];[$dataset_springer.$B$2:.$B$185])" office:value-type="string" office:string-value="" calcext:value-type="error">
            <text:p>#DIV/0!</text:p>
          </table:table-cell>
          <table:table-cell table:formula="of:=CORREL([$dataset_springer.G$2:.G$185];[$dataset_springer.$B$2:.$B$185])" office:value-type="string" office:string-value="" calcext:value-type="error">
            <text:p>#DIV/0!</text:p>
          </table:table-cell>
          <table:table-cell table:formula="of:=CORREL([$dataset_springer.H$2:.H$185];[$dataset_springer.$B$2:.$B$185])" office:value-type="string" office:string-value="" calcext:value-type="error">
            <text:p>#DIV/0!</text:p>
          </table:table-cell>
          <table:table-cell table:formula="of:=CORREL([$dataset_springer.I$2:.I$185];[$dataset_springer.$B$2:.$B$185])" office:value-type="string" office:string-value="" calcext:value-type="error">
            <text:p>#DIV/0!</text:p>
          </table:table-cell>
          <table:table-cell table:formula="of:=CORREL([$dataset_springer.J$2:.J$185];[$dataset_springer.$B$2:.$B$185])" office:value-type="string" office:string-value="" calcext:value-type="error">
            <text:p>#DIV/0!</text:p>
          </table:table-cell>
          <table:table-cell table:formula="of:=CORREL([$dataset_springer.K$2:.K$185];[$dataset_springer.$B$2:.$B$185])" office:value-type="string" office:string-value="" calcext:value-type="error">
            <text:p>#DIV/0!</text:p>
          </table:table-cell>
          <table:table-cell table:formula="of:=CORREL([$dataset_springer.L$2:.L$185];[$dataset_springer.$B$2:.$B$185])" office:value-type="string" office:string-value="" calcext:value-type="error">
            <text:p>#DIV/0!</text:p>
          </table:table-cell>
          <table:table-cell table:formula="of:=CORREL([$dataset_springer.M$2:.M$185];[$dataset_springer.$B$2:.$B$185])" office:value-type="string" office:string-value="" calcext:value-type="error">
            <text:p>#DIV/0!</text:p>
          </table:table-cell>
          <table:table-cell table:formula="of:=CORREL([$dataset_springer.N$2:.N$185];[$dataset_springer.$B$2:.$B$185])" office:value-type="string" office:string-value="" calcext:value-type="error">
            <text:p>#DIV/0!</text:p>
          </table:table-cell>
          <table:table-cell table:formula="of:=CORREL([$dataset_springer.O$2:.O$185];[$dataset_springer.$B$2:.$B$185])" office:value-type="string" office:string-value="" calcext:value-type="error">
            <text:p>#DIV/0!</text:p>
          </table:table-cell>
          <table:table-cell table:formula="of:=CORREL([$dataset_springer.P$2:.P$185];[$dataset_springer.$B$2:.$B$185])" office:value-type="string" office:string-value="" calcext:value-type="error">
            <text:p>#DIV/0!</text:p>
          </table:table-cell>
          <table:table-cell table:formula="of:=CORREL([$dataset_springer.Q$2:.Q$185];[$dataset_springer.$B$2:.$B$185])" office:value-type="string" office:string-value="" calcext:value-type="error">
            <text:p>#DIV/0!</text:p>
          </table:table-cell>
          <table:table-cell table:formula="of:=CORREL([$dataset_springer.R$2:.R$185];[$dataset_springer.$B$2:.$B$185])" office:value-type="string" office:string-value="" calcext:value-type="error">
            <text:p>#DIV/0!</text:p>
          </table:table-cell>
          <table:table-cell table:formula="of:=CORREL([$dataset_springer.S$2:.S$185];[$dataset_springer.$B$2:.$B$185])" office:value-type="string" office:string-value="" calcext:value-type="error">
            <text:p>#DIV/0!</text:p>
          </table:table-cell>
          <table:table-cell table:formula="of:=CORREL([$dataset_springer.T$2:.T$185];[$dataset_springer.$B$2:.$B$185])" office:value-type="string" office:string-value="" calcext:value-type="error">
            <text:p>#DIV/0!</text:p>
          </table:table-cell>
          <table:table-cell table:formula="of:=CORREL([$dataset_springer.U$2:.U$185];[$dataset_springer.$B$2:.$B$18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olumn 2</text:p>
          </table:table-cell>
          <table:table-cell table:formula="of:=CORREL([$dataset_springer.B$2:.B$291];[$dataset_springer.$C$2:.$C$291])" office:value-type="string" office:string-value="" calcext:value-type="error">
            <text:p>#DIV/0!</text:p>
          </table:table-cell>
          <table:table-cell table:formula="of:=CORREL([$dataset_springer.C$2:.C$291];[$dataset_springer.$C$2:.$C$291])" office:value-type="percentage" office:value="1" calcext:value-type="percentage">
            <text:p>100.00%</text:p>
          </table:table-cell>
          <table:table-cell table:formula="of:=CORREL([$dataset_springer.D$2:.D$291];[$dataset_springer.$C$2:.$C$291])" office:value-type="percentage" office:value="0.271122301564254" calcext:value-type="percentage">
            <text:p>27.11%</text:p>
          </table:table-cell>
          <table:table-cell table:formula="of:=CORREL([$dataset_springer.E$2:.E$291];[$dataset_springer.$C$2:.$C$291])" office:value-type="percentage" office:value="0.328046608731571" calcext:value-type="percentage">
            <text:p>32.80%</text:p>
          </table:table-cell>
          <table:table-cell table:formula="of:=CORREL([$dataset_springer.F$2:.F$291];[$dataset_springer.$C$2:.$C$291])" office:value-type="percentage" office:value="0.0809500419860638" calcext:value-type="percentage">
            <text:p>8.10%</text:p>
          </table:table-cell>
          <table:table-cell table:formula="of:=CORREL([$dataset_springer.G$2:.G$291];[$dataset_springer.$C$2:.$C$291])" office:value-type="percentage" office:value="0.137459576656482" calcext:value-type="percentage">
            <text:p>13.75%</text:p>
          </table:table-cell>
          <table:table-cell table:formula="of:=CORREL([$dataset_springer.H$2:.H$291];[$dataset_springer.$C$2:.$C$291])" office:value-type="percentage" office:value="0.0319450864970063" calcext:value-type="percentage">
            <text:p>3.19%</text:p>
          </table:table-cell>
          <table:table-cell table:formula="of:=CORREL([$dataset_springer.I$2:.I$291];[$dataset_springer.$C$2:.$C$291])" office:value-type="percentage" office:value="-0.0774406982843016" calcext:value-type="percentage">
            <text:p>-7.74%</text:p>
          </table:table-cell>
          <table:table-cell table:formula="of:=CORREL([$dataset_springer.J$2:.J$291];[$dataset_springer.$C$2:.$C$291])" office:value-type="percentage" office:value="0.123551358670651" calcext:value-type="percentage">
            <text:p>12.36%</text:p>
          </table:table-cell>
          <table:table-cell table:formula="of:=CORREL([$dataset_springer.K$2:.K$291];[$dataset_springer.$C$2:.$C$291])" office:value-type="percentage" office:value="0.00405666007761912" calcext:value-type="percentage">
            <text:p>0.41%</text:p>
          </table:table-cell>
          <table:table-cell table:formula="of:=CORREL([$dataset_springer.L$2:.L$291];[$dataset_springer.$C$2:.$C$291])" office:value-type="percentage" office:value="0.246763658201992" calcext:value-type="percentage">
            <text:p>24.68%</text:p>
          </table:table-cell>
          <table:table-cell table:formula="of:=CORREL([$dataset_springer.M$2:.M$291];[$dataset_springer.$C$2:.$C$291])" office:value-type="percentage" office:value="-0.0411509018307927" calcext:value-type="percentage">
            <text:p>-4.12%</text:p>
          </table:table-cell>
          <table:table-cell table:formula="of:=CORREL([$dataset_springer.N$2:.N$291];[$dataset_springer.$C$2:.$C$291])" office:value-type="percentage" office:value="-0.227437852612941" calcext:value-type="percentage">
            <text:p>-22.74%</text:p>
          </table:table-cell>
          <table:table-cell table:formula="of:=CORREL([$dataset_springer.O$2:.O$291];[$dataset_springer.$C$2:.$C$291])" office:value-type="percentage" office:value="-0.0806447737224984" calcext:value-type="percentage">
            <text:p>-8.06%</text:p>
          </table:table-cell>
          <table:table-cell table:formula="of:=CORREL([$dataset_springer.P$2:.P$291];[$dataset_springer.$C$2:.$C$291])" office:value-type="percentage" office:value="0.0627196201061538" calcext:value-type="percentage">
            <text:p>6.27%</text:p>
          </table:table-cell>
          <table:table-cell table:formula="of:=CORREL([$dataset_springer.Q$2:.Q$291];[$dataset_springer.$C$2:.$C$291])" office:value-type="percentage" office:value="-0.0387707157582328" calcext:value-type="percentage">
            <text:p>-3.88%</text:p>
          </table:table-cell>
          <table:table-cell table:formula="of:=CORREL([$dataset_springer.R$2:.R$291];[$dataset_springer.$C$2:.$C$291])" office:value-type="percentage" office:value="-0.0671285568039281" calcext:value-type="percentage">
            <text:p>-6.71%</text:p>
          </table:table-cell>
          <table:table-cell table:formula="of:=CORREL([$dataset_springer.S$2:.S$291];[$dataset_springer.$C$2:.$C$291])" office:value-type="percentage" office:value="0.0844907961774213" calcext:value-type="percentage">
            <text:p>8.45%</text:p>
          </table:table-cell>
          <table:table-cell table:formula="of:=CORREL([$dataset_springer.T$2:.T$291];[$dataset_springer.$C$2:.$C$291])" office:value-type="percentage" office:value="0.00188788154165683" calcext:value-type="percentage">
            <text:p>0.19%</text:p>
          </table:table-cell>
          <table:table-cell table:formula="of:=CORREL([$dataset_springer.U$2:.U$291];[$dataset_springer.$C$2:.$C$291])" office:value-type="percentage" office:value="0.00405666007761911" calcext:value-type="percentage">
            <text:p>0.41%</text:p>
          </table:table-cell>
        </table:table-row>
        <table:table-row table:style-name="ro1">
          <table:table-cell office:value-type="string" calcext:value-type="string">
            <text:p>Column 3</text:p>
          </table:table-cell>
          <table:table-cell table:formula="of:=CORREL([$dataset_springer.B$2:.B$291];[$dataset_springer.$D$2:.$D$291])" office:value-type="string" office:string-value="" calcext:value-type="error">
            <text:p>#DIV/0!</text:p>
          </table:table-cell>
          <table:table-cell table:formula="of:=CORREL([$dataset_springer.C$2:.C$291];[$dataset_springer.$D$2:.$D$291])" office:value-type="percentage" office:value="0.271122301564254" calcext:value-type="percentage">
            <text:p>27.11%</text:p>
          </table:table-cell>
          <table:table-cell table:formula="of:=CORREL([$dataset_springer.D$2:.D$291];[$dataset_springer.$D$2:.$D$291])" office:value-type="percentage" office:value="1" calcext:value-type="percentage">
            <text:p>100.00%</text:p>
          </table:table-cell>
          <table:table-cell table:formula="of:=CORREL([$dataset_springer.E$2:.E$291];[$dataset_springer.$D$2:.$D$291])" office:value-type="percentage" office:value="0.285948174291337" calcext:value-type="percentage">
            <text:p>28.59%</text:p>
          </table:table-cell>
          <table:table-cell table:formula="of:=CORREL([$dataset_springer.F$2:.F$291];[$dataset_springer.$D$2:.$D$291])" office:value-type="percentage" office:value="0.0736520404254042" calcext:value-type="percentage">
            <text:p>7.37%</text:p>
          </table:table-cell>
          <table:table-cell table:formula="of:=CORREL([$dataset_springer.G$2:.G$291];[$dataset_springer.$D$2:.$D$291])" office:value-type="percentage" office:value="0.189255815053406" calcext:value-type="percentage">
            <text:p>18.93%</text:p>
          </table:table-cell>
          <table:table-cell table:formula="of:=CORREL([$dataset_springer.H$2:.H$291];[$dataset_springer.$D$2:.$D$291])" office:value-type="percentage" office:value="0.291050377197106" calcext:value-type="percentage">
            <text:p>29.11%</text:p>
          </table:table-cell>
          <table:table-cell table:formula="of:=CORREL([$dataset_springer.I$2:.I$291];[$dataset_springer.$D$2:.$D$291])" office:value-type="percentage" office:value="0.0748523123808369" calcext:value-type="percentage">
            <text:p>7.49%</text:p>
          </table:table-cell>
          <table:table-cell table:formula="of:=CORREL([$dataset_springer.J$2:.J$291];[$dataset_springer.$D$2:.$D$291])" office:value-type="percentage" office:value="0.0867649475254619" calcext:value-type="percentage">
            <text:p>8.68%</text:p>
          </table:table-cell>
          <table:table-cell table:formula="of:=CORREL([$dataset_springer.K$2:.K$291];[$dataset_springer.$D$2:.$D$291])" office:value-type="percentage" office:value="0.128085768322481" calcext:value-type="percentage">
            <text:p>12.81%</text:p>
          </table:table-cell>
          <table:table-cell table:formula="of:=CORREL([$dataset_springer.L$2:.L$291];[$dataset_springer.$D$2:.$D$291])" office:value-type="percentage" office:value="0.166891799334983" calcext:value-type="percentage">
            <text:p>16.69%</text:p>
          </table:table-cell>
          <table:table-cell table:formula="of:=CORREL([$dataset_springer.M$2:.M$291];[$dataset_springer.$D$2:.$D$291])" office:value-type="percentage" office:value="0.0853860099926391" calcext:value-type="percentage">
            <text:p>8.54%</text:p>
          </table:table-cell>
          <table:table-cell table:formula="of:=CORREL([$dataset_springer.N$2:.N$291];[$dataset_springer.$D$2:.$D$291])" office:value-type="percentage" office:value="0.00752381515989915" calcext:value-type="percentage">
            <text:p>0.75%</text:p>
          </table:table-cell>
          <table:table-cell table:formula="of:=CORREL([$dataset_springer.O$2:.O$291];[$dataset_springer.$D$2:.$D$291])" office:value-type="percentage" office:value="0.0550825119459505" calcext:value-type="percentage">
            <text:p>5.51%</text:p>
          </table:table-cell>
          <table:table-cell table:formula="of:=CORREL([$dataset_springer.P$2:.P$291];[$dataset_springer.$D$2:.$D$291])" office:value-type="percentage" office:value="0.150953301562154" calcext:value-type="percentage">
            <text:p>15.10%</text:p>
          </table:table-cell>
          <table:table-cell table:formula="of:=CORREL([$dataset_springer.Q$2:.Q$291];[$dataset_springer.$D$2:.$D$291])" office:value-type="percentage" office:value="-0.0692942412120433" calcext:value-type="percentage">
            <text:p>-6.93%</text:p>
          </table:table-cell>
          <table:table-cell table:formula="of:=CORREL([$dataset_springer.R$2:.R$291];[$dataset_springer.$D$2:.$D$291])" office:value-type="percentage" office:value="-0.10822003895219" calcext:value-type="percentage">
            <text:p>-10.82%</text:p>
          </table:table-cell>
          <table:table-cell table:formula="of:=CORREL([$dataset_springer.S$2:.S$291];[$dataset_springer.$D$2:.$D$291])" office:value-type="percentage" office:value="0.0357319112151737" calcext:value-type="percentage">
            <text:p>3.57%</text:p>
          </table:table-cell>
          <table:table-cell table:formula="of:=CORREL([$dataset_springer.T$2:.T$291];[$dataset_springer.$D$2:.$D$291])" office:value-type="percentage" office:value="0.0225765934887679" calcext:value-type="percentage">
            <text:p>2.26%</text:p>
          </table:table-cell>
          <table:table-cell table:formula="of:=CORREL([$dataset_springer.U$2:.U$291];[$dataset_springer.$D$2:.$D$291])" office:value-type="percentage" office:value="0.128085768322481" calcext:value-type="percentage">
            <text:p>12.81%</text:p>
          </table:table-cell>
        </table:table-row>
        <table:table-row table:style-name="ro1">
          <table:table-cell office:value-type="string" calcext:value-type="string">
            <text:p>Column 4</text:p>
          </table:table-cell>
          <table:table-cell table:formula="of:=CORREL([$dataset_springer.B$2:.B$291];[$dataset_springer.$E$2:.$E$291])" office:value-type="string" office:string-value="" calcext:value-type="error">
            <text:p>#DIV/0!</text:p>
          </table:table-cell>
          <table:table-cell table:formula="of:=CORREL([$dataset_springer.C$2:.C$291];[$dataset_springer.$E$2:.$E$291])" office:value-type="percentage" office:value="0.328046608731571" calcext:value-type="percentage">
            <text:p>32.80%</text:p>
          </table:table-cell>
          <table:table-cell table:formula="of:=CORREL([$dataset_springer.D$2:.D$291];[$dataset_springer.$E$2:.$E$291])" office:value-type="percentage" office:value="0.285948174291337" calcext:value-type="percentage">
            <text:p>28.59%</text:p>
          </table:table-cell>
          <table:table-cell table:formula="of:=CORREL([$dataset_springer.E$2:.E$291];[$dataset_springer.$E$2:.$E$291])" office:value-type="percentage" office:value="1" calcext:value-type="percentage">
            <text:p>100.00%</text:p>
          </table:table-cell>
          <table:table-cell table:formula="of:=CORREL([$dataset_springer.F$2:.F$291];[$dataset_springer.$E$2:.$E$291])" office:value-type="percentage" office:value="0.121766783333757" calcext:value-type="percentage">
            <text:p>12.18%</text:p>
          </table:table-cell>
          <table:table-cell table:formula="of:=CORREL([$dataset_springer.G$2:.G$291];[$dataset_springer.$E$2:.$E$291])" office:value-type="percentage" office:value="0.0629531086510433" calcext:value-type="percentage">
            <text:p>6.30%</text:p>
          </table:table-cell>
          <table:table-cell table:formula="of:=CORREL([$dataset_springer.H$2:.H$291];[$dataset_springer.$E$2:.$E$291])" office:value-type="percentage" office:value="0.0505467651653012" calcext:value-type="percentage">
            <text:p>5.05%</text:p>
          </table:table-cell>
          <table:table-cell table:formula="of:=CORREL([$dataset_springer.I$2:.I$291];[$dataset_springer.$E$2:.$E$291])" office:value-type="percentage" office:value="0.105027333767468" calcext:value-type="percentage">
            <text:p>10.50%</text:p>
          </table:table-cell>
          <table:table-cell table:formula="of:=CORREL([$dataset_springer.J$2:.J$291];[$dataset_springer.$E$2:.$E$291])" office:value-type="percentage" office:value="0.0604768867687675" calcext:value-type="percentage">
            <text:p>6.05%</text:p>
          </table:table-cell>
          <table:table-cell table:formula="of:=CORREL([$dataset_springer.K$2:.K$291];[$dataset_springer.$E$2:.$E$291])" office:value-type="percentage" office:value="0.0844891531671423" calcext:value-type="percentage">
            <text:p>8.45%</text:p>
          </table:table-cell>
          <table:table-cell table:formula="of:=CORREL([$dataset_springer.L$2:.L$291];[$dataset_springer.$E$2:.$E$291])" office:value-type="percentage" office:value="0.172788933939478" calcext:value-type="percentage">
            <text:p>17.28%</text:p>
          </table:table-cell>
          <table:table-cell table:formula="of:=CORREL([$dataset_springer.M$2:.M$291];[$dataset_springer.$E$2:.$E$291])" office:value-type="percentage" office:value="0.0900557551907728" calcext:value-type="percentage">
            <text:p>9.01%</text:p>
          </table:table-cell>
          <table:table-cell table:formula="of:=CORREL([$dataset_springer.N$2:.N$291];[$dataset_springer.$E$2:.$E$291])" office:value-type="percentage" office:value="-0.103858197256191" calcext:value-type="percentage">
            <text:p>-10.39%</text:p>
          </table:table-cell>
          <table:table-cell table:formula="of:=CORREL([$dataset_springer.O$2:.O$291];[$dataset_springer.$E$2:.$E$291])" office:value-type="percentage" office:value="-0.0734000524054219" calcext:value-type="percentage">
            <text:p>-7.34%</text:p>
          </table:table-cell>
          <table:table-cell table:formula="of:=CORREL([$dataset_springer.P$2:.P$291];[$dataset_springer.$E$2:.$E$291])" office:value-type="percentage" office:value="-0.00424007693212752" calcext:value-type="percentage">
            <text:p>-0.42%</text:p>
          </table:table-cell>
          <table:table-cell table:formula="of:=CORREL([$dataset_springer.Q$2:.Q$291];[$dataset_springer.$E$2:.$E$291])" office:value-type="percentage" office:value="0.0105434591035014" calcext:value-type="percentage">
            <text:p>1.05%</text:p>
          </table:table-cell>
          <table:table-cell table:formula="of:=CORREL([$dataset_springer.R$2:.R$291];[$dataset_springer.$E$2:.$E$291])" office:value-type="percentage" office:value="0.0133985040049278" calcext:value-type="percentage">
            <text:p>1.34%</text:p>
          </table:table-cell>
          <table:table-cell table:formula="of:=CORREL([$dataset_springer.S$2:.S$291];[$dataset_springer.$E$2:.$E$291])" office:value-type="percentage" office:value="0.0688420945669321" calcext:value-type="percentage">
            <text:p>6.88%</text:p>
          </table:table-cell>
          <table:table-cell table:formula="of:=CORREL([$dataset_springer.T$2:.T$291];[$dataset_springer.$E$2:.$E$291])" office:value-type="percentage" office:value="-0.068957040633022" calcext:value-type="percentage">
            <text:p>-6.90%</text:p>
          </table:table-cell>
          <table:table-cell table:formula="of:=CORREL([$dataset_springer.U$2:.U$291];[$dataset_springer.$E$2:.$E$291])" office:value-type="percentage" office:value="0.0844891531671417" calcext:value-type="percentage">
            <text:p>8.45%</text:p>
          </table:table-cell>
        </table:table-row>
        <table:table-row table:style-name="ro1">
          <table:table-cell office:value-type="string" calcext:value-type="string">
            <text:p>Column 5</text:p>
          </table:table-cell>
          <table:table-cell table:formula="of:=CORREL([$dataset_springer.B$2:.B$291];[$dataset_springer.$F$2:.$F$291])" office:value-type="string" office:string-value="" calcext:value-type="error">
            <text:p>#DIV/0!</text:p>
          </table:table-cell>
          <table:table-cell table:formula="of:=CORREL([$dataset_springer.C$2:.C$291];[$dataset_springer.$F$2:.$F$291])" office:value-type="percentage" office:value="0.0809500419860638" calcext:value-type="percentage">
            <text:p>8.10%</text:p>
          </table:table-cell>
          <table:table-cell table:formula="of:=CORREL([$dataset_springer.D$2:.D$291];[$dataset_springer.$F$2:.$F$291])" office:value-type="percentage" office:value="0.0736520404254042" calcext:value-type="percentage">
            <text:p>7.37%</text:p>
          </table:table-cell>
          <table:table-cell table:formula="of:=CORREL([$dataset_springer.E$2:.E$291];[$dataset_springer.$F$2:.$F$291])" office:value-type="percentage" office:value="0.121766783333757" calcext:value-type="percentage">
            <text:p>12.18%</text:p>
          </table:table-cell>
          <table:table-cell table:formula="of:=CORREL([$dataset_springer.F$2:.F$291];[$dataset_springer.$F$2:.$F$291])" office:value-type="percentage" office:value="1" calcext:value-type="percentage">
            <text:p>100.00%</text:p>
          </table:table-cell>
          <table:table-cell table:formula="of:=CORREL([$dataset_springer.G$2:.G$291];[$dataset_springer.$F$2:.$F$291])" office:value-type="percentage" office:value="0.0615173315718375" calcext:value-type="percentage">
            <text:p>6.15%</text:p>
          </table:table-cell>
          <table:table-cell table:formula="of:=CORREL([$dataset_springer.H$2:.H$291];[$dataset_springer.$F$2:.$F$291])" office:value-type="percentage" office:value="0.0825957114496863" calcext:value-type="percentage">
            <text:p>8.26%</text:p>
          </table:table-cell>
          <table:table-cell table:formula="of:=CORREL([$dataset_springer.I$2:.I$291];[$dataset_springer.$F$2:.$F$291])" office:value-type="percentage" office:value="0.123146863951082" calcext:value-type="percentage">
            <text:p>12.31%</text:p>
          </table:table-cell>
          <table:table-cell table:formula="of:=CORREL([$dataset_springer.J$2:.J$291];[$dataset_springer.$F$2:.$F$291])" office:value-type="percentage" office:value="0.0558217944577074" calcext:value-type="percentage">
            <text:p>5.58%</text:p>
          </table:table-cell>
          <table:table-cell table:formula="of:=CORREL([$dataset_springer.K$2:.K$291];[$dataset_springer.$F$2:.$F$291])" office:value-type="percentage" office:value="0.135083856035219" calcext:value-type="percentage">
            <text:p>13.51%</text:p>
          </table:table-cell>
          <table:table-cell table:formula="of:=CORREL([$dataset_springer.L$2:.L$291];[$dataset_springer.$F$2:.$F$291])" office:value-type="percentage" office:value="-0.124370477280388" calcext:value-type="percentage">
            <text:p>-12.44%</text:p>
          </table:table-cell>
          <table:table-cell table:formula="of:=CORREL([$dataset_springer.M$2:.M$291];[$dataset_springer.$F$2:.$F$291])" office:value-type="percentage" office:value="0.0503831145019971" calcext:value-type="percentage">
            <text:p>5.04%</text:p>
          </table:table-cell>
          <table:table-cell table:formula="of:=CORREL([$dataset_springer.N$2:.N$291];[$dataset_springer.$F$2:.$F$291])" office:value-type="percentage" office:value="-0.0241165872311761" calcext:value-type="percentage">
            <text:p>-2.41%</text:p>
          </table:table-cell>
          <table:table-cell table:formula="of:=CORREL([$dataset_springer.O$2:.O$291];[$dataset_springer.$F$2:.$F$291])" office:value-type="percentage" office:value="0.0530931044506905" calcext:value-type="percentage">
            <text:p>5.31%</text:p>
          </table:table-cell>
          <table:table-cell table:formula="of:=CORREL([$dataset_springer.P$2:.P$291];[$dataset_springer.$F$2:.$F$291])" office:value-type="percentage" office:value="0.0924469537172893" calcext:value-type="percentage">
            <text:p>9.24%</text:p>
          </table:table-cell>
          <table:table-cell table:formula="of:=CORREL([$dataset_springer.Q$2:.Q$291];[$dataset_springer.$F$2:.$F$291])" office:value-type="percentage" office:value="-0.1047803606259" calcext:value-type="percentage">
            <text:p>-10.48%</text:p>
          </table:table-cell>
          <table:table-cell table:formula="of:=CORREL([$dataset_springer.R$2:.R$291];[$dataset_springer.$F$2:.$F$291])" office:value-type="percentage" office:value="-0.0711820376156623" calcext:value-type="percentage">
            <text:p>-7.12%</text:p>
          </table:table-cell>
          <table:table-cell table:formula="of:=CORREL([$dataset_springer.S$2:.S$291];[$dataset_springer.$F$2:.$F$291])" office:value-type="percentage" office:value="-0.136056110510702" calcext:value-type="percentage">
            <text:p>-13.61%</text:p>
          </table:table-cell>
          <table:table-cell table:formula="of:=CORREL([$dataset_springer.T$2:.T$291];[$dataset_springer.$F$2:.$F$291])" office:value-type="percentage" office:value="-0.0906788425806201" calcext:value-type="percentage">
            <text:p>-9.07%</text:p>
          </table:table-cell>
          <table:table-cell table:formula="of:=CORREL([$dataset_springer.U$2:.U$291];[$dataset_springer.$F$2:.$F$291])" office:value-type="percentage" office:value="0.0805994078429888" calcext:value-type="percentage">
            <text:p>8.06%</text:p>
          </table:table-cell>
        </table:table-row>
        <table:table-row table:style-name="ro1">
          <table:table-cell office:value-type="string" calcext:value-type="string">
            <text:p>Column 6</text:p>
          </table:table-cell>
          <table:table-cell table:formula="of:=CORREL([$dataset_springer.B$2:.B$291];[$dataset_springer.$G$2:.$G$291])" office:value-type="string" office:string-value="" calcext:value-type="error">
            <text:p>#DIV/0!</text:p>
          </table:table-cell>
          <table:table-cell table:formula="of:=CORREL([$dataset_springer.C$2:.C$291];[$dataset_springer.$G$2:.$G$291])" office:value-type="percentage" office:value="0.137459576656482" calcext:value-type="percentage">
            <text:p>13.75%</text:p>
          </table:table-cell>
          <table:table-cell table:formula="of:=CORREL([$dataset_springer.D$2:.D$291];[$dataset_springer.$G$2:.$G$291])" office:value-type="percentage" office:value="0.189255815053406" calcext:value-type="percentage">
            <text:p>18.93%</text:p>
          </table:table-cell>
          <table:table-cell table:formula="of:=CORREL([$dataset_springer.E$2:.E$291];[$dataset_springer.$G$2:.$G$291])" office:value-type="percentage" office:value="0.0629531086510433" calcext:value-type="percentage">
            <text:p>6.30%</text:p>
          </table:table-cell>
          <table:table-cell table:formula="of:=CORREL([$dataset_springer.F$2:.F$291];[$dataset_springer.$G$2:.$G$291])" office:value-type="percentage" office:value="0.0615173315718375" calcext:value-type="percentage">
            <text:p>6.15%</text:p>
          </table:table-cell>
          <table:table-cell table:formula="of:=CORREL([$dataset_springer.G$2:.G$291];[$dataset_springer.$G$2:.$G$291])" office:value-type="percentage" office:value="1" calcext:value-type="percentage">
            <text:p>100.00%</text:p>
          </table:table-cell>
          <table:table-cell table:formula="of:=CORREL([$dataset_springer.H$2:.H$291];[$dataset_springer.$G$2:.$G$291])" office:value-type="percentage" office:value="0.774878778528261" calcext:value-type="percentage">
            <text:p>77.49%</text:p>
          </table:table-cell>
          <table:table-cell table:formula="of:=CORREL([$dataset_springer.I$2:.I$291];[$dataset_springer.$G$2:.$G$291])" office:value-type="percentage" office:value="0.228870627866318" calcext:value-type="percentage">
            <text:p>22.89%</text:p>
          </table:table-cell>
          <table:table-cell table:formula="of:=CORREL([$dataset_springer.J$2:.J$291];[$dataset_springer.$G$2:.$G$291])" office:value-type="percentage" office:value="0.142282216311428" calcext:value-type="percentage">
            <text:p>14.23%</text:p>
          </table:table-cell>
          <table:table-cell table:formula="of:=CORREL([$dataset_springer.K$2:.K$291];[$dataset_springer.$G$2:.$G$291])" office:value-type="percentage" office:value="0.148639305403902" calcext:value-type="percentage">
            <text:p>14.86%</text:p>
          </table:table-cell>
          <table:table-cell table:formula="of:=CORREL([$dataset_springer.L$2:.L$291];[$dataset_springer.$G$2:.$G$291])" office:value-type="percentage" office:value="0.0382905879228294" calcext:value-type="percentage">
            <text:p>3.83%</text:p>
          </table:table-cell>
          <table:table-cell table:formula="of:=CORREL([$dataset_springer.M$2:.M$291];[$dataset_springer.$G$2:.$G$291])" office:value-type="percentage" office:value="0.0557785662554484" calcext:value-type="percentage">
            <text:p>5.58%</text:p>
          </table:table-cell>
          <table:table-cell table:formula="of:=CORREL([$dataset_springer.N$2:.N$291];[$dataset_springer.$G$2:.$G$291])" office:value-type="percentage" office:value="0.00879071627973653" calcext:value-type="percentage">
            <text:p>0.88%</text:p>
          </table:table-cell>
          <table:table-cell table:formula="of:=CORREL([$dataset_springer.O$2:.O$291];[$dataset_springer.$G$2:.$G$291])" office:value-type="percentage" office:value="0.177594731573732" calcext:value-type="percentage">
            <text:p>17.76%</text:p>
          </table:table-cell>
          <table:table-cell table:formula="of:=CORREL([$dataset_springer.P$2:.P$291];[$dataset_springer.$G$2:.$G$291])" office:value-type="percentage" office:value="0.142282216311429" calcext:value-type="percentage">
            <text:p>14.23%</text:p>
          </table:table-cell>
          <table:table-cell table:formula="of:=CORREL([$dataset_springer.Q$2:.Q$291];[$dataset_springer.$G$2:.$G$291])" office:value-type="percentage" office:value="-0.00415003929732316" calcext:value-type="percentage">
            <text:p>-0.42%</text:p>
          </table:table-cell>
          <table:table-cell table:formula="of:=CORREL([$dataset_springer.R$2:.R$291];[$dataset_springer.$G$2:.$G$291])" office:value-type="percentage" office:value="0.0298513420100255" calcext:value-type="percentage">
            <text:p>2.99%</text:p>
          </table:table-cell>
          <table:table-cell table:formula="of:=CORREL([$dataset_springer.S$2:.S$291];[$dataset_springer.$G$2:.$G$291])" office:value-type="percentage" office:value="0.0689923614352806" calcext:value-type="percentage">
            <text:p>6.90%</text:p>
          </table:table-cell>
          <table:table-cell table:formula="of:=CORREL([$dataset_springer.T$2:.T$291];[$dataset_springer.$G$2:.$G$291])" office:value-type="percentage" office:value="0.0495589742208351" calcext:value-type="percentage">
            <text:p>4.96%</text:p>
          </table:table-cell>
          <table:table-cell table:formula="of:=CORREL([$dataset_springer.U$2:.U$291];[$dataset_springer.$G$2:.$G$291])" office:value-type="percentage" office:value="-0.0582666077183296" calcext:value-type="percentage">
            <text:p>-5.83%</text:p>
          </table:table-cell>
        </table:table-row>
        <table:table-row table:style-name="ro1">
          <table:table-cell office:value-type="string" calcext:value-type="string">
            <text:p>Column 7</text:p>
          </table:table-cell>
          <table:table-cell table:formula="of:=CORREL([$dataset_springer.B$2:.B$291];[$dataset_springer.$H$2:.$H$291])" office:value-type="string" office:string-value="" calcext:value-type="error">
            <text:p>#DIV/0!</text:p>
          </table:table-cell>
          <table:table-cell table:formula="of:=CORREL([$dataset_springer.C$2:.C$291];[$dataset_springer.$H$2:.$H$291])" office:value-type="percentage" office:value="0.0319450864970063" calcext:value-type="percentage">
            <text:p>3.19%</text:p>
          </table:table-cell>
          <table:table-cell table:formula="of:=CORREL([$dataset_springer.D$2:.D$291];[$dataset_springer.$H$2:.$H$291])" office:value-type="percentage" office:value="0.291050377197106" calcext:value-type="percentage">
            <text:p>29.11%</text:p>
          </table:table-cell>
          <table:table-cell table:formula="of:=CORREL([$dataset_springer.E$2:.E$291];[$dataset_springer.$H$2:.$H$291])" office:value-type="percentage" office:value="0.0505467651653012" calcext:value-type="percentage">
            <text:p>5.05%</text:p>
          </table:table-cell>
          <table:table-cell table:formula="of:=CORREL([$dataset_springer.F$2:.F$291];[$dataset_springer.$H$2:.$H$291])" office:value-type="percentage" office:value="0.0825957114496863" calcext:value-type="percentage">
            <text:p>8.26%</text:p>
          </table:table-cell>
          <table:table-cell table:formula="of:=CORREL([$dataset_springer.G$2:.G$291];[$dataset_springer.$H$2:.$H$291])" office:value-type="percentage" office:value="0.774878778528261" calcext:value-type="percentage">
            <text:p>77.49%</text:p>
          </table:table-cell>
          <table:table-cell table:formula="of:=CORREL([$dataset_springer.H$2:.H$291];[$dataset_springer.$H$2:.$H$291])" office:value-type="percentage" office:value="1" calcext:value-type="percentage">
            <text:p>100.00%</text:p>
          </table:table-cell>
          <table:table-cell table:formula="of:=CORREL([$dataset_springer.I$2:.I$291];[$dataset_springer.$H$2:.$H$291])" office:value-type="percentage" office:value="0.207719410579566" calcext:value-type="percentage">
            <text:p>20.77%</text:p>
          </table:table-cell>
          <table:table-cell table:formula="of:=CORREL([$dataset_springer.J$2:.J$291];[$dataset_springer.$H$2:.$H$291])" office:value-type="percentage" office:value="0.1255495208404" calcext:value-type="percentage">
            <text:p>12.55%</text:p>
          </table:table-cell>
          <table:table-cell table:formula="of:=CORREL([$dataset_springer.K$2:.K$291];[$dataset_springer.$H$2:.$H$291])" office:value-type="percentage" office:value="0.176802335432656" calcext:value-type="percentage">
            <text:p>17.68%</text:p>
          </table:table-cell>
          <table:table-cell table:formula="of:=CORREL([$dataset_springer.L$2:.L$291];[$dataset_springer.$H$2:.$H$291])" office:value-type="percentage" office:value="0.019655247102425" calcext:value-type="percentage">
            <text:p>1.97%</text:p>
          </table:table-cell>
          <table:table-cell table:formula="of:=CORREL([$dataset_springer.M$2:.M$291];[$dataset_springer.$H$2:.$H$291])" office:value-type="percentage" office:value="0.00882225325434214" calcext:value-type="percentage">
            <text:p>0.88%</text:p>
          </table:table-cell>
          <table:table-cell table:formula="of:=CORREL([$dataset_springer.N$2:.N$291];[$dataset_springer.$H$2:.$H$291])" office:value-type="percentage" office:value="0.00775690908798532" calcext:value-type="percentage">
            <text:p>0.78%</text:p>
          </table:table-cell>
          <table:table-cell table:formula="of:=CORREL([$dataset_springer.O$2:.O$291];[$dataset_springer.$H$2:.$H$291])" office:value-type="percentage" office:value="0.156709208156115" calcext:value-type="percentage">
            <text:p>15.67%</text:p>
          </table:table-cell>
          <table:table-cell table:formula="of:=CORREL([$dataset_springer.P$2:.P$291];[$dataset_springer.$H$2:.$H$291])" office:value-type="percentage" office:value="0.1255495208404" calcext:value-type="percentage">
            <text:p>12.55%</text:p>
          </table:table-cell>
          <table:table-cell table:formula="of:=CORREL([$dataset_springer.Q$2:.Q$291];[$dataset_springer.$H$2:.$H$291])" office:value-type="percentage" office:value="0.0441269280026741" calcext:value-type="percentage">
            <text:p>4.41%</text:p>
          </table:table-cell>
          <table:table-cell table:formula="of:=CORREL([$dataset_springer.R$2:.R$291];[$dataset_springer.$H$2:.$H$291])" office:value-type="percentage" office:value="-0.0147913497422549" calcext:value-type="percentage">
            <text:p>-1.48%</text:p>
          </table:table-cell>
          <table:table-cell table:formula="of:=CORREL([$dataset_springer.S$2:.S$291];[$dataset_springer.$H$2:.$H$291])" office:value-type="percentage" office:value="0.101746364130484" calcext:value-type="percentage">
            <text:p>10.17%</text:p>
          </table:table-cell>
          <table:table-cell table:formula="of:=CORREL([$dataset_springer.T$2:.T$291];[$dataset_springer.$H$2:.$H$291])" office:value-type="percentage" office:value="0.0744127778014724" calcext:value-type="percentage">
            <text:p>7.44%</text:p>
          </table:table-cell>
          <table:table-cell table:formula="of:=CORREL([$dataset_springer.U$2:.U$291];[$dataset_springer.$H$2:.$H$291])" office:value-type="percentage" office:value="-0.0514143289982204" calcext:value-type="percentage">
            <text:p>-5.14%</text:p>
          </table:table-cell>
        </table:table-row>
        <table:table-row table:style-name="ro1">
          <table:table-cell office:value-type="string" calcext:value-type="string">
            <text:p>Column 8</text:p>
          </table:table-cell>
          <table:table-cell table:formula="of:=CORREL([$dataset_springer.B$2:.B$291];[$dataset_springer.$I$2:.$I$291])" office:value-type="string" office:string-value="" calcext:value-type="error">
            <text:p>#DIV/0!</text:p>
          </table:table-cell>
          <table:table-cell table:formula="of:=CORREL([$dataset_springer.C$2:.C$291];[$dataset_springer.$I$2:.$I$291])" office:value-type="percentage" office:value="-0.0774406982843016" calcext:value-type="percentage">
            <text:p>-7.74%</text:p>
          </table:table-cell>
          <table:table-cell table:formula="of:=CORREL([$dataset_springer.D$2:.D$291];[$dataset_springer.$I$2:.$I$291])" office:value-type="percentage" office:value="0.0748523123808369" calcext:value-type="percentage">
            <text:p>7.49%</text:p>
          </table:table-cell>
          <table:table-cell table:formula="of:=CORREL([$dataset_springer.E$2:.E$291];[$dataset_springer.$I$2:.$I$291])" office:value-type="percentage" office:value="0.105027333767468" calcext:value-type="percentage">
            <text:p>10.50%</text:p>
          </table:table-cell>
          <table:table-cell table:formula="of:=CORREL([$dataset_springer.F$2:.F$291];[$dataset_springer.$I$2:.$I$291])" office:value-type="percentage" office:value="0.123146863951082" calcext:value-type="percentage">
            <text:p>12.31%</text:p>
          </table:table-cell>
          <table:table-cell table:formula="of:=CORREL([$dataset_springer.G$2:.G$291];[$dataset_springer.$I$2:.$I$291])" office:value-type="percentage" office:value="0.228870627866318" calcext:value-type="percentage">
            <text:p>22.89%</text:p>
          </table:table-cell>
          <table:table-cell table:formula="of:=CORREL([$dataset_springer.H$2:.H$291];[$dataset_springer.$I$2:.$I$291])" office:value-type="percentage" office:value="0.207719410579566" calcext:value-type="percentage">
            <text:p>20.77%</text:p>
          </table:table-cell>
          <table:table-cell table:formula="of:=CORREL([$dataset_springer.I$2:.I$291];[$dataset_springer.$I$2:.$I$291])" office:value-type="percentage" office:value="1" calcext:value-type="percentage">
            <text:p>100.00%</text:p>
          </table:table-cell>
          <table:table-cell table:formula="of:=CORREL([$dataset_springer.J$2:.J$291];[$dataset_springer.$I$2:.$I$291])" office:value-type="percentage" office:value="0.100281261077977" calcext:value-type="percentage">
            <text:p>10.03%</text:p>
          </table:table-cell>
          <table:table-cell table:formula="of:=CORREL([$dataset_springer.K$2:.K$291];[$dataset_springer.$I$2:.$I$291])" office:value-type="percentage" office:value="0.141530466697739" calcext:value-type="percentage">
            <text:p>14.15%</text:p>
          </table:table-cell>
          <table:table-cell table:formula="of:=CORREL([$dataset_springer.L$2:.L$291];[$dataset_springer.$I$2:.$I$291])" office:value-type="percentage" office:value="-0.0527039623036148" calcext:value-type="percentage">
            <text:p>-5.27%</text:p>
          </table:table-cell>
          <table:table-cell table:formula="of:=CORREL([$dataset_springer.M$2:.M$291];[$dataset_springer.$I$2:.$I$291])" office:value-type="percentage" office:value="0.203126828695196" calcext:value-type="percentage">
            <text:p>20.31%</text:p>
          </table:table-cell>
          <table:table-cell table:formula="of:=CORREL([$dataset_springer.N$2:.N$291];[$dataset_springer.$I$2:.$I$291])" office:value-type="percentage" office:value="0.201159471068793" calcext:value-type="percentage">
            <text:p>20.12%</text:p>
          </table:table-cell>
          <table:table-cell table:formula="of:=CORREL([$dataset_springer.O$2:.O$291];[$dataset_springer.$I$2:.$I$291])" office:value-type="percentage" office:value="0.311547657974924" calcext:value-type="percentage">
            <text:p>31.15%</text:p>
          </table:table-cell>
          <table:table-cell table:formula="of:=CORREL([$dataset_springer.P$2:.P$291];[$dataset_springer.$I$2:.$I$291])" office:value-type="percentage" office:value="0.137565319683892" calcext:value-type="percentage">
            <text:p>13.76%</text:p>
          </table:table-cell>
          <table:table-cell table:formula="of:=CORREL([$dataset_springer.Q$2:.Q$291];[$dataset_springer.$I$2:.$I$291])" office:value-type="percentage" office:value="0.0827691431244659" calcext:value-type="percentage">
            <text:p>8.28%</text:p>
          </table:table-cell>
          <table:table-cell table:formula="of:=CORREL([$dataset_springer.R$2:.R$291];[$dataset_springer.$I$2:.$I$291])" office:value-type="percentage" office:value="0.0901166210024692" calcext:value-type="percentage">
            <text:p>9.01%</text:p>
          </table:table-cell>
          <table:table-cell table:formula="of:=CORREL([$dataset_springer.S$2:.S$291];[$dataset_springer.$I$2:.$I$291])" office:value-type="percentage" office:value="0.048291386794953" calcext:value-type="percentage">
            <text:p>4.83%</text:p>
          </table:table-cell>
          <table:table-cell table:formula="of:=CORREL([$dataset_springer.T$2:.T$291];[$dataset_springer.$I$2:.$I$291])" office:value-type="percentage" office:value="-0.0488549733456813" calcext:value-type="percentage">
            <text:p>-4.89%</text:p>
          </table:table-cell>
          <table:table-cell table:formula="of:=CORREL([$dataset_springer.U$2:.U$291];[$dataset_springer.$I$2:.$I$291])" office:value-type="percentage" office:value="-0.0803281027203386" calcext:value-type="percentage">
            <text:p>-8.03%</text:p>
          </table:table-cell>
        </table:table-row>
        <table:table-row table:style-name="ro1">
          <table:table-cell office:value-type="string" calcext:value-type="string">
            <text:p>Column 9</text:p>
          </table:table-cell>
          <table:table-cell table:formula="of:=CORREL([$dataset_springer.B$2:.B$291];[$dataset_springer.$J$2:.$J$291])" office:value-type="string" office:string-value="" calcext:value-type="error">
            <text:p>#DIV/0!</text:p>
          </table:table-cell>
          <table:table-cell table:formula="of:=CORREL([$dataset_springer.C$2:.C$291];[$dataset_springer.$J$2:.$J$291])" office:value-type="percentage" office:value="0.123551358670651" calcext:value-type="percentage">
            <text:p>12.36%</text:p>
          </table:table-cell>
          <table:table-cell table:formula="of:=CORREL([$dataset_springer.D$2:.D$291];[$dataset_springer.$J$2:.$J$291])" office:value-type="percentage" office:value="0.0867649475254619" calcext:value-type="percentage">
            <text:p>8.68%</text:p>
          </table:table-cell>
          <table:table-cell table:formula="of:=CORREL([$dataset_springer.E$2:.E$291];[$dataset_springer.$J$2:.$J$291])" office:value-type="percentage" office:value="0.0604768867687675" calcext:value-type="percentage">
            <text:p>6.05%</text:p>
          </table:table-cell>
          <table:table-cell table:formula="of:=CORREL([$dataset_springer.F$2:.F$291];[$dataset_springer.$J$2:.$J$291])" office:value-type="percentage" office:value="0.0558217944577074" calcext:value-type="percentage">
            <text:p>5.58%</text:p>
          </table:table-cell>
          <table:table-cell table:formula="of:=CORREL([$dataset_springer.G$2:.G$291];[$dataset_springer.$J$2:.$J$291])" office:value-type="percentage" office:value="0.142282216311428" calcext:value-type="percentage">
            <text:p>14.23%</text:p>
          </table:table-cell>
          <table:table-cell table:formula="of:=CORREL([$dataset_springer.H$2:.H$291];[$dataset_springer.$J$2:.$J$291])" office:value-type="percentage" office:value="0.1255495208404" calcext:value-type="percentage">
            <text:p>12.55%</text:p>
          </table:table-cell>
          <table:table-cell table:formula="of:=CORREL([$dataset_springer.I$2:.I$291];[$dataset_springer.$J$2:.$J$291])" office:value-type="percentage" office:value="0.100281261077977" calcext:value-type="percentage">
            <text:p>10.03%</text:p>
          </table:table-cell>
          <table:table-cell table:formula="of:=CORREL([$dataset_springer.J$2:.J$291];[$dataset_springer.$J$2:.$J$291])" office:value-type="percentage" office:value="1" calcext:value-type="percentage">
            <text:p>100.00%</text:p>
          </table:table-cell>
          <table:table-cell table:formula="of:=CORREL([$dataset_springer.K$2:.K$291];[$dataset_springer.$J$2:.$J$291])" office:value-type="percentage" office:value="0.257212277631597" calcext:value-type="percentage">
            <text:p>25.72%</text:p>
          </table:table-cell>
          <table:table-cell table:formula="of:=CORREL([$dataset_springer.L$2:.L$291];[$dataset_springer.$J$2:.$J$291])" office:value-type="percentage" office:value="0.0319397207146583" calcext:value-type="percentage">
            <text:p>3.19%</text:p>
          </table:table-cell>
          <table:table-cell table:formula="of:=CORREL([$dataset_springer.M$2:.M$291];[$dataset_springer.$J$2:.$J$291])" office:value-type="percentage" office:value="0.130941346288701" calcext:value-type="percentage">
            <text:p>13.09%</text:p>
          </table:table-cell>
          <table:table-cell table:formula="of:=CORREL([$dataset_springer.N$2:.N$291];[$dataset_springer.$J$2:.$J$291])" office:value-type="percentage" office:value="-0.0084378565478053" calcext:value-type="percentage">
            <text:p>-0.84%</text:p>
          </table:table-cell>
          <table:table-cell table:formula="of:=CORREL([$dataset_springer.O$2:.O$291];[$dataset_springer.$J$2:.$J$291])" office:value-type="percentage" office:value="0.157005846331348" calcext:value-type="percentage">
            <text:p>15.70%</text:p>
          </table:table-cell>
          <table:table-cell table:formula="of:=CORREL([$dataset_springer.P$2:.P$291];[$dataset_springer.$J$2:.$J$291])" office:value-type="percentage" office:value="0.140054744525547" calcext:value-type="percentage">
            <text:p>14.01%</text:p>
          </table:table-cell>
          <table:table-cell table:formula="of:=CORREL([$dataset_springer.Q$2:.Q$291];[$dataset_springer.$J$2:.$J$291])" office:value-type="percentage" office:value="-0.00663191683468605" calcext:value-type="percentage">
            <text:p>-0.66%</text:p>
          </table:table-cell>
          <table:table-cell table:formula="of:=CORREL([$dataset_springer.R$2:.R$291];[$dataset_springer.$J$2:.$J$291])" office:value-type="percentage" office:value="0.0325013215027811" calcext:value-type="percentage">
            <text:p>3.25%</text:p>
          </table:table-cell>
          <table:table-cell table:formula="of:=CORREL([$dataset_springer.S$2:.S$291];[$dataset_springer.$J$2:.$J$291])" office:value-type="percentage" office:value="0.0827621840030069" calcext:value-type="percentage">
            <text:p>8.28%</text:p>
          </table:table-cell>
          <table:table-cell table:formula="of:=CORREL([$dataset_springer.T$2:.T$291];[$dataset_springer.$J$2:.$J$291])" office:value-type="percentage" office:value="0.140054744525548" calcext:value-type="percentage">
            <text:p>14.01%</text:p>
          </table:table-cell>
          <table:table-cell table:formula="of:=CORREL([$dataset_springer.U$2:.U$291];[$dataset_springer.$J$2:.$J$291])" office:value-type="percentage" office:value="-0.0380049803360672" calcext:value-type="percentage">
            <text:p>-3.80%</text:p>
          </table:table-cell>
        </table:table-row>
        <table:table-row table:style-name="ro1">
          <table:table-cell office:value-type="string" calcext:value-type="string">
            <text:p>Column 10</text:p>
          </table:table-cell>
          <table:table-cell table:formula="of:=CORREL([$dataset_springer.B$2:.B$291];[$dataset_springer.$K$2:.$K$291])" office:value-type="string" office:string-value="" calcext:value-type="error">
            <text:p>#DIV/0!</text:p>
          </table:table-cell>
          <table:table-cell table:formula="of:=CORREL([$dataset_springer.C$2:.C$291];[$dataset_springer.$K$2:.$K$291])" office:value-type="percentage" office:value="0.00405666007761912" calcext:value-type="percentage">
            <text:p>0.41%</text:p>
          </table:table-cell>
          <table:table-cell table:formula="of:=CORREL([$dataset_springer.D$2:.D$291];[$dataset_springer.$K$2:.$K$291])" office:value-type="percentage" office:value="0.128085768322481" calcext:value-type="percentage">
            <text:p>12.81%</text:p>
          </table:table-cell>
          <table:table-cell table:formula="of:=CORREL([$dataset_springer.E$2:.E$291];[$dataset_springer.$K$2:.$K$291])" office:value-type="percentage" office:value="0.0844891531671423" calcext:value-type="percentage">
            <text:p>8.45%</text:p>
          </table:table-cell>
          <table:table-cell table:formula="of:=CORREL([$dataset_springer.F$2:.F$291];[$dataset_springer.$K$2:.$K$291])" office:value-type="percentage" office:value="0.135083856035219" calcext:value-type="percentage">
            <text:p>13.51%</text:p>
          </table:table-cell>
          <table:table-cell table:formula="of:=CORREL([$dataset_springer.G$2:.G$291];[$dataset_springer.$K$2:.$K$291])" office:value-type="percentage" office:value="0.148639305403902" calcext:value-type="percentage">
            <text:p>14.86%</text:p>
          </table:table-cell>
          <table:table-cell table:formula="of:=CORREL([$dataset_springer.H$2:.H$291];[$dataset_springer.$K$2:.$K$291])" office:value-type="percentage" office:value="0.176802335432656" calcext:value-type="percentage">
            <text:p>17.68%</text:p>
          </table:table-cell>
          <table:table-cell table:formula="of:=CORREL([$dataset_springer.I$2:.I$291];[$dataset_springer.$K$2:.$K$291])" office:value-type="percentage" office:value="0.141530466697739" calcext:value-type="percentage">
            <text:p>14.15%</text:p>
          </table:table-cell>
          <table:table-cell table:formula="of:=CORREL([$dataset_springer.J$2:.J$291];[$dataset_springer.$K$2:.$K$291])" office:value-type="percentage" office:value="0.257212277631597" calcext:value-type="percentage">
            <text:p>25.72%</text:p>
          </table:table-cell>
          <table:table-cell table:formula="of:=CORREL([$dataset_springer.K$2:.K$291];[$dataset_springer.$K$2:.$K$291])" office:value-type="percentage" office:value="1" calcext:value-type="percentage">
            <text:p>100.00%</text:p>
          </table:table-cell>
          <table:table-cell table:formula="of:=CORREL([$dataset_springer.L$2:.L$291];[$dataset_springer.$K$2:.$K$291])" office:value-type="percentage" office:value="0.0887766803612667" calcext:value-type="percentage">
            <text:p>8.88%</text:p>
          </table:table-cell>
          <table:table-cell table:formula="of:=CORREL([$dataset_springer.M$2:.M$291];[$dataset_springer.$K$2:.$K$291])" office:value-type="percentage" office:value="0.101416636908968" calcext:value-type="percentage">
            <text:p>10.14%</text:p>
          </table:table-cell>
          <table:table-cell table:formula="of:=CORREL([$dataset_springer.N$2:.N$291];[$dataset_springer.$K$2:.$K$291])" office:value-type="percentage" office:value="0.003731780866966" calcext:value-type="percentage">
            <text:p>0.37%</text:p>
          </table:table-cell>
          <table:table-cell table:formula="of:=CORREL([$dataset_springer.O$2:.O$291];[$dataset_springer.$K$2:.$K$291])" office:value-type="percentage" office:value="0.0753914243471262" calcext:value-type="percentage">
            <text:p>7.54%</text:p>
          </table:table-cell>
          <table:table-cell table:formula="of:=CORREL([$dataset_springer.P$2:.P$291];[$dataset_springer.$K$2:.$K$291])" office:value-type="percentage" office:value="0.060400772319821" calcext:value-type="percentage">
            <text:p>6.04%</text:p>
          </table:table-cell>
          <table:table-cell table:formula="of:=CORREL([$dataset_springer.Q$2:.Q$291];[$dataset_springer.$K$2:.$K$291])" office:value-type="percentage" office:value="0.0595471224742064" calcext:value-type="percentage">
            <text:p>5.95%</text:p>
          </table:table-cell>
          <table:table-cell table:formula="of:=CORREL([$dataset_springer.R$2:.R$291];[$dataset_springer.$K$2:.$K$291])" office:value-type="percentage" office:value="0.0352875046797918" calcext:value-type="percentage">
            <text:p>3.53%</text:p>
          </table:table-cell>
          <table:table-cell table:formula="of:=CORREL([$dataset_springer.S$2:.S$291];[$dataset_springer.$K$2:.$K$291])" office:value-type="percentage" office:value="0.0292882134035501" calcext:value-type="percentage">
            <text:p>2.93%</text:p>
          </table:table-cell>
          <table:table-cell table:formula="of:=CORREL([$dataset_springer.T$2:.T$291];[$dataset_springer.$K$2:.$K$291])" office:value-type="percentage" office:value="0.0604007723198209" calcext:value-type="percentage">
            <text:p>6.04%</text:p>
          </table:table-cell>
          <table:table-cell table:formula="of:=CORREL([$dataset_springer.U$2:.U$291];[$dataset_springer.$K$2:.$K$291])" office:value-type="percentage" office:value="0.121655729429581" calcext:value-type="percentage">
            <text:p>12.17%</text:p>
          </table:table-cell>
        </table:table-row>
        <table:table-row table:style-name="ro1">
          <table:table-cell office:value-type="string" calcext:value-type="string">
            <text:p>Column 11</text:p>
          </table:table-cell>
          <table:table-cell table:formula="of:=CORREL([$dataset_springer.B$2:.B$291];[$dataset_springer.$L$2:.$L$291])" office:value-type="string" office:string-value="" calcext:value-type="error">
            <text:p>#DIV/0!</text:p>
          </table:table-cell>
          <table:table-cell table:formula="of:=CORREL([$dataset_springer.C$2:.C$291];[$dataset_springer.$L$2:.$L$291])" office:value-type="percentage" office:value="0.246763658201992" calcext:value-type="percentage">
            <text:p>24.68%</text:p>
          </table:table-cell>
          <table:table-cell table:formula="of:=CORREL([$dataset_springer.D$2:.D$291];[$dataset_springer.$L$2:.$L$291])" office:value-type="percentage" office:value="0.166891799334983" calcext:value-type="percentage">
            <text:p>16.69%</text:p>
          </table:table-cell>
          <table:table-cell table:formula="of:=CORREL([$dataset_springer.E$2:.E$291];[$dataset_springer.$L$2:.$L$291])" office:value-type="percentage" office:value="0.172788933939478" calcext:value-type="percentage">
            <text:p>17.28%</text:p>
          </table:table-cell>
          <table:table-cell table:formula="of:=CORREL([$dataset_springer.F$2:.F$291];[$dataset_springer.$L$2:.$L$291])" office:value-type="percentage" office:value="-0.124370477280388" calcext:value-type="percentage">
            <text:p>-12.44%</text:p>
          </table:table-cell>
          <table:table-cell table:formula="of:=CORREL([$dataset_springer.G$2:.G$291];[$dataset_springer.$L$2:.$L$291])" office:value-type="percentage" office:value="0.0382905879228294" calcext:value-type="percentage">
            <text:p>3.83%</text:p>
          </table:table-cell>
          <table:table-cell table:formula="of:=CORREL([$dataset_springer.H$2:.H$291];[$dataset_springer.$L$2:.$L$291])" office:value-type="percentage" office:value="0.019655247102425" calcext:value-type="percentage">
            <text:p>1.97%</text:p>
          </table:table-cell>
          <table:table-cell table:formula="of:=CORREL([$dataset_springer.I$2:.I$291];[$dataset_springer.$L$2:.$L$291])" office:value-type="percentage" office:value="-0.0527039623036148" calcext:value-type="percentage">
            <text:p>-5.27%</text:p>
          </table:table-cell>
          <table:table-cell table:formula="of:=CORREL([$dataset_springer.J$2:.J$291];[$dataset_springer.$L$2:.$L$291])" office:value-type="percentage" office:value="0.0319397207146583" calcext:value-type="percentage">
            <text:p>3.19%</text:p>
          </table:table-cell>
          <table:table-cell table:formula="of:=CORREL([$dataset_springer.K$2:.K$291];[$dataset_springer.$L$2:.$L$291])" office:value-type="percentage" office:value="0.0887766803612667" calcext:value-type="percentage">
            <text:p>8.88%</text:p>
          </table:table-cell>
          <table:table-cell table:formula="of:=CORREL([$dataset_springer.L$2:.L$291];[$dataset_springer.$L$2:.$L$291])" office:value-type="percentage" office:value="1" calcext:value-type="percentage">
            <text:p>100.00%</text:p>
          </table:table-cell>
          <table:table-cell table:formula="of:=CORREL([$dataset_springer.M$2:.M$291];[$dataset_springer.$L$2:.$L$291])" office:value-type="percentage" office:value="0.00359659666067303" calcext:value-type="percentage">
            <text:p>0.36%</text:p>
          </table:table-cell>
          <table:table-cell table:formula="of:=CORREL([$dataset_springer.N$2:.N$291];[$dataset_springer.$L$2:.$L$291])" office:value-type="percentage" office:value="0.0512599657594896" calcext:value-type="percentage">
            <text:p>5.13%</text:p>
          </table:table-cell>
          <table:table-cell table:formula="of:=CORREL([$dataset_springer.O$2:.O$291];[$dataset_springer.$L$2:.$L$291])" office:value-type="percentage" office:value="-0.177132306796489" calcext:value-type="percentage">
            <text:p>-17.71%</text:p>
          </table:table-cell>
          <table:table-cell table:formula="of:=CORREL([$dataset_springer.P$2:.P$291];[$dataset_springer.$L$2:.$L$291])" office:value-type="percentage" office:value="0.00147090819080659" calcext:value-type="percentage">
            <text:p>0.15%</text:p>
          </table:table-cell>
          <table:table-cell table:formula="of:=CORREL([$dataset_springer.Q$2:.Q$291];[$dataset_springer.$L$2:.$L$291])" office:value-type="percentage" office:value="0.126224155929791" calcext:value-type="percentage">
            <text:p>12.62%</text:p>
          </table:table-cell>
          <table:table-cell table:formula="of:=CORREL([$dataset_springer.R$2:.R$291];[$dataset_springer.$L$2:.$L$291])" office:value-type="percentage" office:value="0.0916324263828538" calcext:value-type="percentage">
            <text:p>9.16%</text:p>
          </table:table-cell>
          <table:table-cell table:formula="of:=CORREL([$dataset_springer.S$2:.S$291];[$dataset_springer.$L$2:.$L$291])" office:value-type="percentage" office:value="0.0901796296392801" calcext:value-type="percentage">
            <text:p>9.02%</text:p>
          </table:table-cell>
          <table:table-cell table:formula="of:=CORREL([$dataset_springer.T$2:.T$291];[$dataset_springer.$L$2:.$L$291])" office:value-type="percentage" office:value="0.0624085332385096" calcext:value-type="percentage">
            <text:p>6.24%</text:p>
          </table:table-cell>
          <table:table-cell table:formula="of:=CORREL([$dataset_springer.U$2:.U$291];[$dataset_springer.$L$2:.$L$291])" office:value-type="percentage" office:value="0.0887766803612666" calcext:value-type="percentage">
            <text:p>8.88%</text:p>
          </table:table-cell>
        </table:table-row>
        <table:table-row table:style-name="ro1">
          <table:table-cell office:value-type="string" calcext:value-type="string">
            <text:p>Column 12</text:p>
          </table:table-cell>
          <table:table-cell table:formula="of:=CORREL([$dataset_springer.B$2:.B$291];[$dataset_springer.$M$2:.$M$291])" office:value-type="string" office:string-value="" calcext:value-type="error">
            <text:p>#DIV/0!</text:p>
          </table:table-cell>
          <table:table-cell table:formula="of:=CORREL([$dataset_springer.C$2:.C$291];[$dataset_springer.$M$2:.$M$291])" office:value-type="percentage" office:value="-0.0411509018307927" calcext:value-type="percentage">
            <text:p>-4.12%</text:p>
          </table:table-cell>
          <table:table-cell table:formula="of:=CORREL([$dataset_springer.D$2:.D$291];[$dataset_springer.$M$2:.$M$291])" office:value-type="percentage" office:value="0.0853860099926391" calcext:value-type="percentage">
            <text:p>8.54%</text:p>
          </table:table-cell>
          <table:table-cell table:formula="of:=CORREL([$dataset_springer.E$2:.E$291];[$dataset_springer.$M$2:.$M$291])" office:value-type="percentage" office:value="0.0900557551907728" calcext:value-type="percentage">
            <text:p>9.01%</text:p>
          </table:table-cell>
          <table:table-cell table:formula="of:=CORREL([$dataset_springer.F$2:.F$291];[$dataset_springer.$M$2:.$M$291])" office:value-type="percentage" office:value="0.0503831145019971" calcext:value-type="percentage">
            <text:p>5.04%</text:p>
          </table:table-cell>
          <table:table-cell table:formula="of:=CORREL([$dataset_springer.G$2:.G$291];[$dataset_springer.$M$2:.$M$291])" office:value-type="percentage" office:value="0.0557785662554484" calcext:value-type="percentage">
            <text:p>5.58%</text:p>
          </table:table-cell>
          <table:table-cell table:formula="of:=CORREL([$dataset_springer.H$2:.H$291];[$dataset_springer.$M$2:.$M$291])" office:value-type="percentage" office:value="0.00882225325434214" calcext:value-type="percentage">
            <text:p>0.88%</text:p>
          </table:table-cell>
          <table:table-cell table:formula="of:=CORREL([$dataset_springer.I$2:.I$291];[$dataset_springer.$M$2:.$M$291])" office:value-type="percentage" office:value="0.203126828695196" calcext:value-type="percentage">
            <text:p>20.31%</text:p>
          </table:table-cell>
          <table:table-cell table:formula="of:=CORREL([$dataset_springer.J$2:.J$291];[$dataset_springer.$M$2:.$M$291])" office:value-type="percentage" office:value="0.130941346288701" calcext:value-type="percentage">
            <text:p>13.09%</text:p>
          </table:table-cell>
          <table:table-cell table:formula="of:=CORREL([$dataset_springer.K$2:.K$291];[$dataset_springer.$M$2:.$M$291])" office:value-type="percentage" office:value="0.101416636908968" calcext:value-type="percentage">
            <text:p>10.14%</text:p>
          </table:table-cell>
          <table:table-cell table:formula="of:=CORREL([$dataset_springer.L$2:.L$291];[$dataset_springer.$M$2:.$M$291])" office:value-type="percentage" office:value="0.00359659666067303" calcext:value-type="percentage">
            <text:p>0.36%</text:p>
          </table:table-cell>
          <table:table-cell table:formula="of:=CORREL([$dataset_springer.M$2:.M$291];[$dataset_springer.$M$2:.$M$291])" office:value-type="percentage" office:value="1" calcext:value-type="percentage">
            <text:p>100.00%</text:p>
          </table:table-cell>
          <table:table-cell table:formula="of:=CORREL([$dataset_springer.N$2:.N$291];[$dataset_springer.$M$2:.$M$291])" office:value-type="percentage" office:value="-0.0144122739629102" calcext:value-type="percentage">
            <text:p>-1.44%</text:p>
          </table:table-cell>
          <table:table-cell table:formula="of:=CORREL([$dataset_springer.O$2:.O$291];[$dataset_springer.$M$2:.$M$291])" office:value-type="percentage" office:value="0.0925648367588473" calcext:value-type="percentage">
            <text:p>9.26%</text:p>
          </table:table-cell>
          <table:table-cell table:formula="of:=CORREL([$dataset_springer.P$2:.P$291];[$dataset_springer.$M$2:.$M$291])" office:value-type="percentage" office:value="0.0438473315553906" calcext:value-type="percentage">
            <text:p>4.38%</text:p>
          </table:table-cell>
          <table:table-cell table:formula="of:=CORREL([$dataset_springer.Q$2:.Q$291];[$dataset_springer.$M$2:.$M$291])" office:value-type="percentage" office:value="-0.0162160562369379" calcext:value-type="percentage">
            <text:p>-1.62%</text:p>
          </table:table-cell>
          <table:table-cell table:formula="of:=CORREL([$dataset_springer.R$2:.R$291];[$dataset_springer.$M$2:.$M$291])" office:value-type="percentage" office:value="0.0615996739019945" calcext:value-type="percentage">
            <text:p>6.16%</text:p>
          </table:table-cell>
          <table:table-cell table:formula="of:=CORREL([$dataset_springer.S$2:.S$291];[$dataset_springer.$M$2:.$M$291])" office:value-type="percentage" office:value="0.0134407955465978" calcext:value-type="percentage">
            <text:p>1.34%</text:p>
          </table:table-cell>
          <table:table-cell table:formula="of:=CORREL([$dataset_springer.T$2:.T$291];[$dataset_springer.$M$2:.$M$291])" office:value-type="percentage" office:value="-0.0432466831779198" calcext:value-type="percentage">
            <text:p>-4.32%</text:p>
          </table:table-cell>
          <table:table-cell table:formula="of:=CORREL([$dataset_springer.U$2:.U$291];[$dataset_springer.$M$2:.$M$291])" office:value-type="percentage" office:value="-0.0281464675121804" calcext:value-type="percentage">
            <text:p>-2.81%</text:p>
          </table:table-cell>
        </table:table-row>
        <table:table-row table:style-name="ro1">
          <table:table-cell office:value-type="string" calcext:value-type="string">
            <text:p>Column 13</text:p>
          </table:table-cell>
          <table:table-cell table:formula="of:=CORREL([$dataset_springer.B$2:.B$291];[$dataset_springer.$N$2:.$N$291])" office:value-type="string" office:string-value="" calcext:value-type="error">
            <text:p>#DIV/0!</text:p>
          </table:table-cell>
          <table:table-cell table:formula="of:=CORREL([$dataset_springer.C$2:.C$291];[$dataset_springer.$N$2:.$N$291])" office:value-type="percentage" office:value="-0.227437852612941" calcext:value-type="percentage">
            <text:p>-22.74%</text:p>
          </table:table-cell>
          <table:table-cell table:formula="of:=CORREL([$dataset_springer.D$2:.D$291];[$dataset_springer.$N$2:.$N$291])" office:value-type="percentage" office:value="0.00752381515989915" calcext:value-type="percentage">
            <text:p>0.75%</text:p>
          </table:table-cell>
          <table:table-cell table:formula="of:=CORREL([$dataset_springer.E$2:.E$291];[$dataset_springer.$N$2:.$N$291])" office:value-type="percentage" office:value="-0.103858197256191" calcext:value-type="percentage">
            <text:p>-10.39%</text:p>
          </table:table-cell>
          <table:table-cell table:formula="of:=CORREL([$dataset_springer.F$2:.F$291];[$dataset_springer.$N$2:.$N$291])" office:value-type="percentage" office:value="-0.0241165872311761" calcext:value-type="percentage">
            <text:p>-2.41%</text:p>
          </table:table-cell>
          <table:table-cell table:formula="of:=CORREL([$dataset_springer.G$2:.G$291];[$dataset_springer.$N$2:.$N$291])" office:value-type="percentage" office:value="0.00879071627973653" calcext:value-type="percentage">
            <text:p>0.88%</text:p>
          </table:table-cell>
          <table:table-cell table:formula="of:=CORREL([$dataset_springer.H$2:.H$291];[$dataset_springer.$N$2:.$N$291])" office:value-type="percentage" office:value="0.00775690908798532" calcext:value-type="percentage">
            <text:p>0.78%</text:p>
          </table:table-cell>
          <table:table-cell table:formula="of:=CORREL([$dataset_springer.I$2:.I$291];[$dataset_springer.$N$2:.$N$291])" office:value-type="percentage" office:value="0.201159471068793" calcext:value-type="percentage">
            <text:p>20.12%</text:p>
          </table:table-cell>
          <table:table-cell table:formula="of:=CORREL([$dataset_springer.J$2:.J$291];[$dataset_springer.$N$2:.$N$291])" office:value-type="percentage" office:value="-0.0084378565478053" calcext:value-type="percentage">
            <text:p>-0.84%</text:p>
          </table:table-cell>
          <table:table-cell table:formula="of:=CORREL([$dataset_springer.K$2:.K$291];[$dataset_springer.$N$2:.$N$291])" office:value-type="percentage" office:value="0.003731780866966" calcext:value-type="percentage">
            <text:p>0.37%</text:p>
          </table:table-cell>
          <table:table-cell table:formula="of:=CORREL([$dataset_springer.L$2:.L$291];[$dataset_springer.$N$2:.$N$291])" office:value-type="percentage" office:value="0.0512599657594896" calcext:value-type="percentage">
            <text:p>5.13%</text:p>
          </table:table-cell>
          <table:table-cell table:formula="of:=CORREL([$dataset_springer.M$2:.M$291];[$dataset_springer.$N$2:.$N$291])" office:value-type="percentage" office:value="-0.0144122739629102" calcext:value-type="percentage">
            <text:p>-1.44%</text:p>
          </table:table-cell>
          <table:table-cell table:formula="of:=CORREL([$dataset_springer.N$2:.N$291];[$dataset_springer.$N$2:.$N$291])" office:value-type="percentage" office:value="1" calcext:value-type="percentage">
            <text:p>100.00%</text:p>
          </table:table-cell>
          <table:table-cell table:formula="of:=CORREL([$dataset_springer.O$2:.O$291];[$dataset_springer.$N$2:.$N$291])" office:value-type="percentage" office:value="0.262403248033178" calcext:value-type="percentage">
            <text:p>26.24%</text:p>
          </table:table-cell>
          <table:table-cell table:formula="of:=CORREL([$dataset_springer.P$2:.P$291];[$dataset_springer.$N$2:.$N$291])" office:value-type="percentage" office:value="0.0907639704331515" calcext:value-type="percentage">
            <text:p>9.08%</text:p>
          </table:table-cell>
          <table:table-cell table:formula="of:=CORREL([$dataset_springer.Q$2:.Q$291];[$dataset_springer.$N$2:.$N$291])" office:value-type="percentage" office:value="0.112243277826247" calcext:value-type="percentage">
            <text:p>11.22%</text:p>
          </table:table-cell>
          <table:table-cell table:formula="of:=CORREL([$dataset_springer.R$2:.R$291];[$dataset_springer.$N$2:.$N$291])" office:value-type="percentage" office:value="0.131154856154123" calcext:value-type="percentage">
            <text:p>13.12%</text:p>
          </table:table-cell>
          <table:table-cell table:formula="of:=CORREL([$dataset_springer.S$2:.S$291];[$dataset_springer.$N$2:.$N$291])" office:value-type="percentage" office:value="0.0716258187316948" calcext:value-type="percentage">
            <text:p>7.16%</text:p>
          </table:table-cell>
          <table:table-cell table:formula="of:=CORREL([$dataset_springer.T$2:.T$291];[$dataset_springer.$N$2:.$N$291])" office:value-type="percentage" office:value="0.0576966947728325" calcext:value-type="percentage">
            <text:p>5.77%</text:p>
          </table:table-cell>
          <table:table-cell table:formula="of:=CORREL([$dataset_springer.U$2:.U$291];[$dataset_springer.$N$2:.$N$291])" office:value-type="percentage" office:value="0.0529234377496999" calcext:value-type="percentage">
            <text:p>5.29%</text:p>
          </table:table-cell>
        </table:table-row>
        <table:table-row table:style-name="ro1">
          <table:table-cell office:value-type="string" calcext:value-type="string">
            <text:p>Column 14</text:p>
          </table:table-cell>
          <table:table-cell table:formula="of:=CORREL([$dataset_springer.B$2:.B$291];[$dataset_springer.$O$2:.$O$291])" office:value-type="string" office:string-value="" calcext:value-type="error">
            <text:p>#DIV/0!</text:p>
          </table:table-cell>
          <table:table-cell table:formula="of:=CORREL([$dataset_springer.C$2:.C$291];[$dataset_springer.$O$2:.$O$291])" office:value-type="percentage" office:value="-0.0806447737224984" calcext:value-type="percentage">
            <text:p>-8.06%</text:p>
          </table:table-cell>
          <table:table-cell table:formula="of:=CORREL([$dataset_springer.D$2:.D$291];[$dataset_springer.$O$2:.$O$291])" office:value-type="percentage" office:value="0.0550825119459505" calcext:value-type="percentage">
            <text:p>5.51%</text:p>
          </table:table-cell>
          <table:table-cell table:formula="of:=CORREL([$dataset_springer.E$2:.E$291];[$dataset_springer.$O$2:.$O$291])" office:value-type="percentage" office:value="-0.0734000524054219" calcext:value-type="percentage">
            <text:p>-7.34%</text:p>
          </table:table-cell>
          <table:table-cell table:formula="of:=CORREL([$dataset_springer.F$2:.F$291];[$dataset_springer.$O$2:.$O$291])" office:value-type="percentage" office:value="0.0530931044506905" calcext:value-type="percentage">
            <text:p>5.31%</text:p>
          </table:table-cell>
          <table:table-cell table:formula="of:=CORREL([$dataset_springer.G$2:.G$291];[$dataset_springer.$O$2:.$O$291])" office:value-type="percentage" office:value="0.177594731573732" calcext:value-type="percentage">
            <text:p>17.76%</text:p>
          </table:table-cell>
          <table:table-cell table:formula="of:=CORREL([$dataset_springer.H$2:.H$291];[$dataset_springer.$O$2:.$O$291])" office:value-type="percentage" office:value="0.156709208156115" calcext:value-type="percentage">
            <text:p>15.67%</text:p>
          </table:table-cell>
          <table:table-cell table:formula="of:=CORREL([$dataset_springer.I$2:.I$291];[$dataset_springer.$O$2:.$O$291])" office:value-type="percentage" office:value="0.311547657974924" calcext:value-type="percentage">
            <text:p>31.15%</text:p>
          </table:table-cell>
          <table:table-cell table:formula="of:=CORREL([$dataset_springer.J$2:.J$291];[$dataset_springer.$O$2:.$O$291])" office:value-type="percentage" office:value="0.157005846331348" calcext:value-type="percentage">
            <text:p>15.70%</text:p>
          </table:table-cell>
          <table:table-cell table:formula="of:=CORREL([$dataset_springer.K$2:.K$291];[$dataset_springer.$O$2:.$O$291])" office:value-type="percentage" office:value="0.0753914243471262" calcext:value-type="percentage">
            <text:p>7.54%</text:p>
          </table:table-cell>
          <table:table-cell table:formula="of:=CORREL([$dataset_springer.L$2:.L$291];[$dataset_springer.$O$2:.$O$291])" office:value-type="percentage" office:value="-0.177132306796489" calcext:value-type="percentage">
            <text:p>-17.71%</text:p>
          </table:table-cell>
          <table:table-cell table:formula="of:=CORREL([$dataset_springer.M$2:.M$291];[$dataset_springer.$O$2:.$O$291])" office:value-type="percentage" office:value="0.0925648367588473" calcext:value-type="percentage">
            <text:p>9.26%</text:p>
          </table:table-cell>
          <table:table-cell table:formula="of:=CORREL([$dataset_springer.N$2:.N$291];[$dataset_springer.$O$2:.$O$291])" office:value-type="percentage" office:value="0.262403248033178" calcext:value-type="percentage">
            <text:p>26.24%</text:p>
          </table:table-cell>
          <table:table-cell table:formula="of:=CORREL([$dataset_springer.O$2:.O$291];[$dataset_springer.$O$2:.$O$291])" office:value-type="percentage" office:value="1" calcext:value-type="percentage">
            <text:p>100.00%</text:p>
          </table:table-cell>
          <table:table-cell table:formula="of:=CORREL([$dataset_springer.P$2:.P$291];[$dataset_springer.$O$2:.$O$291])" office:value-type="percentage" office:value="0.229049668223896" calcext:value-type="percentage">
            <text:p>22.90%</text:p>
          </table:table-cell>
          <table:table-cell table:formula="of:=CORREL([$dataset_springer.Q$2:.Q$291];[$dataset_springer.$O$2:.$O$291])" office:value-type="percentage" office:value="0.106665959772506" calcext:value-type="percentage">
            <text:p>10.67%</text:p>
          </table:table-cell>
          <table:table-cell table:formula="of:=CORREL([$dataset_springer.R$2:.R$291];[$dataset_springer.$O$2:.$O$291])" office:value-type="percentage" office:value="0.12474698644131" calcext:value-type="percentage">
            <text:p>12.47%</text:p>
          </table:table-cell>
          <table:table-cell table:formula="of:=CORREL([$dataset_springer.S$2:.S$291];[$dataset_springer.$O$2:.$O$291])" office:value-type="percentage" office:value="0.117534966541548" calcext:value-type="percentage">
            <text:p>11.75%</text:p>
          </table:table-cell>
          <table:table-cell table:formula="of:=CORREL([$dataset_springer.T$2:.T$291];[$dataset_springer.$O$2:.$O$291])" office:value-type="percentage" office:value="0.0849620244387985" calcext:value-type="percentage">
            <text:p>8.50%</text:p>
          </table:table-cell>
          <table:table-cell table:formula="of:=CORREL([$dataset_springer.U$2:.U$291];[$dataset_springer.$O$2:.$O$291])" office:value-type="percentage" office:value="-0.0317826592835924" calcext:value-type="percentage">
            <text:p>-3.18%</text:p>
          </table:table-cell>
        </table:table-row>
        <table:table-row table:style-name="ro1">
          <table:table-cell office:value-type="string" calcext:value-type="string">
            <text:p>Column 15</text:p>
          </table:table-cell>
          <table:table-cell table:formula="of:=CORREL([$dataset_springer.B$2:.B$291];[$dataset_springer.$P$2:.$P$291])" office:value-type="string" office:string-value="" calcext:value-type="error">
            <text:p>#DIV/0!</text:p>
          </table:table-cell>
          <table:table-cell table:formula="of:=CORREL([$dataset_springer.C$2:.C$291];[$dataset_springer.$P$2:.$P$291])" office:value-type="percentage" office:value="0.0627196201061538" calcext:value-type="percentage">
            <text:p>6.27%</text:p>
          </table:table-cell>
          <table:table-cell table:formula="of:=CORREL([$dataset_springer.D$2:.D$291];[$dataset_springer.$P$2:.$P$291])" office:value-type="percentage" office:value="0.150953301562154" calcext:value-type="percentage">
            <text:p>15.10%</text:p>
          </table:table-cell>
          <table:table-cell table:formula="of:=CORREL([$dataset_springer.E$2:.E$291];[$dataset_springer.$P$2:.$P$291])" office:value-type="percentage" office:value="-0.00424007693212752" calcext:value-type="percentage">
            <text:p>-0.42%</text:p>
          </table:table-cell>
          <table:table-cell table:formula="of:=CORREL([$dataset_springer.F$2:.F$291];[$dataset_springer.$P$2:.$P$291])" office:value-type="percentage" office:value="0.0924469537172893" calcext:value-type="percentage">
            <text:p>9.24%</text:p>
          </table:table-cell>
          <table:table-cell table:formula="of:=CORREL([$dataset_springer.G$2:.G$291];[$dataset_springer.$P$2:.$P$291])" office:value-type="percentage" office:value="0.142282216311429" calcext:value-type="percentage">
            <text:p>14.23%</text:p>
          </table:table-cell>
          <table:table-cell table:formula="of:=CORREL([$dataset_springer.H$2:.H$291];[$dataset_springer.$P$2:.$P$291])" office:value-type="percentage" office:value="0.1255495208404" calcext:value-type="percentage">
            <text:p>12.55%</text:p>
          </table:table-cell>
          <table:table-cell table:formula="of:=CORREL([$dataset_springer.I$2:.I$291];[$dataset_springer.$P$2:.$P$291])" office:value-type="percentage" office:value="0.137565319683892" calcext:value-type="percentage">
            <text:p>13.76%</text:p>
          </table:table-cell>
          <table:table-cell table:formula="of:=CORREL([$dataset_springer.J$2:.J$291];[$dataset_springer.$P$2:.$P$291])" office:value-type="percentage" office:value="0.140054744525547" calcext:value-type="percentage">
            <text:p>14.01%</text:p>
          </table:table-cell>
          <table:table-cell table:formula="of:=CORREL([$dataset_springer.K$2:.K$291];[$dataset_springer.$P$2:.$P$291])" office:value-type="percentage" office:value="0.060400772319821" calcext:value-type="percentage">
            <text:p>6.04%</text:p>
          </table:table-cell>
          <table:table-cell table:formula="of:=CORREL([$dataset_springer.L$2:.L$291];[$dataset_springer.$P$2:.$P$291])" office:value-type="percentage" office:value="0.00147090819080659" calcext:value-type="percentage">
            <text:p>0.15%</text:p>
          </table:table-cell>
          <table:table-cell table:formula="of:=CORREL([$dataset_springer.M$2:.M$291];[$dataset_springer.$P$2:.$P$291])" office:value-type="percentage" office:value="0.0438473315553906" calcext:value-type="percentage">
            <text:p>4.38%</text:p>
          </table:table-cell>
          <table:table-cell table:formula="of:=CORREL([$dataset_springer.N$2:.N$291];[$dataset_springer.$P$2:.$P$291])" office:value-type="percentage" office:value="0.0907639704331515" calcext:value-type="percentage">
            <text:p>9.08%</text:p>
          </table:table-cell>
          <table:table-cell table:formula="of:=CORREL([$dataset_springer.O$2:.O$291];[$dataset_springer.$P$2:.$P$291])" office:value-type="percentage" office:value="0.229049668223896" calcext:value-type="percentage">
            <text:p>22.90%</text:p>
          </table:table-cell>
          <table:table-cell table:formula="of:=CORREL([$dataset_springer.P$2:.P$291];[$dataset_springer.$P$2:.$P$291])" office:value-type="percentage" office:value="1" calcext:value-type="percentage">
            <text:p>100.00%</text:p>
          </table:table-cell>
          <table:table-cell table:formula="of:=CORREL([$dataset_springer.Q$2:.Q$291];[$dataset_springer.$P$2:.$P$291])" office:value-type="percentage" office:value="0.130743503312385" calcext:value-type="percentage">
            <text:p>13.07%</text:p>
          </table:table-cell>
          <table:table-cell table:formula="of:=CORREL([$dataset_springer.R$2:.R$291];[$dataset_springer.$P$2:.$P$291])" office:value-type="percentage" office:value="0.108512476630253" calcext:value-type="percentage">
            <text:p>10.85%</text:p>
          </table:table-cell>
          <table:table-cell table:formula="of:=CORREL([$dataset_springer.S$2:.S$291];[$dataset_springer.$P$2:.$P$291])" office:value-type="percentage" office:value="0.188493608500242" calcext:value-type="percentage">
            <text:p>18.85%</text:p>
          </table:table-cell>
          <table:table-cell table:formula="of:=CORREL([$dataset_springer.T$2:.T$291];[$dataset_springer.$P$2:.$P$291])" office:value-type="percentage" office:value="0.140054744525548" calcext:value-type="percentage">
            <text:p>14.01%</text:p>
          </table:table-cell>
          <table:table-cell table:formula="of:=CORREL([$dataset_springer.U$2:.U$291];[$dataset_springer.$P$2:.$P$291])" office:value-type="percentage" office:value="-0.0380049803360672" calcext:value-type="percentage">
            <text:p>-3.80%</text:p>
          </table:table-cell>
        </table:table-row>
        <table:table-row table:style-name="ro1">
          <table:table-cell office:value-type="string" calcext:value-type="string">
            <text:p>Column 16</text:p>
          </table:table-cell>
          <table:table-cell table:formula="of:=CORREL([$dataset_springer.B$2:.B$291];[$dataset_springer.$Q$2:.$Q$291])" office:value-type="string" office:string-value="" calcext:value-type="error">
            <text:p>#DIV/0!</text:p>
          </table:table-cell>
          <table:table-cell table:formula="of:=CORREL([$dataset_springer.C$2:.C$291];[$dataset_springer.$Q$2:.$Q$291])" office:value-type="percentage" office:value="-0.0387707157582328" calcext:value-type="percentage">
            <text:p>-3.88%</text:p>
          </table:table-cell>
          <table:table-cell table:formula="of:=CORREL([$dataset_springer.D$2:.D$291];[$dataset_springer.$Q$2:.$Q$291])" office:value-type="percentage" office:value="-0.0692942412120433" calcext:value-type="percentage">
            <text:p>-6.93%</text:p>
          </table:table-cell>
          <table:table-cell table:formula="of:=CORREL([$dataset_springer.E$2:.E$291];[$dataset_springer.$Q$2:.$Q$291])" office:value-type="percentage" office:value="0.0105434591035014" calcext:value-type="percentage">
            <text:p>1.05%</text:p>
          </table:table-cell>
          <table:table-cell table:formula="of:=CORREL([$dataset_springer.F$2:.F$291];[$dataset_springer.$Q$2:.$Q$291])" office:value-type="percentage" office:value="-0.1047803606259" calcext:value-type="percentage">
            <text:p>-10.48%</text:p>
          </table:table-cell>
          <table:table-cell table:formula="of:=CORREL([$dataset_springer.G$2:.G$291];[$dataset_springer.$Q$2:.$Q$291])" office:value-type="percentage" office:value="-0.00415003929732316" calcext:value-type="percentage">
            <text:p>-0.42%</text:p>
          </table:table-cell>
          <table:table-cell table:formula="of:=CORREL([$dataset_springer.H$2:.H$291];[$dataset_springer.$Q$2:.$Q$291])" office:value-type="percentage" office:value="0.0441269280026741" calcext:value-type="percentage">
            <text:p>4.41%</text:p>
          </table:table-cell>
          <table:table-cell table:formula="of:=CORREL([$dataset_springer.I$2:.I$291];[$dataset_springer.$Q$2:.$Q$291])" office:value-type="percentage" office:value="0.0827691431244659" calcext:value-type="percentage">
            <text:p>8.28%</text:p>
          </table:table-cell>
          <table:table-cell table:formula="of:=CORREL([$dataset_springer.J$2:.J$291];[$dataset_springer.$Q$2:.$Q$291])" office:value-type="percentage" office:value="-0.00663191683468605" calcext:value-type="percentage">
            <text:p>-0.66%</text:p>
          </table:table-cell>
          <table:table-cell table:formula="of:=CORREL([$dataset_springer.K$2:.K$291];[$dataset_springer.$Q$2:.$Q$291])" office:value-type="percentage" office:value="0.0595471224742064" calcext:value-type="percentage">
            <text:p>5.95%</text:p>
          </table:table-cell>
          <table:table-cell table:formula="of:=CORREL([$dataset_springer.L$2:.L$291];[$dataset_springer.$Q$2:.$Q$291])" office:value-type="percentage" office:value="0.126224155929791" calcext:value-type="percentage">
            <text:p>12.62%</text:p>
          </table:table-cell>
          <table:table-cell table:formula="of:=CORREL([$dataset_springer.M$2:.M$291];[$dataset_springer.$Q$2:.$Q$291])" office:value-type="percentage" office:value="-0.0162160562369379" calcext:value-type="percentage">
            <text:p>-1.62%</text:p>
          </table:table-cell>
          <table:table-cell table:formula="of:=CORREL([$dataset_springer.N$2:.N$291];[$dataset_springer.$Q$2:.$Q$291])" office:value-type="percentage" office:value="0.112243277826247" calcext:value-type="percentage">
            <text:p>11.22%</text:p>
          </table:table-cell>
          <table:table-cell table:formula="of:=CORREL([$dataset_springer.O$2:.O$291];[$dataset_springer.$Q$2:.$Q$291])" office:value-type="percentage" office:value="0.106665959772506" calcext:value-type="percentage">
            <text:p>10.67%</text:p>
          </table:table-cell>
          <table:table-cell table:formula="of:=CORREL([$dataset_springer.P$2:.P$291];[$dataset_springer.$Q$2:.$Q$291])" office:value-type="percentage" office:value="0.130743503312385" calcext:value-type="percentage">
            <text:p>13.07%</text:p>
          </table:table-cell>
          <table:table-cell table:formula="of:=CORREL([$dataset_springer.Q$2:.Q$291];[$dataset_springer.$Q$2:.$Q$291])" office:value-type="percentage" office:value="1" calcext:value-type="percentage">
            <text:p>100.00%</text:p>
          </table:table-cell>
          <table:table-cell table:formula="of:=CORREL([$dataset_springer.R$2:.R$291];[$dataset_springer.$Q$2:.$Q$291])" office:value-type="percentage" office:value="0.573449866237908" calcext:value-type="percentage">
            <text:p>57.34%</text:p>
          </table:table-cell>
          <table:table-cell table:formula="of:=CORREL([$dataset_springer.S$2:.S$291];[$dataset_springer.$Q$2:.$Q$291])" office:value-type="percentage" office:value="0.252134282437658" calcext:value-type="percentage">
            <text:p>25.21%</text:p>
          </table:table-cell>
          <table:table-cell table:formula="of:=CORREL([$dataset_springer.T$2:.T$291];[$dataset_springer.$Q$2:.$Q$291])" office:value-type="percentage" office:value="0.199431213385919" calcext:value-type="percentage">
            <text:p>19.94%</text:p>
          </table:table-cell>
          <table:table-cell table:formula="of:=CORREL([$dataset_springer.U$2:.U$291];[$dataset_springer.$Q$2:.$Q$291])" office:value-type="percentage" office:value="0.00845639609101153" calcext:value-type="percentage">
            <text:p>0.85%</text:p>
          </table:table-cell>
        </table:table-row>
        <table:table-row table:style-name="ro1">
          <table:table-cell office:value-type="string" calcext:value-type="string">
            <text:p>Column 17</text:p>
          </table:table-cell>
          <table:table-cell table:formula="of:=CORREL([$dataset_springer.B$2:.B$291];[$dataset_springer.$R$2:.$R$291])" office:value-type="string" office:string-value="" calcext:value-type="error">
            <text:p>#DIV/0!</text:p>
          </table:table-cell>
          <table:table-cell table:formula="of:=CORREL([$dataset_springer.C$2:.C$291];[$dataset_springer.$R$2:.$R$291])" office:value-type="percentage" office:value="-0.0671285568039281" calcext:value-type="percentage">
            <text:p>-6.71%</text:p>
          </table:table-cell>
          <table:table-cell table:formula="of:=CORREL([$dataset_springer.D$2:.D$291];[$dataset_springer.$R$2:.$R$291])" office:value-type="percentage" office:value="-0.10822003895219" calcext:value-type="percentage">
            <text:p>-10.82%</text:p>
          </table:table-cell>
          <table:table-cell table:formula="of:=CORREL([$dataset_springer.E$2:.E$291];[$dataset_springer.$R$2:.$R$291])" office:value-type="percentage" office:value="0.0133985040049278" calcext:value-type="percentage">
            <text:p>1.34%</text:p>
          </table:table-cell>
          <table:table-cell table:formula="of:=CORREL([$dataset_springer.F$2:.F$291];[$dataset_springer.$R$2:.$R$291])" office:value-type="percentage" office:value="-0.0711820376156623" calcext:value-type="percentage">
            <text:p>-7.12%</text:p>
          </table:table-cell>
          <table:table-cell table:formula="of:=CORREL([$dataset_springer.G$2:.G$291];[$dataset_springer.$R$2:.$R$291])" office:value-type="percentage" office:value="0.0298513420100255" calcext:value-type="percentage">
            <text:p>2.99%</text:p>
          </table:table-cell>
          <table:table-cell table:formula="of:=CORREL([$dataset_springer.H$2:.H$291];[$dataset_springer.$R$2:.$R$291])" office:value-type="percentage" office:value="-0.0147913497422549" calcext:value-type="percentage">
            <text:p>-1.48%</text:p>
          </table:table-cell>
          <table:table-cell table:formula="of:=CORREL([$dataset_springer.I$2:.I$291];[$dataset_springer.$R$2:.$R$291])" office:value-type="percentage" office:value="0.0901166210024692" calcext:value-type="percentage">
            <text:p>9.01%</text:p>
          </table:table-cell>
          <table:table-cell table:formula="of:=CORREL([$dataset_springer.J$2:.J$291];[$dataset_springer.$R$2:.$R$291])" office:value-type="percentage" office:value="0.0325013215027811" calcext:value-type="percentage">
            <text:p>3.25%</text:p>
          </table:table-cell>
          <table:table-cell table:formula="of:=CORREL([$dataset_springer.K$2:.K$291];[$dataset_springer.$R$2:.$R$291])" office:value-type="percentage" office:value="0.0352875046797918" calcext:value-type="percentage">
            <text:p>3.53%</text:p>
          </table:table-cell>
          <table:table-cell table:formula="of:=CORREL([$dataset_springer.L$2:.L$291];[$dataset_springer.$R$2:.$R$291])" office:value-type="percentage" office:value="0.0916324263828538" calcext:value-type="percentage">
            <text:p>9.16%</text:p>
          </table:table-cell>
          <table:table-cell table:formula="of:=CORREL([$dataset_springer.M$2:.M$291];[$dataset_springer.$R$2:.$R$291])" office:value-type="percentage" office:value="0.0615996739019945" calcext:value-type="percentage">
            <text:p>6.16%</text:p>
          </table:table-cell>
          <table:table-cell table:formula="of:=CORREL([$dataset_springer.N$2:.N$291];[$dataset_springer.$R$2:.$R$291])" office:value-type="percentage" office:value="0.131154856154123" calcext:value-type="percentage">
            <text:p>13.12%</text:p>
          </table:table-cell>
          <table:table-cell table:formula="of:=CORREL([$dataset_springer.O$2:.O$291];[$dataset_springer.$R$2:.$R$291])" office:value-type="percentage" office:value="0.12474698644131" calcext:value-type="percentage">
            <text:p>12.47%</text:p>
          </table:table-cell>
          <table:table-cell table:formula="of:=CORREL([$dataset_springer.P$2:.P$291];[$dataset_springer.$R$2:.$R$291])" office:value-type="percentage" office:value="0.108512476630253" calcext:value-type="percentage">
            <text:p>10.85%</text:p>
          </table:table-cell>
          <table:table-cell table:formula="of:=CORREL([$dataset_springer.Q$2:.Q$291];[$dataset_springer.$R$2:.$R$291])" office:value-type="percentage" office:value="0.573449866237908" calcext:value-type="percentage">
            <text:p>57.34%</text:p>
          </table:table-cell>
          <table:table-cell table:formula="of:=CORREL([$dataset_springer.R$2:.R$291];[$dataset_springer.$R$2:.$R$291])" office:value-type="percentage" office:value="1" calcext:value-type="percentage">
            <text:p>100.00%</text:p>
          </table:table-cell>
          <table:table-cell table:formula="of:=CORREL([$dataset_springer.S$2:.S$291];[$dataset_springer.$R$2:.$R$291])" office:value-type="percentage" office:value="0.330756280842924" calcext:value-type="percentage">
            <text:p>33.08%</text:p>
          </table:table-cell>
          <table:table-cell table:formula="of:=CORREL([$dataset_springer.T$2:.T$291];[$dataset_springer.$R$2:.$R$291])" office:value-type="percentage" office:value="0.108512476630253" calcext:value-type="percentage">
            <text:p>10.85%</text:p>
          </table:table-cell>
          <table:table-cell table:formula="of:=CORREL([$dataset_springer.U$2:.U$291];[$dataset_springer.$R$2:.$R$291])" office:value-type="percentage" office:value="-0.0212504862436312" calcext:value-type="percentage">
            <text:p>-2.13%</text:p>
          </table:table-cell>
        </table:table-row>
        <table:table-row table:style-name="ro1">
          <table:table-cell office:value-type="string" calcext:value-type="string">
            <text:p>Column 18</text:p>
          </table:table-cell>
          <table:table-cell table:formula="of:=CORREL([$dataset_springer.B$2:.B$291];[$dataset_springer.$S$2:.$S$291])" office:value-type="string" office:string-value="" calcext:value-type="error">
            <text:p>#DIV/0!</text:p>
          </table:table-cell>
          <table:table-cell table:formula="of:=CORREL([$dataset_springer.C$2:.C$291];[$dataset_springer.$S$2:.$S$291])" office:value-type="percentage" office:value="0.0844907961774213" calcext:value-type="percentage">
            <text:p>8.45%</text:p>
          </table:table-cell>
          <table:table-cell table:formula="of:=CORREL([$dataset_springer.D$2:.D$291];[$dataset_springer.$S$2:.$S$291])" office:value-type="percentage" office:value="0.0357319112151737" calcext:value-type="percentage">
            <text:p>3.57%</text:p>
          </table:table-cell>
          <table:table-cell table:formula="of:=CORREL([$dataset_springer.E$2:.E$291];[$dataset_springer.$S$2:.$S$291])" office:value-type="percentage" office:value="0.0688420945669321" calcext:value-type="percentage">
            <text:p>6.88%</text:p>
          </table:table-cell>
          <table:table-cell table:formula="of:=CORREL([$dataset_springer.F$2:.F$291];[$dataset_springer.$S$2:.$S$291])" office:value-type="percentage" office:value="-0.136056110510702" calcext:value-type="percentage">
            <text:p>-13.61%</text:p>
          </table:table-cell>
          <table:table-cell table:formula="of:=CORREL([$dataset_springer.G$2:.G$291];[$dataset_springer.$S$2:.$S$291])" office:value-type="percentage" office:value="0.0689923614352806" calcext:value-type="percentage">
            <text:p>6.90%</text:p>
          </table:table-cell>
          <table:table-cell table:formula="of:=CORREL([$dataset_springer.H$2:.H$291];[$dataset_springer.$S$2:.$S$291])" office:value-type="percentage" office:value="0.101746364130484" calcext:value-type="percentage">
            <text:p>10.17%</text:p>
          </table:table-cell>
          <table:table-cell table:formula="of:=CORREL([$dataset_springer.I$2:.I$291];[$dataset_springer.$S$2:.$S$291])" office:value-type="percentage" office:value="0.048291386794953" calcext:value-type="percentage">
            <text:p>4.83%</text:p>
          </table:table-cell>
          <table:table-cell table:formula="of:=CORREL([$dataset_springer.J$2:.J$291];[$dataset_springer.$S$2:.$S$291])" office:value-type="percentage" office:value="0.0827621840030069" calcext:value-type="percentage">
            <text:p>8.28%</text:p>
          </table:table-cell>
          <table:table-cell table:formula="of:=CORREL([$dataset_springer.K$2:.K$291];[$dataset_springer.$S$2:.$S$291])" office:value-type="percentage" office:value="0.0292882134035501" calcext:value-type="percentage">
            <text:p>2.93%</text:p>
          </table:table-cell>
          <table:table-cell table:formula="of:=CORREL([$dataset_springer.L$2:.L$291];[$dataset_springer.$S$2:.$S$291])" office:value-type="percentage" office:value="0.0901796296392801" calcext:value-type="percentage">
            <text:p>9.02%</text:p>
          </table:table-cell>
          <table:table-cell table:formula="of:=CORREL([$dataset_springer.M$2:.M$291];[$dataset_springer.$S$2:.$S$291])" office:value-type="percentage" office:value="0.0134407955465978" calcext:value-type="percentage">
            <text:p>1.34%</text:p>
          </table:table-cell>
          <table:table-cell table:formula="of:=CORREL([$dataset_springer.N$2:.N$291];[$dataset_springer.$S$2:.$S$291])" office:value-type="percentage" office:value="0.0716258187316948" calcext:value-type="percentage">
            <text:p>7.16%</text:p>
          </table:table-cell>
          <table:table-cell table:formula="of:=CORREL([$dataset_springer.O$2:.O$291];[$dataset_springer.$S$2:.$S$291])" office:value-type="percentage" office:value="0.117534966541548" calcext:value-type="percentage">
            <text:p>11.75%</text:p>
          </table:table-cell>
          <table:table-cell table:formula="of:=CORREL([$dataset_springer.P$2:.P$291];[$dataset_springer.$S$2:.$S$291])" office:value-type="percentage" office:value="0.188493608500242" calcext:value-type="percentage">
            <text:p>18.85%</text:p>
          </table:table-cell>
          <table:table-cell table:formula="of:=CORREL([$dataset_springer.Q$2:.Q$291];[$dataset_springer.$S$2:.$S$291])" office:value-type="percentage" office:value="0.252134282437658" calcext:value-type="percentage">
            <text:p>25.21%</text:p>
          </table:table-cell>
          <table:table-cell table:formula="of:=CORREL([$dataset_springer.R$2:.R$291];[$dataset_springer.$S$2:.$S$291])" office:value-type="percentage" office:value="0.330756280842924" calcext:value-type="percentage">
            <text:p>33.08%</text:p>
          </table:table-cell>
          <table:table-cell table:formula="of:=CORREL([$dataset_springer.S$2:.S$291];[$dataset_springer.$S$2:.$S$291])" office:value-type="percentage" office:value="1" calcext:value-type="percentage">
            <text:p>100.00%</text:p>
          </table:table-cell>
          <table:table-cell table:formula="of:=CORREL([$dataset_springer.T$2:.T$291];[$dataset_springer.$S$2:.$S$291])" office:value-type="percentage" office:value="0.399956457494712" calcext:value-type="percentage">
            <text:p>40.00%</text:p>
          </table:table-cell>
          <table:table-cell table:formula="of:=CORREL([$dataset_springer.U$2:.U$291];[$dataset_springer.$S$2:.$S$291])" office:value-type="percentage" office:value="-0.0493560633282043" calcext:value-type="percentage">
            <text:p>-4.94%</text:p>
          </table:table-cell>
        </table:table-row>
        <table:table-row table:style-name="ro1">
          <table:table-cell office:value-type="string" calcext:value-type="string">
            <text:p>Column 19</text:p>
          </table:table-cell>
          <table:table-cell table:formula="of:=CORREL([$dataset_springer.B$2:.B$291];[$dataset_springer.$T$2:.$T$291])" office:value-type="string" office:string-value="" calcext:value-type="error">
            <text:p>#DIV/0!</text:p>
          </table:table-cell>
          <table:table-cell table:formula="of:=CORREL([$dataset_springer.C$2:.C$291];[$dataset_springer.$T$2:.$T$291])" office:value-type="percentage" office:value="0.00188788154165683" calcext:value-type="percentage">
            <text:p>0.19%</text:p>
          </table:table-cell>
          <table:table-cell table:formula="of:=CORREL([$dataset_springer.D$2:.D$291];[$dataset_springer.$T$2:.$T$291])" office:value-type="percentage" office:value="0.0225765934887679" calcext:value-type="percentage">
            <text:p>2.26%</text:p>
          </table:table-cell>
          <table:table-cell table:formula="of:=CORREL([$dataset_springer.E$2:.E$291];[$dataset_springer.$T$2:.$T$291])" office:value-type="percentage" office:value="-0.068957040633022" calcext:value-type="percentage">
            <text:p>-6.90%</text:p>
          </table:table-cell>
          <table:table-cell table:formula="of:=CORREL([$dataset_springer.F$2:.F$291];[$dataset_springer.$T$2:.$T$291])" office:value-type="percentage" office:value="-0.0906788425806201" calcext:value-type="percentage">
            <text:p>-9.07%</text:p>
          </table:table-cell>
          <table:table-cell table:formula="of:=CORREL([$dataset_springer.G$2:.G$291];[$dataset_springer.$T$2:.$T$291])" office:value-type="percentage" office:value="0.0495589742208351" calcext:value-type="percentage">
            <text:p>4.96%</text:p>
          </table:table-cell>
          <table:table-cell table:formula="of:=CORREL([$dataset_springer.H$2:.H$291];[$dataset_springer.$T$2:.$T$291])" office:value-type="percentage" office:value="0.0744127778014724" calcext:value-type="percentage">
            <text:p>7.44%</text:p>
          </table:table-cell>
          <table:table-cell table:formula="of:=CORREL([$dataset_springer.I$2:.I$291];[$dataset_springer.$T$2:.$T$291])" office:value-type="percentage" office:value="-0.0488549733456813" calcext:value-type="percentage">
            <text:p>-4.89%</text:p>
          </table:table-cell>
          <table:table-cell table:formula="of:=CORREL([$dataset_springer.J$2:.J$291];[$dataset_springer.$T$2:.$T$291])" office:value-type="percentage" office:value="0.140054744525548" calcext:value-type="percentage">
            <text:p>14.01%</text:p>
          </table:table-cell>
          <table:table-cell table:formula="of:=CORREL([$dataset_springer.K$2:.K$291];[$dataset_springer.$T$2:.$T$291])" office:value-type="percentage" office:value="0.0604007723198209" calcext:value-type="percentage">
            <text:p>6.04%</text:p>
          </table:table-cell>
          <table:table-cell table:formula="of:=CORREL([$dataset_springer.L$2:.L$291];[$dataset_springer.$T$2:.$T$291])" office:value-type="percentage" office:value="0.0624085332385096" calcext:value-type="percentage">
            <text:p>6.24%</text:p>
          </table:table-cell>
          <table:table-cell table:formula="of:=CORREL([$dataset_springer.M$2:.M$291];[$dataset_springer.$T$2:.$T$291])" office:value-type="percentage" office:value="-0.0432466831779198" calcext:value-type="percentage">
            <text:p>-4.32%</text:p>
          </table:table-cell>
          <table:table-cell table:formula="of:=CORREL([$dataset_springer.N$2:.N$291];[$dataset_springer.$T$2:.$T$291])" office:value-type="percentage" office:value="0.0576966947728325" calcext:value-type="percentage">
            <text:p>5.77%</text:p>
          </table:table-cell>
          <table:table-cell table:formula="of:=CORREL([$dataset_springer.O$2:.O$291];[$dataset_springer.$T$2:.$T$291])" office:value-type="percentage" office:value="0.0849620244387985" calcext:value-type="percentage">
            <text:p>8.50%</text:p>
          </table:table-cell>
          <table:table-cell table:formula="of:=CORREL([$dataset_springer.P$2:.P$291];[$dataset_springer.$T$2:.$T$291])" office:value-type="percentage" office:value="0.140054744525548" calcext:value-type="percentage">
            <text:p>14.01%</text:p>
          </table:table-cell>
          <table:table-cell table:formula="of:=CORREL([$dataset_springer.Q$2:.Q$291];[$dataset_springer.$T$2:.$T$291])" office:value-type="percentage" office:value="0.199431213385919" calcext:value-type="percentage">
            <text:p>19.94%</text:p>
          </table:table-cell>
          <table:table-cell table:formula="of:=CORREL([$dataset_springer.R$2:.R$291];[$dataset_springer.$T$2:.$T$291])" office:value-type="percentage" office:value="0.108512476630253" calcext:value-type="percentage">
            <text:p>10.85%</text:p>
          </table:table-cell>
          <table:table-cell table:formula="of:=CORREL([$dataset_springer.S$2:.S$291];[$dataset_springer.$T$2:.$T$291])" office:value-type="percentage" office:value="0.399956457494712" calcext:value-type="percentage">
            <text:p>40.00%</text:p>
          </table:table-cell>
          <table:table-cell table:formula="of:=CORREL([$dataset_springer.T$2:.T$291];[$dataset_springer.$T$2:.$T$291])" office:value-type="percentage" office:value="1" calcext:value-type="percentage">
            <text:p>100.00%</text:p>
          </table:table-cell>
          <table:table-cell table:formula="of:=CORREL([$dataset_springer.U$2:.U$291];[$dataset_springer.$T$2:.$T$291])" office:value-type="percentage" office:value="-0.0380049803360672" calcext:value-type="percentage">
            <text:p>-3.80%</text:p>
          </table:table-cell>
        </table:table-row>
        <table:table-row table:style-name="ro1">
          <table:table-cell table:style-name="Default" office:value-type="string" calcext:value-type="string">
            <text:p>Column 20</text:p>
          </table:table-cell>
          <table:table-cell table:style-name="ce30" table:formula="of:=CORREL([$dataset_springer.B$2:.B$291];[$dataset_springer.$U$2:.$U$291])" office:value-type="string" office:string-value="" calcext:value-type="error">
            <text:p>#DIV/0!</text:p>
          </table:table-cell>
          <table:table-cell table:style-name="ce30" table:formula="of:=CORREL([$dataset_springer.C$2:.C$291];[$dataset_springer.$U$2:.$U$291])" office:value-type="percentage" office:value="0.00405666007761911" calcext:value-type="percentage">
            <text:p>0.41%</text:p>
          </table:table-cell>
          <table:table-cell table:style-name="ce30" table:formula="of:=CORREL([$dataset_springer.D$2:.D$291];[$dataset_springer.$U$2:.$U$291])" office:value-type="percentage" office:value="0.128085768322481" calcext:value-type="percentage">
            <text:p>12.81%</text:p>
          </table:table-cell>
          <table:table-cell table:style-name="ce30" table:formula="of:=CORREL([$dataset_springer.E$2:.E$291];[$dataset_springer.$U$2:.$U$291])" office:value-type="percentage" office:value="0.0844891531671417" calcext:value-type="percentage">
            <text:p>8.45%</text:p>
          </table:table-cell>
          <table:table-cell table:style-name="ce30" table:formula="of:=CORREL([$dataset_springer.F$2:.F$291];[$dataset_springer.$U$2:.$U$291])" office:value-type="percentage" office:value="0.0805994078429888" calcext:value-type="percentage">
            <text:p>8.06%</text:p>
          </table:table-cell>
          <table:table-cell table:style-name="ce30" table:formula="of:=CORREL([$dataset_springer.G$2:.G$291];[$dataset_springer.$U$2:.$U$291])" office:value-type="percentage" office:value="-0.0582666077183296" calcext:value-type="percentage">
            <text:p>-5.83%</text:p>
          </table:table-cell>
          <table:table-cell table:style-name="ce30" table:formula="of:=CORREL([$dataset_springer.H$2:.H$291];[$dataset_springer.$U$2:.$U$291])" office:value-type="percentage" office:value="-0.0514143289982204" calcext:value-type="percentage">
            <text:p>-5.14%</text:p>
          </table:table-cell>
          <table:table-cell table:style-name="ce30" table:formula="of:=CORREL([$dataset_springer.I$2:.I$291];[$dataset_springer.$U$2:.$U$291])" office:value-type="percentage" office:value="-0.0803281027203386" calcext:value-type="percentage">
            <text:p>-8.03%</text:p>
          </table:table-cell>
          <table:table-cell table:style-name="ce30" table:formula="of:=CORREL([$dataset_springer.J$2:.J$291];[$dataset_springer.$U$2:.$U$291])" office:value-type="percentage" office:value="-0.0380049803360672" calcext:value-type="percentage">
            <text:p>-3.80%</text:p>
          </table:table-cell>
          <table:table-cell table:style-name="ce30" table:formula="of:=CORREL([$dataset_springer.K$2:.K$291];[$dataset_springer.$U$2:.$U$291])" office:value-type="percentage" office:value="0.121655729429581" calcext:value-type="percentage">
            <text:p>12.17%</text:p>
          </table:table-cell>
          <table:table-cell table:style-name="ce30" table:formula="of:=CORREL([$dataset_springer.L$2:.L$291];[$dataset_springer.$U$2:.$U$291])" office:value-type="percentage" office:value="0.0887766803612666" calcext:value-type="percentage">
            <text:p>8.88%</text:p>
          </table:table-cell>
          <table:table-cell table:style-name="ce30" table:formula="of:=CORREL([$dataset_springer.M$2:.M$291];[$dataset_springer.$U$2:.$U$291])" office:value-type="percentage" office:value="-0.0281464675121804" calcext:value-type="percentage">
            <text:p>-2.81%</text:p>
          </table:table-cell>
          <table:table-cell table:style-name="ce30" table:formula="of:=CORREL([$dataset_springer.N$2:.N$291];[$dataset_springer.$U$2:.$U$291])" office:value-type="percentage" office:value="0.0529234377496999" calcext:value-type="percentage">
            <text:p>5.29%</text:p>
          </table:table-cell>
          <table:table-cell table:style-name="ce30" table:formula="of:=CORREL([$dataset_springer.O$2:.O$291];[$dataset_springer.$U$2:.$U$291])" office:value-type="percentage" office:value="-0.0317826592835924" calcext:value-type="percentage">
            <text:p>-3.18%</text:p>
          </table:table-cell>
          <table:table-cell table:style-name="ce30" table:formula="of:=CORREL([$dataset_springer.P$2:.P$291];[$dataset_springer.$U$2:.$U$291])" office:value-type="percentage" office:value="-0.0380049803360672" calcext:value-type="percentage">
            <text:p>-3.80%</text:p>
          </table:table-cell>
          <table:table-cell table:style-name="ce30" table:formula="of:=CORREL([$dataset_springer.Q$2:.Q$291];[$dataset_springer.$U$2:.$U$291])" office:value-type="percentage" office:value="0.00845639609101153" calcext:value-type="percentage">
            <text:p>0.85%</text:p>
          </table:table-cell>
          <table:table-cell table:style-name="ce30" table:formula="of:=CORREL([$dataset_springer.R$2:.R$291];[$dataset_springer.$U$2:.$U$291])" office:value-type="percentage" office:value="-0.0212504862436312" calcext:value-type="percentage">
            <text:p>-2.13%</text:p>
          </table:table-cell>
          <table:table-cell table:style-name="ce30" table:formula="of:=CORREL([$dataset_springer.S$2:.S$291];[$dataset_springer.$U$2:.$U$291])" office:value-type="percentage" office:value="-0.0493560633282043" calcext:value-type="percentage">
            <text:p>-4.94%</text:p>
          </table:table-cell>
          <table:table-cell table:style-name="ce30" table:formula="of:=CORREL([$dataset_springer.T$2:.T$291];[$dataset_springer.$U$2:.$U$291])" office:value-type="percentage" office:value="-0.0380049803360672" calcext:value-type="percentage">
            <text:p>-3.80%</text:p>
          </table:table-cell>
          <table:table-cell table:style-name="ce30" table:formula="of:=CORREL([$dataset_springer.U$2:.U$291];[$dataset_springer.$U$2:.$U$291])" office:value-type="percentage" office:value="1" calcext:value-type="percentage">
            <text:p>100.00%</text:p>
          </table:table-cell>
        </table:table-row>
        <calcext:conditional-formats>
          <calcext:conditional-format calcext:target-range-address="Sheet2.B2:Sheet2.U21">
            <calcext:condition calcext:apply-style-name="Good" calcext:value="between(0.2,0.9999)" calcext:base-cell-address="Sheet2.B2"/>
            <calcext:condition calcext:apply-style-name="Bad" calcext:value="between(-0.1,0.1)" calcext:base-cell-address="Sheet2.B2"/>
            <calcext:condition calcext:apply-style-name="Error" calcext:value="&lt;-0.1" calcext:base-cell-address="Sheet2.B2"/>
          </calcext:conditional-format>
        </calcext:conditional-formats>
      </table:table>
      <table:named-expressions/>
      <table:database-ranges>
        <table:database-range table:name="__Anonymous_Sheet_DB__0" table:target-range-address="dataset_springer.A1:dataset_springer.AC84">
          <table:sort>
            <table:sort-by table:field-number="2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10:13:52.290795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3T10:50:09.584644825</dc:date>
    <meta:editing-duration>P2DT5H10M55S</meta:editing-duration>
    <meta:editing-cycles>89</meta:editing-cycles>
    <meta:generator>LibreOffice/7.1.2.2$Linux_X86_64 LibreOffice_project/10$Build-2</meta:generator>
    <meta:document-statistic meta:table-count="2" meta:cell-count="9159" meta:object-count="0"/>
  </office:meta>
</office:document-meta>
</file>